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Object 5" manifest:media-type="application/octet-stream"/>
  <manifest:file-entry manifest:full-path="ObjectReplacements/Object 5" manifest:media-type=""/>
  <manifest:file-entry manifest:full-path="Object 7" manifest:media-type="application/octet-stream"/>
  <manifest:file-entry manifest:full-path="ObjectReplacements/Object 7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0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none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2">
      <style:table-cell-properties fo:border-top="none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80">
      <style:table-cell-properties fo:border-top="none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1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3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3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6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9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8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8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Default" style:data-style-name="N52">
      <style:text-properties fo:font-weight="bold" style:font-weight-asian="bold" style:font-weight-complex="bold"/>
    </style:style>
    <style:style style:name="ce116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8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Default" style:data-style-name="N52"/>
    <style:style style:name="ce129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30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1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32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3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8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4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6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92.10_22806__31821__33287__22823__38520__37197__20598__35657__20214__21029__21450__22283__31821__21029_" style:data-style-name="N10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92.10_22806__31821__33287__22823__38520__37197__20598__35657__20214__21029__21450__22283__31821__21029_" style:data-style-name="N10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19968__33324__Book3" style:data-style-name="N10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19968__33324__Book3" style:data-style-name="N10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5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_26032__34920__34399_04_44_05_44__36895__22577_3_38542__27573__24180__40801_-_36899__32080__40__20844__24335__41__27284_102.11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Book3" style:data-style-name="N10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_26032__34920__34399_04_44_05_44__36895__22577_3_38542__27573__24180__40801_-_36899__32080__40__20844__24335__41__27284_102.11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10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Book3" style:data-style-name="N10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10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Book3" style:data-style-name="N10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8" style:family="table-cell" style:parent-style-name="_19968__33324___26032__34920__34399_04_44_05_44__36895__22577_3_38542__27573__24180__40801_-_36899__32080__40__20844__24335__41__27284_102.11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184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52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start" fo:margin-left="0cm"/>
    </style:style>
    <style:style style:name="ce188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189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19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931458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88395833333333cm"/>
    </style:style>
    <style:style style:name="co36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3.8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4.85pt" style:use-optimal-row-height="false" fo:break-before="auto"/>
    </style:style>
    <style:style style:name="ro13" style:family="table-row">
      <style:table-row-properties style:row-height="3pt" style:use-optimal-row-height="false" fo:break-before="auto"/>
    </style:style>
    <style:style style:name="ro14" style:family="table-row">
      <style:table-row-properties style:row-height="28.9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16.05pt" style:use-optimal-row-height="false" fo:break-before="auto"/>
    </style:style>
    <style:style style:name="ro17" style:family="table-row">
      <style:table-row-properties style:row-height="4.5pt" style:use-optimal-row-height="false" fo:break-before="auto"/>
    </style:style>
    <style:style style:name="ro18" style:family="table-row">
      <style:table-row-properties style:row-height="39.9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2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16.95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14.4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8pt" style:use-optimal-row-height="false" fo:break-before="auto"/>
    </style:style>
    <style:style style:name="ro36" style:family="table-row">
      <style:table-row-properties style:row-height="27.6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  <style:style style:family="graphic" style:name="a2" style:parent-style-name="Graphics">
      <style:graphic-properties/>
    </style:style>
    <style:style style:family="graphic" style:name="a3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8"/>
        <table:table-column table:style-name="co2" table:default-cell-style-name="ce128"/>
        <table:table-column table:style-name="co3" table:default-cell-style-name="ce128"/>
        <table:table-column table:style-name="co1" table:number-columns-repeated="3" table:default-cell-style-name="ce128"/>
        <table:table-column table:style-name="co4" table:default-cell-style-name="ce128"/>
        <table:table-column table:style-name="co5" table:number-columns-repeated="2" table:default-cell-style-name="ce128"/>
        <table:table-column table:style-name="co6" table:default-cell-style-name="ce128"/>
        <table:table-column table:style-name="co5" table:default-cell-style-name="ce128"/>
        <table:table-column table:style-name="co7" table:number-columns-repeated="2" table:default-cell-style-name="ce128"/>
        <table:table-column table:style-name="co8" table:default-cell-style-name="ce128"/>
        <table:table-column table:style-name="co9" table:default-cell-style-name="ce128"/>
        <table:table-column table:style-name="co3" table:default-cell-style-name="ce128"/>
        <table:table-column table:style-name="co10" table:default-cell-style-name="ce128"/>
        <table:table-column table:style-name="co11" table:default-cell-style-name="ce128"/>
        <table:table-column table:style-name="co12" table:default-cell-style-name="ce128"/>
        <table:table-column table:style-name="co8" table:default-cell-style-name="ce128"/>
        <table:table-column table:style-name="co11" table:default-cell-style-name="ce128"/>
        <table:table-column table:style-name="co3" table:default-cell-style-name="ce128"/>
        <table:table-column table:style-name="co13" table:default-cell-style-name="ce128"/>
        <table:table-column table:style-name="co14" table:default-cell-style-name="ce128"/>
        <table:table-column table:style-name="co15" table:default-cell-style-name="ce128"/>
        <table:table-column table:style-name="co14" table:number-columns-repeated="16359" table:default-cell-style-name="ce128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1">
            <text:p>民 國 102 年 11 月 戶 口 統 計 速 報 表</text:p>
          </table:table-cell>
          <table:covered-table-cell table:number-columns-repeated="22"/>
          <table:table-cell table:number-columns-repeated="16361" table:style-name="ce128"/>
        </table:table-row>
        <table:table-row table:style-name="ro3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5">
            <text:p>自 然 增 加</text:p>
          </table:table-cell>
          <table:covered-table-cell/>
          <table:table-cell office:value-type="string" table:number-columns-spanned="2" table:number-rows-spanned="1" table:style-name="ce24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5">
            <text:p>離 <text:s text:c="3"/>　婚</text:p>
          </table:table-cell>
          <table:covered-table-cell/>
          <table:table-cell office:value-type="string" table:number-columns-spanned="1" table:number-rows-spanned="4" table:style-name="ce246">
            <text:p>遷入</text:p>
            <text:p>人數</text:p>
          </table:table-cell>
          <table:table-cell office:value-type="string" table:number-columns-spanned="1" table:number-rows-spanned="4" table:style-name="ce246">
            <text:p>遷出</text:p>
            <text:p>人數</text:p>
          </table:table-cell>
          <table:table-cell office:value-type="string" table:number-columns-spanned="1" table:number-rows-spanned="4" table:style-name="ce244">
            <text:p>原住民</text:p>
            <text:p>人口數</text:p>
          </table:table-cell>
          <table:table-cell table:number-columns-repeated="16361" table:style-name="ce128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9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28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28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28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3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40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40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40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40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0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0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0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0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0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0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41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1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31"/>
        </table:table-row>
        <table:table-row table:style-name="ro8">
          <table:table-cell office:value-type="string" table:number-columns-spanned="2" table:number-rows-spanned="1" table:style-name="ce239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39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40">
            <text:p>102年1~11月</text:p>
          </table:table-cell>
          <table:covered-table-cell/>
          <table:table-cell office:value-type="float" office:value="8280866" table:style-name="ce20">
            <text:p>8,280,866</text:p>
          </table:table-cell>
          <table:table-cell office:value-type="float" office:value="23367320" table:style-name="ce20">
            <text:p>23,367,320</text:p>
          </table:table-cell>
          <table:table-cell office:value-type="float" office:value="11683187" table:style-name="ce20">
            <text:p>11,683,187</text:p>
          </table:table-cell>
          <table:table-cell office:value-type="float" office:value="11684133" table:style-name="ce20">
            <text:p>11,684,133</text:p>
          </table:table-cell>
          <table:table-cell office:value-type="float" office:value="181662" table:style-name="ce20">
            <text:p>181,662</text:p>
          </table:table-cell>
          <table:table-cell office:value-type="float" office:value="94132" table:style-name="ce20">
            <text:p>94,132</text:p>
          </table:table-cell>
          <table:table-cell office:value-type="float" office:value="87530" table:style-name="ce20">
            <text:p>87,530</text:p>
          </table:table-cell>
          <table:table-cell office:value-type="float" office:value="8.5" table:style-name="ce30">
            <text:p><text:s text:c="3"/>8.50</text:p>
          </table:table-cell>
          <table:table-cell office:value-type="float" office:value="142063" table:style-name="ce20">
            <text:p>142,063</text:p>
          </table:table-cell>
          <table:table-cell office:value-type="float" office:value="86142" table:style-name="ce20">
            <text:p>86,142</text:p>
          </table:table-cell>
          <table:table-cell office:value-type="float" office:value="55921" table:style-name="ce20">
            <text:p>55,921</text:p>
          </table:table-cell>
          <table:table-cell office:value-type="float" office:value="6.65" table:style-name="ce30">
            <text:p><text:s text:c="3"/>6.65</text:p>
          </table:table-cell>
          <table:table-cell office:value-type="float" office:value="39599" table:style-name="ce20">
            <text:p>39,599</text:p>
          </table:table-cell>
          <table:table-cell office:value-type="float" office:value="1.85" table:style-name="ce30">
            <text:p><text:s text:c="3"/>1.85</text:p>
          </table:table-cell>
          <table:table-cell office:value-type="float" office:value="132164" table:style-name="ce20">
            <text:p>132,164</text:p>
          </table:table-cell>
          <table:table-cell office:value-type="float" office:value="6.19" table:style-name="ce30">
            <text:p><text:s text:c="3"/>6.19</text:p>
          </table:table-cell>
          <table:table-cell office:value-type="float" office:value="49213" table:style-name="ce20">
            <text:p>49,213</text:p>
          </table:table-cell>
          <table:table-cell office:value-type="float" office:value="2.2999999999999998" table:style-name="ce30">
            <text:p><text:s text:c="3"/>2.30</text:p>
          </table:table-cell>
          <table:table-cell office:value-type="float" office:value="995278" table:style-name="ce20">
            <text:p>995,278</text:p>
          </table:table-cell>
          <table:table-cell office:value-type="float" office:value="983379" table:style-name="ce20">
            <text:p>983,379</text:p>
          </table:table-cell>
          <table:table-cell office:value-type="float" office:value="533139" table:style-name="ce27">
            <text:p>533,139</text:p>
          </table:table-cell>
          <table:table-cell table:number-columns-repeated="16361" table:style-name="ce129"/>
        </table:table-row>
        <table:table-row table:style-name="ro11">
          <table:table-cell office:value-type="string" table:number-columns-spanned="2" table:number-rows-spanned="1" table:style-name="ce239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39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39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39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39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39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39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39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39">
            <text:p>9 月</text:p>
          </table:table-cell>
          <table:covered-table-cell/>
          <table:table-cell office:value-type="float" office:value="8270689" table:style-name="ce33">
            <text:p>8,270,689</text:p>
          </table:table-cell>
          <table:table-cell office:value-type="float" office:value="23356588" table:style-name="ce33">
            <text:p>23,356,588</text:p>
          </table:table-cell>
          <table:table-cell office:value-type="float" office:value="11680729" table:style-name="ce33">
            <text:p>11,680,729</text:p>
          </table:table-cell>
          <table:table-cell office:value-type="float" office:value="11675859" table:style-name="ce33">
            <text:p>11,675,859</text:p>
          </table:table-cell>
          <table:table-cell office:value-type="float" office:value="15750" table:style-name="ce33">
            <text:p>15,750</text:p>
          </table:table-cell>
          <table:table-cell office:value-type="float" office:value="8097" table:style-name="ce33">
            <text:p>8,097</text:p>
          </table:table-cell>
          <table:table-cell office:value-type="float" office:value="7653" table:style-name="ce33">
            <text:p>7,653</text:p>
          </table:table-cell>
          <table:table-cell office:value-type="float" office:value="8.1999999999999993" table:style-name="ce34">
            <text:p>8.20</text:p>
          </table:table-cell>
          <table:table-cell office:value-type="float" office:value="12365" table:style-name="ce33">
            <text:p>12,365</text:p>
          </table:table-cell>
          <table:table-cell office:value-type="float" office:value="7521" table:style-name="ce33">
            <text:p>7,521</text:p>
          </table:table-cell>
          <table:table-cell office:value-type="float" office:value="4844" table:style-name="ce33">
            <text:p>4,844</text:p>
          </table:table-cell>
          <table:table-cell office:value-type="float" office:value="6.44" table:style-name="ce34">
            <text:p>6.44</text:p>
          </table:table-cell>
          <table:table-cell office:value-type="float" office:value="3385" table:style-name="ce35">
            <text:p><text:s text:c="3"/>3,385</text:p>
          </table:table-cell>
          <table:table-cell office:value-type="float" office:value="1.76" table:style-name="ce34">
            <text:p>1.76</text:p>
          </table:table-cell>
          <table:table-cell office:value-type="float" office:value="12758" table:style-name="ce33">
            <text:p>12,758</text:p>
          </table:table-cell>
          <table:table-cell office:value-type="float" office:value="6.65" table:style-name="ce34">
            <text:p>6.65</text:p>
          </table:table-cell>
          <table:table-cell office:value-type="float" office:value="4510" table:style-name="ce33">
            <text:p>4,510</text:p>
          </table:table-cell>
          <table:table-cell office:value-type="float" office:value="2.35" table:style-name="ce34">
            <text:p>2.35</text:p>
          </table:table-cell>
          <table:table-cell office:value-type="float" office:value="99319" table:style-name="ce33">
            <text:p>99,319</text:p>
          </table:table-cell>
          <table:table-cell office:value-type="float" office:value="100177" table:style-name="ce33">
            <text:p>100,177</text:p>
          </table:table-cell>
          <table:table-cell office:value-type="float" office:value="532061" table:style-name="ce36">
            <text:p>532,061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39">
            <text:p>10 月</text:p>
          </table:table-cell>
          <table:covered-table-cell/>
          <table:table-cell office:value-type="float" office:value="8274519" table:style-name="ce33">
            <text:p>8,274,519</text:p>
          </table:table-cell>
          <table:table-cell office:value-type="float" office:value="23361147" table:style-name="ce33">
            <text:p>23,361,147</text:p>
          </table:table-cell>
          <table:table-cell office:value-type="float" office:value="11681448" table:style-name="ce33">
            <text:p>11,681,448</text:p>
          </table:table-cell>
          <table:table-cell office:value-type="float" office:value="11679699" table:style-name="ce33">
            <text:p>11,679,699</text:p>
          </table:table-cell>
          <table:table-cell office:value-type="float" office:value="17521" table:style-name="ce33">
            <text:p>17,521</text:p>
          </table:table-cell>
          <table:table-cell office:value-type="float" office:value="9138" table:style-name="ce33">
            <text:p>9,138</text:p>
          </table:table-cell>
          <table:table-cell office:value-type="float" office:value="8383" table:style-name="ce33">
            <text:p>8,383</text:p>
          </table:table-cell>
          <table:table-cell office:value-type="float" office:value="8.83" table:style-name="ce34">
            <text:p>8.83</text:p>
          </table:table-cell>
          <table:table-cell office:value-type="float" office:value="13253" table:style-name="ce33">
            <text:p>13,253</text:p>
          </table:table-cell>
          <table:table-cell office:value-type="float" office:value="8112" table:style-name="ce33">
            <text:p>8,112</text:p>
          </table:table-cell>
          <table:table-cell office:value-type="float" office:value="5141" table:style-name="ce33">
            <text:p>5,141</text:p>
          </table:table-cell>
          <table:table-cell office:value-type="float" office:value="6.68" table:style-name="ce34">
            <text:p>6.68</text:p>
          </table:table-cell>
          <table:table-cell office:value-type="float" office:value="4268" table:style-name="ce35">
            <text:p><text:s text:c="3"/>4,268</text:p>
          </table:table-cell>
          <table:table-cell office:value-type="float" office:value="2.15" table:style-name="ce34">
            <text:p>2.15</text:p>
          </table:table-cell>
          <table:table-cell office:value-type="float" office:value="13222" table:style-name="ce33">
            <text:p>13,222</text:p>
          </table:table-cell>
          <table:table-cell office:value-type="float" office:value="6.66" table:style-name="ce34">
            <text:p>6.66</text:p>
          </table:table-cell>
          <table:table-cell office:value-type="float" office:value="4933" table:style-name="ce33">
            <text:p>4,933</text:p>
          </table:table-cell>
          <table:table-cell office:value-type="float" office:value="2.4900000000000002" table:style-name="ce34">
            <text:p>2.49</text:p>
          </table:table-cell>
          <table:table-cell office:value-type="float" office:value="84306" table:style-name="ce33">
            <text:p>84,306</text:p>
          </table:table-cell>
          <table:table-cell office:value-type="float" office:value="84015" table:style-name="ce33">
            <text:p>84,015</text:p>
          </table:table-cell>
          <table:table-cell office:value-type="float" office:value="532600" table:style-name="ce36">
            <text:p>532,600</text:p>
          </table:table-cell>
          <table:table-cell table:number-columns-repeated="16361" table:style-name="ce130"/>
        </table:table-row>
        <table:table-row table:style-name="ro11">
          <table:table-cell office:value-type="string" table:number-columns-spanned="2" table:number-rows-spanned="1" table:style-name="ce239">
            <text:p>11 月</text:p>
          </table:table-cell>
          <table:covered-table-cell/>
          <table:table-cell office:value-type="float" office:value="8280866" table:style-name="ce33">
            <text:p>8,280,866</text:p>
          </table:table-cell>
          <table:table-cell office:value-type="float" office:value="23367320" table:style-name="ce33">
            <text:p>23,367,320</text:p>
          </table:table-cell>
          <table:table-cell office:value-type="float" office:value="11683187" table:style-name="ce33">
            <text:p>11,683,187</text:p>
          </table:table-cell>
          <table:table-cell office:value-type="float" office:value="11684133" table:style-name="ce33">
            <text:p>11,684,133</text:p>
          </table:table-cell>
          <table:table-cell office:value-type="float" office:value="16632" table:style-name="ce33">
            <text:p>16,632</text:p>
          </table:table-cell>
          <table:table-cell office:value-type="float" office:value="8592" table:style-name="ce33">
            <text:p>8,592</text:p>
          </table:table-cell>
          <table:table-cell office:value-type="float" office:value="8040" table:style-name="ce33">
            <text:p>8,040</text:p>
          </table:table-cell>
          <table:table-cell office:value-type="float" office:value="8.66" table:style-name="ce34">
            <text:p>8.66</text:p>
          </table:table-cell>
          <table:table-cell office:value-type="float" office:value="12218" table:style-name="ce33">
            <text:p>12,218</text:p>
          </table:table-cell>
          <table:table-cell office:value-type="float" office:value="7359" table:style-name="ce33">
            <text:p>7,359</text:p>
          </table:table-cell>
          <table:table-cell office:value-type="float" office:value="4859" table:style-name="ce33">
            <text:p>4,859</text:p>
          </table:table-cell>
          <table:table-cell office:value-type="float" office:value="6.36" table:style-name="ce34">
            <text:p>6.36</text:p>
          </table:table-cell>
          <table:table-cell office:value-type="float" office:value="4414" table:style-name="ce35">
            <text:p><text:s text:c="3"/>4,41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15378" table:style-name="ce33">
            <text:p>15,378</text:p>
          </table:table-cell>
          <table:table-cell office:value-type="float" office:value="8.01" table:style-name="ce34">
            <text:p>8.01</text:p>
          </table:table-cell>
          <table:table-cell office:value-type="float" office:value="4373" table:style-name="ce33">
            <text:p>4,373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76978" table:style-name="ce33">
            <text:p>76,978</text:p>
          </table:table-cell>
          <table:table-cell office:value-type="float" office:value="75219" table:style-name="ce33">
            <text:p>75,219</text:p>
          </table:table-cell>
          <table:table-cell office:value-type="float" office:value="533139" table:style-name="ce36">
            <text:p>533,139</text:p>
          </table:table-cell>
          <table:table-cell table:number-columns-repeated="16361" table:style-name="ce130"/>
        </table:table-row>
        <table:table-row table:style-name="ro13">
          <table:table-cell table:style-name="ce37"/>
          <table:table-cell table:style-name="ce38"/>
          <table:table-cell table:style-name="ce39"/>
          <table:table-cell table:number-columns-repeated="6" table:style-name="ce40"/>
          <table:table-cell table:style-name="ce41"/>
          <table:table-cell table:number-columns-repeated="3" table:style-name="ce40"/>
          <table:table-cell table:style-name="ce41"/>
          <table:table-cell table:style-name="ce42"/>
          <table:table-cell table:style-name="ce41"/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3"/>
          <table:table-cell table:style-name="ce44"/>
          <table:table-cell table:number-columns-repeated="16361" table:style-name="ce132"/>
        </table:table-row>
        <table:table-row table:style-name="ro14">
          <table:table-cell office:value-type="string" table:number-columns-spanned="2" table:number-rows-spanned="1" table:style-name="ce249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4" table:style-name="ce45">
            <text:p>1.24</text:p>
          </table:table-cell>
          <table:table-cell office:value-type="float" office:value="0.27" table:style-name="ce46">
            <text:p>0.27</text:p>
          </table:table-cell>
          <table:table-cell office:value-type="float" office:value="0.12" table:style-name="ce46">
            <text:p>0.12</text:p>
          </table:table-cell>
          <table:table-cell office:value-type="float" office:value="0.42" table:style-name="ce46">
            <text:p>0.42</text:p>
          </table:table-cell>
          <table:table-cell office:value-type="float" office:value="-24.24" table:style-name="ce47">
            <text:p>－ 24.24</text:p>
          </table:table-cell>
          <table:table-cell office:value-type="float" office:value="-24.8" table:style-name="ce47">
            <text:p>－ 24.80</text:p>
          </table:table-cell>
          <table:table-cell office:value-type="float" office:value="-23.63" table:style-name="ce47">
            <text:p>－ 23.63</text:p>
          </table:table-cell>
          <table:table-cell office:value-type="float" office:value="-2.84" table:style-name="ce47">
            <text:p>－ 2.84</text:p>
          </table:table-cell>
          <table:table-cell office:value-type="float" office:value="1.0900000000000001" table:style-name="ce48">
            <text:p>1.09</text:p>
          </table:table-cell>
          <table:table-cell office:value-type="float" office:value="-0.38" table:style-name="ce47">
            <text:p>－ 0.38</text:p>
          </table:table-cell>
          <table:table-cell office:value-type="float" office:value="3.4" table:style-name="ce48">
            <text:p>3.40</text:p>
          </table:table-cell>
          <table:table-cell office:value-type="float" office:value="3.0000000000000249E-2" table:style-name="ce49">
            <text:p>0.03</text:p>
          </table:table-cell>
          <table:table-cell office:value-type="float" office:value="-55.27" table:style-name="ce49">
            <text:p>－ 55.27</text:p>
          </table:table-cell>
          <table:table-cell office:value-type="float" office:value="-2.87" table:style-name="ce49">
            <text:p>－ 2.87</text:p>
          </table:table-cell>
          <table:table-cell office:value-type="float" office:value="0.64" table:style-name="ce46">
            <text:p>0.64</text:p>
          </table:table-cell>
          <table:table-cell office:value-type="float" office:value="9.9999999999997868E-3" table:style-name="ce49">
            <text:p>0.01</text:p>
          </table:table-cell>
          <table:table-cell office:value-type="float" office:value="-2.8" table:style-name="ce47">
            <text:p>－ 2.80</text:p>
          </table:table-cell>
          <table:table-cell office:value-type="float" office:value="-8.0000000000000071E-2" table:style-name="ce47">
            <text:p>－ 0.08</text:p>
          </table:table-cell>
          <table:table-cell office:value-type="float" office:value="-2.29" table:style-name="ce47">
            <text:p>－ 2.29</text:p>
          </table:table-cell>
          <table:table-cell office:value-type="float" office:value="-2.59" table:style-name="ce47">
            <text:p>－ 2.59</text:p>
          </table:table-cell>
          <table:table-cell office:value-type="float" office:value="1.22" table:style-name="ce50">
            <text:p>1.22</text:p>
          </table:table-cell>
          <table:table-cell table:number-columns-repeated="16361" table:style-name="ce132"/>
        </table:table-row>
        <table:table-row table:style-name="ro14">
          <table:table-cell office:value-type="string" table:number-columns-spanned="2" table:number-rows-spanned="1" table:style-name="ce250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8" table:style-name="ce51">
            <text:p>0.08</text:p>
          </table:table-cell>
          <table:table-cell office:value-type="float" office:value="0.03" table:style-name="ce51">
            <text:p>0.03</text:p>
          </table:table-cell>
          <table:table-cell office:value-type="float" office:value="0.01" table:style-name="ce51">
            <text:p>0.01</text:p>
          </table:table-cell>
          <table:table-cell office:value-type="float" office:value="0.04" table:style-name="ce51">
            <text:p>0.04</text:p>
          </table:table-cell>
          <table:table-cell office:value-type="float" office:value="-5.07" table:style-name="ce52">
            <text:p>－ 5.07</text:p>
          </table:table-cell>
          <table:table-cell office:value-type="float" office:value="-5.98" table:style-name="ce52">
            <text:p>－ 5.98</text:p>
          </table:table-cell>
          <table:table-cell office:value-type="float" office:value="-4.09" table:style-name="ce52">
            <text:p>－ 4.09</text:p>
          </table:table-cell>
          <table:table-cell office:value-type="float" office:value="-0.17" table:style-name="ce52">
            <text:p>－ 0.17</text:p>
          </table:table-cell>
          <table:table-cell office:value-type="float" office:value="-7.81" table:style-name="ce52">
            <text:p>－ 7.81</text:p>
          </table:table-cell>
          <table:table-cell office:value-type="float" office:value="-9.2799999999999994" table:style-name="ce52">
            <text:p>－ 9.28</text:p>
          </table:table-cell>
          <table:table-cell office:value-type="float" office:value="-5.49" table:style-name="ce52">
            <text:p>－ 5.49</text:p>
          </table:table-cell>
          <table:table-cell office:value-type="float" office:value="-0.3199999999999994" table:style-name="ce53">
            <text:p>－ 0.32</text:p>
          </table:table-cell>
          <table:table-cell office:value-type="float" office:value="3.42" table:style-name="ce51">
            <text:p>3.42</text:p>
          </table:table-cell>
          <table:table-cell office:value-type="float" office:value="0.15" table:style-name="ce53">
            <text:p>0.15</text:p>
          </table:table-cell>
          <table:table-cell office:value-type="float" office:value="16.309999999999999" table:style-name="ce51">
            <text:p>16.31</text:p>
          </table:table-cell>
          <table:table-cell office:value-type="float" office:value="1.35" table:style-name="ce53">
            <text:p>1.35</text:p>
          </table:table-cell>
          <table:table-cell office:value-type="float" office:value="-11.35" table:style-name="ce52">
            <text:p>－ 11.35</text:p>
          </table:table-cell>
          <table:table-cell office:value-type="float" office:value="-0.21" table:style-name="ce52">
            <text:p>－ 0.21</text:p>
          </table:table-cell>
          <table:table-cell office:value-type="float" office:value="-8.69" table:style-name="ce52">
            <text:p>－ 8.69</text:p>
          </table:table-cell>
          <table:table-cell office:value-type="float" office:value="-10.47" table:style-name="ce52">
            <text:p>－ 10.47</text:p>
          </table:table-cell>
          <table:table-cell office:value-type="float" office:value="0.1" table:style-name="ce54">
            <text:p>0.10</text:p>
          </table:table-cell>
          <table:table-cell table:number-columns-repeated="16361" table:style-name="ce132"/>
        </table:table-row>
        <table:table-row table:style-name="ro15">
          <table:table-cell office:value-type="string" table:number-columns-spanned="1" table:number-rows-spanned="2" table:style-name="ce248">
            <text:p>本年1~11月較上年1~11月増減</text:p>
          </table:table-cell>
          <table:table-cell office:value-type="string" table:style-name="ce32">
            <text:p>實數</text:p>
          </table:table-cell>
          <table:table-cell office:value-type="float" office:value="101437" table:style-name="ce55">
            <text:p>101,437</text:p>
          </table:table-cell>
          <table:table-cell office:value-type="float" office:value="62299" table:style-name="ce56">
            <text:p>62,299</text:p>
          </table:table-cell>
          <table:table-cell office:value-type="float" office:value="13878" table:style-name="ce56">
            <text:p>13,878</text:p>
          </table:table-cell>
          <table:table-cell office:value-type="float" office:value="48421" table:style-name="ce56">
            <text:p>48,421</text:p>
          </table:table-cell>
          <table:table-cell office:value-type="float" office:value="-26617" table:style-name="ce133">
            <text:p>－ 26,617</text:p>
          </table:table-cell>
          <table:table-cell office:value-type="float" office:value="-13855" table:style-name="ce133">
            <text:p>－ 13,855</text:p>
          </table:table-cell>
          <table:table-cell office:value-type="float" office:value="-12762" table:style-name="ce133">
            <text:p>－ 12,762</text:p>
          </table:table-cell>
          <table:table-cell office:value-type="string" table:style-name="ce57">
            <text:p>…</text:p>
          </table:table-cell>
          <table:table-cell office:value-type="float" office:value="-345" table:style-name="ce134">
            <text:p>－ <text:s/>345</text:p>
          </table:table-cell>
          <table:table-cell office:value-type="float" office:value="-229" table:style-name="ce133">
            <text:p>－ 229</text:p>
          </table:table-cell>
          <table:table-cell office:value-type="float" office:value="-116" table:style-name="ce133">
            <text:p>－ 116</text:p>
          </table:table-cell>
          <table:table-cell office:value-type="string" table:style-name="ce57">
            <text:p>…</text:p>
          </table:table-cell>
          <table:table-cell office:value-type="float" office:value="-26272" table:style-name="ce133">
            <text:p>－ 26,272</text:p>
          </table:table-cell>
          <table:table-cell office:value-type="string" table:style-name="ce57">
            <text:p>…</text:p>
          </table:table-cell>
          <table:table-cell office:value-type="float" office:value="4081" table:style-name="ce134">
            <text:p>4,081</text:p>
          </table:table-cell>
          <table:table-cell office:value-type="string" table:style-name="ce57">
            <text:p>…</text:p>
          </table:table-cell>
          <table:table-cell office:value-type="float" office:value="-2713" table:style-name="ce133">
            <text:p>－ 2,713</text:p>
          </table:table-cell>
          <table:table-cell office:value-type="string" table:style-name="ce57">
            <text:p>…</text:p>
          </table:table-cell>
          <table:table-cell office:value-type="float" office:value="-44483" table:style-name="ce133">
            <text:p>－ 44,483</text:p>
          </table:table-cell>
          <table:table-cell office:value-type="float" office:value="-42144" table:style-name="ce133">
            <text:p>－ 42,144</text:p>
          </table:table-cell>
          <table:table-cell office:value-type="float" office:value="6419" table:style-name="ce36">
            <text:p>6,419</text:p>
          </table:table-cell>
          <table:table-cell table:number-columns-repeated="16361" table:style-name="ce132"/>
        </table:table-row>
        <table:table-row table:style-name="ro15">
          <table:covered-table-cell/>
          <table:table-cell office:value-type="string" table:style-name="ce58">
            <text:p>%<text:s/><text:span text:style-name="T3">△</text:span></text:p>
          </table:table-cell>
          <table:table-cell office:value-type="float" office:value="1.24" table:style-name="ce59">
            <text:p>1.24</text:p>
          </table:table-cell>
          <table:table-cell office:value-type="float" office:value="0.27" table:style-name="ce60">
            <text:p>0.27</text:p>
          </table:table-cell>
          <table:table-cell office:value-type="float" office:value="0.12" table:style-name="ce60">
            <text:p>0.12</text:p>
          </table:table-cell>
          <table:table-cell office:value-type="float" office:value="0.42" table:style-name="ce60">
            <text:p>0.42</text:p>
          </table:table-cell>
          <table:table-cell office:value-type="float" office:value="-12.779492891746166" table:style-name="ce135">
            <text:p>－ 12.78</text:p>
          </table:table-cell>
          <table:table-cell office:value-type="float" office:value="-12.83024808541769" table:style-name="ce135">
            <text:p>－ 12.83</text:p>
          </table:table-cell>
          <table:table-cell office:value-type="float" office:value="-12.724843457105253" table:style-name="ce135">
            <text:p>－ 12.72</text:p>
          </table:table-cell>
          <table:table-cell office:value-type="float" office:value="-1.28" table:style-name="ce135">
            <text:p>－ 1.28</text:p>
          </table:table-cell>
          <table:table-cell office:value-type="float" office:value="-0.24226167069265769" table:style-name="ce135">
            <text:p>－ 0.24</text:p>
          </table:table-cell>
          <table:table-cell office:value-type="float" office:value="-0.26513528846487827" table:style-name="ce135">
            <text:p>－ 0.27</text:p>
          </table:table-cell>
          <table:table-cell office:value-type="float" office:value="-0.2070060852650927" table:style-name="ce135">
            <text:p>－ 0.21</text:p>
          </table:table-cell>
          <table:table-cell office:value-type="float" office:value="-0.04" table:style-name="ce135">
            <text:p>－ 0.04</text:p>
          </table:table-cell>
          <table:table-cell office:value-type="float" office:value="-39.884015727710221" table:style-name="ce135">
            <text:p>－ 39.88</text:p>
          </table:table-cell>
          <table:table-cell office:value-type="float" office:value="-1.24" table:style-name="ce135">
            <text:p>－ 1.24</text:p>
          </table:table-cell>
          <table:table-cell office:value-type="float" office:value="3.1862151885886494" table:style-name="ce135">
            <text:p>3.19</text:p>
          </table:table-cell>
          <table:table-cell office:value-type="float" office:value="0.17000000000000082" table:style-name="ce135">
            <text:p>0.17</text:p>
          </table:table-cell>
          <table:table-cell office:value-type="float" office:value="-5.2247429033624773" table:style-name="ce135">
            <text:p>－ 5.22</text:p>
          </table:table-cell>
          <table:table-cell office:value-type="float" office:value="-0.14000000000000001" table:style-name="ce135">
            <text:p>－ 0.14</text:p>
          </table:table-cell>
          <table:table-cell office:value-type="float" office:value="-4.2781947005129064" table:style-name="ce135">
            <text:p>－ 4.28</text:p>
          </table:table-cell>
          <table:table-cell office:value-type="float" office:value="-4.1095129021972205" table:style-name="ce135">
            <text:p>－ 4.11</text:p>
          </table:table-cell>
          <table:table-cell office:value-type="float" office:value="1.22" table:style-name="ce61">
            <text:p>1.22</text:p>
          </table:table-cell>
          <table:table-cell table:number-columns-repeated="16361" table:style-name="ce129"/>
        </table:table-row>
        <table:table-row table:style-name="ro10">
          <table:table-cell office:value-type="string" table:style-name="ce62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2"/>
          <table:table-cell table:number-columns-repeated="8" table:style-name="ce63"/>
          <table:table-cell table:number-columns-repeated="3" table:style-name="ce128"/>
          <table:table-cell table:style-name="ce64"/>
          <table:table-cell table:style-name="ce65"/>
          <table:table-cell table:number-columns-repeated="2" table:style-name="ce128"/>
          <table:table-cell table:style-name="ce64"/>
          <table:table-cell table:style-name="ce65"/>
          <table:table-cell table:number-columns-repeated="3" table:style-name="ce128"/>
          <table:table-cell office:value-type="string" table:style-name="ce66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2<text:s/><text:span text:style-name="T2">年</text:span><text:s/>12<text:s/><text:span text:style-name="T2">月</text:span><text:s/>4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6">
          <table:table-cell office:value-type="string" table:style-name="ce67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28"/>
        </table:table-row>
        <table:table-row table:style-name="ro16">
          <table:table-cell office:value-type="string" table:style-name="ce67">
            <text:p><text:s text:c="14"/>3.本表出生、死亡、結婚、離婚、遷入及遷出資料係按登記日期統計。</text:p>
          </table:table-cell>
          <table:table-cell table:number-columns-repeated="16383" table:style-name="ce128"/>
        </table:table-row>
        <table:table-row table:number-rows-repeated="1048525" table:style-name="ro1">
          <table:table-cell table:number-columns-repeated="16384"/>
        </table:table-row>
        <table:named-expressions>
          <table:named-range table:name="Print_Area" table:cell-range-address="年月別.$A$2:年月別.$W$51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8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7">
          <table:table-cell table:number-columns-repeated="17" table:style-name="ce2"/>
          <table:table-cell table:style-name="ce68"/>
          <table:table-cell table:number-columns-repeated="16366" table:style-name="ce2"/>
        </table:table-row>
        <table:table-row table:style-name="ro18">
          <table:table-cell office:value-type="string" table:style-name="ce69">
            <text:p>民 國 102 年 11 月 戶 口 統 計 速 報 表 (續)</text:p>
          </table:table-cell>
          <table:table-cell table:number-columns-repeated="14" table:style-name="ce69"/>
          <table:table-cell table:style-name="ce70"/>
          <table:table-cell table:style-name="ce69"/>
          <table:table-cell table:style-name="ce71"/>
          <table:table-cell table:style-name="ce69"/>
          <table:table-cell table:number-columns-repeated="2" table:style-name="ce72"/>
          <table:table-cell table:style-name="ce71"/>
          <table:table-cell table:number-columns-repeated="16362" table:style-name="ce2"/>
        </table:table-row>
        <table:table-row table:style-name="ro19">
          <table:table-cell table:style-name="ce73"/>
          <table:table-cell table:style-name="ce74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5">
            <text:p>自 然 增 加</text:p>
          </table:table-cell>
          <table:covered-table-cell/>
          <table:table-cell office:value-type="string" table:number-columns-spanned="2" table:number-rows-spanned="1" table:style-name="ce24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5">
            <text:p>離 <text:s text:c="3"/>　婚</text:p>
          </table:table-cell>
          <table:covered-table-cell/>
          <table:table-cell office:value-type="string" table:number-columns-spanned="1" table:number-rows-spanned="4" table:style-name="ce246">
            <text:p>遷入</text:p>
            <text:p>人數</text:p>
          </table:table-cell>
          <table:table-cell office:value-type="string" table:number-columns-spanned="1" table:number-rows-spanned="4" table:style-name="ce246">
            <text:p>遷出</text:p>
            <text:p>人數</text:p>
          </table:table-cell>
          <table:table-cell office:value-type="string" table:number-columns-spanned="1" table:number-rows-spanned="4" table:style-name="ce244">
            <text:p>原住民</text:p>
            <text:p>人口數</text:p>
          </table:table-cell>
          <table:table-cell table:style-name="ce75"/>
          <table:table-cell table:number-columns-repeated="16361"/>
        </table:table-row>
        <table:table-row table:style-name="ro10">
          <table:table-cell office:value-type="string" table:number-columns-spanned="1" table:number-rows-spanned="2" table:style-name="ce214">
            <text:p>區 域 別</text:p>
          </table:table-cell>
          <table:table-cell office:value-type="string" table:number-columns-spanned="1" table:number-rows-spanned="2" table:style-name="ce209">
            <text:p>戶　數</text:p>
          </table:table-cell>
          <table:table-cell table:number-columns-repeated="3" table:style-name="ce76"/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77">
            <text:p>折合年</text:p>
          </table:table-cell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78">
            <text:p>折合年</text:p>
          </table:table-cell>
          <table:table-cell table:style-name="ce79"/>
          <table:table-cell office:value-type="string" table:style-name="ce79">
            <text:p>折合年自</text:p>
          </table:table-cell>
          <table:table-cell table:style-name="ce80"/>
          <table:table-cell office:value-type="string" table:style-name="ce78">
            <text:p>折合年</text:p>
          </table:table-cell>
          <table:table-cell table:style-name="ce79"/>
          <table:table-cell office:value-type="string" table:style-name="ce77">
            <text:p>折合年</text:p>
          </table:table-cell>
          <table:covered-table-cell/>
          <table:covered-table-cell/>
          <table:covered-table-cell/>
          <table:table-cell table:style-name="ce75"/>
          <table:table-cell table:number-columns-repeated="16361"/>
        </table:table-row>
        <table:table-row table:style-name="ro10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81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2"/>
          <table:table-cell table:number-columns-repeated="16361"/>
        </table:table-row>
        <table:table-row table:style-name="ro10">
          <table:table-cell table:style-name="ce83"/>
          <table:table-cell table:style-name="ce84"/>
          <table:table-cell table:style-name="ce8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6"/>
          <table:table-cell table:number-columns-repeated="16361"/>
        </table:table-row>
        <table:table-row table:style-name="ro20">
          <table:table-cell office:value-type="string" table:style-name="ce87">
            <text:p>總 <text:s text:c="7"/>計</text:p>
          </table:table-cell>
          <table:table-cell office:value-type="float" office:value="8280866" table:style-name="ce20">
            <text:p>8,280,866</text:p>
          </table:table-cell>
          <table:table-cell office:value-type="float" office:value="23367320" table:style-name="ce20">
            <text:p>23,367,320</text:p>
          </table:table-cell>
          <table:table-cell office:value-type="float" office:value="11683187" table:style-name="ce20">
            <text:p>11,683,187</text:p>
          </table:table-cell>
          <table:table-cell office:value-type="float" office:value="11684133" table:style-name="ce20">
            <text:p>11,684,133</text:p>
          </table:table-cell>
          <table:table-cell office:value-type="float" office:value="16632" table:style-name="ce20">
            <text:p>16,632</text:p>
          </table:table-cell>
          <table:table-cell office:value-type="float" office:value="8592" table:style-name="ce20">
            <text:p>8,592</text:p>
          </table:table-cell>
          <table:table-cell office:value-type="float" office:value="8040" table:style-name="ce20">
            <text:p>8,040</text:p>
          </table:table-cell>
          <table:table-cell office:value-type="float" office:value="8.66" table:style-name="ce88">
            <text:p><text:s text:c="3"/>8.66</text:p>
          </table:table-cell>
          <table:table-cell office:value-type="float" office:value="12218" table:style-name="ce20">
            <text:p>12,218</text:p>
          </table:table-cell>
          <table:table-cell office:value-type="float" office:value="7359" table:style-name="ce20">
            <text:p>7,359</text:p>
          </table:table-cell>
          <table:table-cell office:value-type="float" office:value="4859" table:style-name="ce20">
            <text:p>4,859</text:p>
          </table:table-cell>
          <table:table-cell office:value-type="float" office:value="6.36" table:style-name="ce88">
            <text:p><text:s text:c="3"/>6.36</text:p>
          </table:table-cell>
          <table:table-cell office:value-type="float" office:value="4414" table:style-name="ce20">
            <text:p>4,414</text:p>
          </table:table-cell>
          <table:table-cell office:value-type="float" office:value="2.2999999999999998" table:style-name="ce89">
            <text:p><text:s text:c="4"/>2.30</text:p>
          </table:table-cell>
          <table:table-cell office:value-type="float" office:value="15378" table:style-name="ce20">
            <text:p>15,378</text:p>
          </table:table-cell>
          <table:table-cell office:value-type="float" office:value="8.01" table:style-name="ce88">
            <text:p><text:s text:c="3"/>8.01</text:p>
          </table:table-cell>
          <table:table-cell office:value-type="float" office:value="4373" table:style-name="ce20">
            <text:p>4,373</text:p>
          </table:table-cell>
          <table:table-cell office:value-type="float" office:value="2.2799999999999998" table:style-name="ce88">
            <text:p><text:s text:c="3"/>2.28</text:p>
          </table:table-cell>
          <table:table-cell office:value-type="float" office:value="76978" table:style-name="ce20">
            <text:p>76,978</text:p>
          </table:table-cell>
          <table:table-cell office:value-type="float" office:value="75219" table:style-name="ce20">
            <text:p>75,219</text:p>
          </table:table-cell>
          <table:table-cell office:value-type="float" office:value="533139" table:style-name="ce90">
            <text:p>533,139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91">
            <text:p>新 <text:s/>北 <text:s/>市</text:p>
          </table:table-cell>
          <table:table-cell office:value-type="float" office:value="1476668" table:style-name="ce92">
            <text:p>1,476,668</text:p>
          </table:table-cell>
          <table:table-cell office:value-type="float" office:value="3953858" table:style-name="ce92">
            <text:p>3,953,858</text:p>
          </table:table-cell>
          <table:table-cell office:value-type="float" office:value="1949850" table:style-name="ce92">
            <text:p>1,949,850</text:p>
          </table:table-cell>
          <table:table-cell office:value-type="float" office:value="2004008" table:style-name="ce92">
            <text:p>2,004,008</text:p>
          </table:table-cell>
          <table:table-cell office:value-type="float" office:value="3006" table:style-name="ce92">
            <text:p>3,006</text:p>
          </table:table-cell>
          <table:table-cell office:value-type="float" office:value="1549" table:style-name="ce92">
            <text:p>1,549</text:p>
          </table:table-cell>
          <table:table-cell office:value-type="float" office:value="1457" table:style-name="ce92">
            <text:p>1,457</text:p>
          </table:table-cell>
          <table:table-cell office:value-type="float" office:value="9.25" table:style-name="ce93">
            <text:p><text:s text:c="3"/>9.25</text:p>
          </table:table-cell>
          <table:table-cell office:value-type="float" office:value="1602" table:style-name="ce92">
            <text:p>1,602</text:p>
          </table:table-cell>
          <table:table-cell office:value-type="float" office:value="953" table:style-name="ce92">
            <text:p>953</text:p>
          </table:table-cell>
          <table:table-cell office:value-type="float" office:value="649" table:style-name="ce92">
            <text:p>649</text:p>
          </table:table-cell>
          <table:table-cell office:value-type="float" office:value="4.93" table:style-name="ce93">
            <text:p><text:s text:c="3"/>4.93</text:p>
          </table:table-cell>
          <table:table-cell office:value-type="float" office:value="1404" table:style-name="ce92">
            <text:p>1,404</text:p>
          </table:table-cell>
          <table:table-cell office:value-type="float" office:value="4.32" table:style-name="ce93">
            <text:p><text:s text:c="3"/>4.32</text:p>
          </table:table-cell>
          <table:table-cell office:value-type="float" office:value="2793" table:style-name="ce92">
            <text:p>2,793</text:p>
          </table:table-cell>
          <table:table-cell office:value-type="float" office:value="8.6" table:style-name="ce93">
            <text:p><text:s text:c="3"/>8.60</text:p>
          </table:table-cell>
          <table:table-cell office:value-type="float" office:value="799" table:style-name="ce92">
            <text:p>799</text:p>
          </table:table-cell>
          <table:table-cell office:value-type="float" office:value="2.46" table:style-name="ce93">
            <text:p><text:s text:c="3"/>2.46</text:p>
          </table:table-cell>
          <table:table-cell office:value-type="float" office:value="13653" table:style-name="ce92">
            <text:p>13,653</text:p>
          </table:table-cell>
          <table:table-cell office:value-type="float" office:value="13534" table:style-name="ce92">
            <text:p>13,534</text:p>
          </table:table-cell>
          <table:table-cell office:value-type="float" office:value="52862" table:style-name="ce94">
            <text:p>52,862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1">
            <text:p>臺 <text:s/>北 <text:s/>市</text:p>
          </table:table-cell>
          <table:table-cell office:value-type="float" office:value="1026426" table:style-name="ce92">
            <text:p>1,026,426</text:p>
          </table:table-cell>
          <table:table-cell office:value-type="float" office:value="2684567" table:style-name="ce92">
            <text:p>2,684,567</text:p>
          </table:table-cell>
          <table:table-cell office:value-type="float" office:value="1289204" table:style-name="ce92">
            <text:p>1,289,204</text:p>
          </table:table-cell>
          <table:table-cell office:value-type="float" office:value="1395363" table:style-name="ce92">
            <text:p>1,395,363</text:p>
          </table:table-cell>
          <table:table-cell office:value-type="float" office:value="2175" table:style-name="ce92">
            <text:p>2,175</text:p>
          </table:table-cell>
          <table:table-cell office:value-type="float" office:value="1164" table:style-name="ce92">
            <text:p>1,164</text:p>
          </table:table-cell>
          <table:table-cell office:value-type="float" office:value="1011" table:style-name="ce92">
            <text:p>1,011</text:p>
          </table:table-cell>
          <table:table-cell office:value-type="float" office:value="9.86" table:style-name="ce93">
            <text:p><text:s text:c="3"/>9.86</text:p>
          </table:table-cell>
          <table:table-cell office:value-type="float" office:value="1320" table:style-name="ce92">
            <text:p>1,320</text:p>
          </table:table-cell>
          <table:table-cell office:value-type="float" office:value="812" table:style-name="ce92">
            <text:p>812</text:p>
          </table:table-cell>
          <table:table-cell office:value-type="float" office:value="508" table:style-name="ce92">
            <text:p>508</text:p>
          </table:table-cell>
          <table:table-cell office:value-type="float" office:value="5.98" table:style-name="ce93">
            <text:p><text:s text:c="3"/>5.98</text:p>
          </table:table-cell>
          <table:table-cell office:value-type="float" office:value="855" table:style-name="ce92">
            <text:p>855</text:p>
          </table:table-cell>
          <table:table-cell office:value-type="float" office:value="3.88" table:style-name="ce93">
            <text:p><text:s text:c="3"/>3.88</text:p>
          </table:table-cell>
          <table:table-cell office:value-type="float" office:value="1918" table:style-name="ce92">
            <text:p>1,918</text:p>
          </table:table-cell>
          <table:table-cell office:value-type="float" office:value="8.6999999999999993" table:style-name="ce93">
            <text:p><text:s text:c="3"/>8.70</text:p>
          </table:table-cell>
          <table:table-cell office:value-type="float" office:value="475" table:style-name="ce92">
            <text:p>475</text:p>
          </table:table-cell>
          <table:table-cell office:value-type="float" office:value="2.15" table:style-name="ce93">
            <text:p><text:s text:c="3"/>2.15</text:p>
          </table:table-cell>
          <table:table-cell office:value-type="float" office:value="11028" table:style-name="ce92">
            <text:p>11,028</text:p>
          </table:table-cell>
          <table:table-cell office:value-type="float" office:value="10155" table:style-name="ce92">
            <text:p>10,155</text:p>
          </table:table-cell>
          <table:table-cell office:value-type="float" office:value="15188" table:style-name="ce94">
            <text:p>15,188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1">
            <text:p>臺 <text:s/>中 <text:s/>市</text:p>
          </table:table-cell>
          <table:table-cell office:value-type="float" office:value="896358" table:style-name="ce92">
            <text:p>896,358</text:p>
          </table:table-cell>
          <table:table-cell office:value-type="float" office:value="2700300" table:style-name="ce92">
            <text:p>2,700,300</text:p>
          </table:table-cell>
          <table:table-cell office:value-type="float" office:value="1339213" table:style-name="ce92">
            <text:p>1,339,213</text:p>
          </table:table-cell>
          <table:table-cell office:value-type="float" office:value="1361087" table:style-name="ce92">
            <text:p>1,361,087</text:p>
          </table:table-cell>
          <table:table-cell office:value-type="float" office:value="2088" table:style-name="ce92">
            <text:p>2,088</text:p>
          </table:table-cell>
          <table:table-cell office:value-type="float" office:value="1052" table:style-name="ce92">
            <text:p>1,052</text:p>
          </table:table-cell>
          <table:table-cell office:value-type="float" office:value="1036" table:style-name="ce92">
            <text:p>1,036</text:p>
          </table:table-cell>
          <table:table-cell office:value-type="float" office:value="9.41" table:style-name="ce93">
            <text:p><text:s text:c="3"/>9.41</text:p>
          </table:table-cell>
          <table:table-cell office:value-type="float" office:value="1165" table:style-name="ce92">
            <text:p>1,165</text:p>
          </table:table-cell>
          <table:table-cell office:value-type="float" office:value="691" table:style-name="ce92">
            <text:p>691</text:p>
          </table:table-cell>
          <table:table-cell office:value-type="float" office:value="474" table:style-name="ce92">
            <text:p>474</text:p>
          </table:table-cell>
          <table:table-cell office:value-type="float" office:value="5.25" table:style-name="ce93">
            <text:p><text:s text:c="3"/>5.25</text:p>
          </table:table-cell>
          <table:table-cell office:value-type="float" office:value="923" table:style-name="ce92">
            <text:p>923</text:p>
          </table:table-cell>
          <table:table-cell office:value-type="float" office:value="4.16" table:style-name="ce93">
            <text:p><text:s text:c="3"/>4.16</text:p>
          </table:table-cell>
          <table:table-cell office:value-type="float" office:value="1948" table:style-name="ce92">
            <text:p>1,948</text:p>
          </table:table-cell>
          <table:table-cell office:value-type="float" office:value="8.7799999999999994" table:style-name="ce93">
            <text:p><text:s text:c="3"/>8.78</text:p>
          </table:table-cell>
          <table:table-cell office:value-type="float" office:value="546" table:style-name="ce92">
            <text:p>546</text:p>
          </table:table-cell>
          <table:table-cell office:value-type="float" office:value="2.46" table:style-name="ce93">
            <text:p><text:s text:c="3"/>2.46</text:p>
          </table:table-cell>
          <table:table-cell office:value-type="float" office:value="9597" table:style-name="ce92">
            <text:p>9,597</text:p>
          </table:table-cell>
          <table:table-cell office:value-type="float" office:value="9031" table:style-name="ce92">
            <text:p>9,031</text:p>
          </table:table-cell>
          <table:table-cell office:value-type="float" office:value="30419" table:style-name="ce94">
            <text:p>30,419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1">
            <text:p>臺 <text:s/>南 <text:s/>市</text:p>
          </table:table-cell>
          <table:table-cell office:value-type="float" office:value="662876" table:style-name="ce92">
            <text:p>662,876</text:p>
          </table:table-cell>
          <table:table-cell office:value-type="float" office:value="1883114" table:style-name="ce92">
            <text:p>1,883,114</text:p>
          </table:table-cell>
          <table:table-cell office:value-type="float" office:value="944658" table:style-name="ce92">
            <text:p>944,658</text:p>
          </table:table-cell>
          <table:table-cell office:value-type="float" office:value="938456" table:style-name="ce92">
            <text:p>938,456</text:p>
          </table:table-cell>
          <table:table-cell office:value-type="float" office:value="1243" table:style-name="ce92">
            <text:p>1,243</text:p>
          </table:table-cell>
          <table:table-cell office:value-type="float" office:value="635" table:style-name="ce92">
            <text:p>635</text:p>
          </table:table-cell>
          <table:table-cell office:value-type="float" office:value="608" table:style-name="ce92">
            <text:p>608</text:p>
          </table:table-cell>
          <table:table-cell office:value-type="float" office:value="8.0299999999999994" table:style-name="ce93">
            <text:p><text:s text:c="3"/>8.03</text:p>
          </table:table-cell>
          <table:table-cell office:value-type="float" office:value="1067" table:style-name="ce92">
            <text:p>1,067</text:p>
          </table:table-cell>
          <table:table-cell office:value-type="float" office:value="622" table:style-name="ce92">
            <text:p>622</text:p>
          </table:table-cell>
          <table:table-cell office:value-type="float" office:value="445" table:style-name="ce92">
            <text:p>445</text:p>
          </table:table-cell>
          <table:table-cell office:value-type="float" office:value="6.89" table:style-name="ce93">
            <text:p><text:s text:c="3"/>6.89</text:p>
          </table:table-cell>
          <table:table-cell office:value-type="float" office:value="176" table:style-name="ce95">
            <text:p><text:s text:c="3"/>176</text:p>
          </table:table-cell>
          <table:table-cell office:value-type="float" office:value="1.1399999999999999" table:style-name="ce96">
            <text:p><text:s text:c="4"/>1.14</text:p>
          </table:table-cell>
          <table:table-cell office:value-type="float" office:value="1288" table:style-name="ce92">
            <text:p>1,288</text:p>
          </table:table-cell>
          <table:table-cell office:value-type="float" office:value="8.32" table:style-name="ce93">
            <text:p><text:s text:c="3"/>8.32</text:p>
          </table:table-cell>
          <table:table-cell office:value-type="float" office:value="301" table:style-name="ce92">
            <text:p>301</text:p>
          </table:table-cell>
          <table:table-cell office:value-type="float" office:value="1.94" table:style-name="ce93">
            <text:p><text:s text:c="3"/>1.94</text:p>
          </table:table-cell>
          <table:table-cell office:value-type="float" office:value="5672" table:style-name="ce92">
            <text:p>5,672</text:p>
          </table:table-cell>
          <table:table-cell office:value-type="float" office:value="5511" table:style-name="ce92">
            <text:p>5,511</text:p>
          </table:table-cell>
          <table:table-cell office:value-type="float" office:value="6740" table:style-name="ce94">
            <text:p>6,740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1">
            <text:p>高 <text:s/>雄 <text:s/>市</text:p>
          </table:table-cell>
          <table:table-cell office:value-type="float" office:value="1055962" table:style-name="ce92">
            <text:p>1,055,962</text:p>
          </table:table-cell>
          <table:table-cell office:value-type="float" office:value="2779563" table:style-name="ce92">
            <text:p>2,779,563</text:p>
          </table:table-cell>
          <table:table-cell office:value-type="float" office:value="1385984" table:style-name="ce92">
            <text:p>1,385,984</text:p>
          </table:table-cell>
          <table:table-cell office:value-type="float" office:value="1393579" table:style-name="ce92">
            <text:p>1,393,579</text:p>
          </table:table-cell>
          <table:table-cell office:value-type="float" office:value="1873" table:style-name="ce92">
            <text:p>1,873</text:p>
          </table:table-cell>
          <table:table-cell office:value-type="float" office:value="934" table:style-name="ce92">
            <text:p>934</text:p>
          </table:table-cell>
          <table:table-cell office:value-type="float" office:value="939" table:style-name="ce92">
            <text:p>939</text:p>
          </table:table-cell>
          <table:table-cell office:value-type="float" office:value="8.1999999999999993" table:style-name="ce93">
            <text:p><text:s text:c="3"/>8.20</text:p>
          </table:table-cell>
          <table:table-cell office:value-type="float" office:value="1537" table:style-name="ce92">
            <text:p>1,537</text:p>
          </table:table-cell>
          <table:table-cell office:value-type="float" office:value="921" table:style-name="ce92">
            <text:p>921</text:p>
          </table:table-cell>
          <table:table-cell office:value-type="float" office:value="616" table:style-name="ce92">
            <text:p>616</text:p>
          </table:table-cell>
          <table:table-cell office:value-type="float" office:value="6.73" table:style-name="ce93">
            <text:p><text:s text:c="3"/>6.73</text:p>
          </table:table-cell>
          <table:table-cell office:value-type="float" office:value="336" table:style-name="ce92">
            <text:p>336</text:p>
          </table:table-cell>
          <table:table-cell office:value-type="float" office:value="1.47" table:style-name="ce97">
            <text:p><text:s text:c="4"/>1.47</text:p>
          </table:table-cell>
          <table:table-cell office:value-type="float" office:value="1727" table:style-name="ce92">
            <text:p>1,727</text:p>
          </table:table-cell>
          <table:table-cell office:value-type="float" office:value="7.56" table:style-name="ce93">
            <text:p><text:s text:c="3"/>7.56</text:p>
          </table:table-cell>
          <table:table-cell office:value-type="float" office:value="550" table:style-name="ce92">
            <text:p>550</text:p>
          </table:table-cell>
          <table:table-cell office:value-type="float" office:value="2.41" table:style-name="ce93">
            <text:p><text:s text:c="3"/>2.41</text:p>
          </table:table-cell>
          <table:table-cell office:value-type="float" office:value="9349" table:style-name="ce92">
            <text:p>9,349</text:p>
          </table:table-cell>
          <table:table-cell office:value-type="float" office:value="9549" table:style-name="ce92">
            <text:p>9,549</text:p>
          </table:table-cell>
          <table:table-cell office:value-type="float" office:value="31793" table:style-name="ce94">
            <text:p>31,793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8">
            <text:p><text:s/>臺 <text:s/>灣 <text:s/>省<text:s/></text:p>
          </table:table-cell>
          <table:table-cell office:value-type="float" office:value="3123688" table:style-name="ce92">
            <text:p>3,123,688</text:p>
          </table:table-cell>
          <table:table-cell office:value-type="float" office:value="9233770" table:style-name="ce92">
            <text:p>9,233,770</text:p>
          </table:table-cell>
          <table:table-cell office:value-type="float" office:value="4707028" table:style-name="ce92">
            <text:p>4,707,028</text:p>
          </table:table-cell>
          <table:table-cell office:value-type="float" office:value="4526742" table:style-name="ce92">
            <text:p>4,526,742</text:p>
          </table:table-cell>
          <table:table-cell office:value-type="float" office:value="6096" table:style-name="ce92">
            <text:p>6,096</text:p>
          </table:table-cell>
          <table:table-cell office:value-type="float" office:value="3170" table:style-name="ce92">
            <text:p>3,170</text:p>
          </table:table-cell>
          <table:table-cell office:value-type="float" office:value="2926" table:style-name="ce92">
            <text:p>2,926</text:p>
          </table:table-cell>
          <table:table-cell office:value-type="float" office:value="8.0299999999999994" table:style-name="ce93">
            <text:p><text:s text:c="3"/>8.03</text:p>
          </table:table-cell>
          <table:table-cell office:value-type="float" office:value="5472" table:style-name="ce92">
            <text:p>5,472</text:p>
          </table:table-cell>
          <table:table-cell office:value-type="float" office:value="3326" table:style-name="ce92">
            <text:p>3,326</text:p>
          </table:table-cell>
          <table:table-cell office:value-type="float" office:value="2146" table:style-name="ce92">
            <text:p>2,146</text:p>
          </table:table-cell>
          <table:table-cell office:value-type="float" office:value="7.21" table:style-name="ce93">
            <text:p><text:s text:c="3"/>7.21</text:p>
          </table:table-cell>
          <table:table-cell office:value-type="float" office:value="624" table:style-name="ce99">
            <text:p><text:s text:c="3"/>624</text:p>
          </table:table-cell>
          <table:table-cell office:value-type="float" office:value="0.82" table:style-name="ce96">
            <text:p><text:s text:c="4"/>0.82</text:p>
          </table:table-cell>
          <table:table-cell office:value-type="float" office:value="5639" table:style-name="ce92">
            <text:p>5,639</text:p>
          </table:table-cell>
          <table:table-cell office:value-type="float" office:value="7.43" table:style-name="ce93">
            <text:p><text:s text:c="3"/>7.43</text:p>
          </table:table-cell>
          <table:table-cell office:value-type="float" office:value="1685" table:style-name="ce92">
            <text:p>1,685</text:p>
          </table:table-cell>
          <table:table-cell office:value-type="float" office:value="2.2200000000000002" table:style-name="ce93">
            <text:p><text:s text:c="3"/>2.22</text:p>
          </table:table-cell>
          <table:table-cell office:value-type="float" office:value="26822" table:style-name="ce92">
            <text:p>26,822</text:p>
          </table:table-cell>
          <table:table-cell office:value-type="float" office:value="27021" table:style-name="ce92">
            <text:p>27,021</text:p>
          </table:table-cell>
          <table:table-cell office:value-type="float" office:value="395180" table:style-name="ce94">
            <text:p>395,180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宜 蘭 縣</text:p>
          </table:table-cell>
          <table:table-cell office:value-type="float" office:value="160811" table:style-name="ce101">
            <text:p><text:s text:c="3"/>160,811</text:p>
          </table:table-cell>
          <table:table-cell office:value-type="float" office:value="458514" table:style-name="ce101">
            <text:p><text:s text:c="3"/>458,514</text:p>
          </table:table-cell>
          <table:table-cell office:value-type="float" office:value="233039" table:style-name="ce101">
            <text:p><text:s text:c="3"/>233,039</text:p>
          </table:table-cell>
          <table:table-cell office:value-type="float" office:value="225475" table:style-name="ce101">
            <text:p><text:s text:c="3"/>225,475</text:p>
          </table:table-cell>
          <table:table-cell office:value-type="float" office:value="291" table:style-name="ce102">
            <text:p>291</text:p>
          </table:table-cell>
          <table:table-cell office:value-type="float" office:value="146" table:style-name="ce102">
            <text:p>146</text:p>
          </table:table-cell>
          <table:table-cell office:value-type="float" office:value="145" table:style-name="ce102">
            <text:p>145</text:p>
          </table:table-cell>
          <table:table-cell office:value-type="float" office:value="7.72" table:style-name="ce103">
            <text:p><text:s text:c="3"/>7.72</text:p>
          </table:table-cell>
          <table:table-cell office:value-type="float" office:value="286" table:style-name="ce101">
            <text:p><text:s text:c="3"/>286</text:p>
          </table:table-cell>
          <table:table-cell office:value-type="float" office:value="170" table:style-name="ce102">
            <text:p>170</text:p>
          </table:table-cell>
          <table:table-cell office:value-type="float" office:value="116" table:style-name="ce102">
            <text:p>116</text:p>
          </table:table-cell>
          <table:table-cell office:value-type="float" office:value="7.59" table:style-name="ce103">
            <text:p><text:s text:c="3"/>7.59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0.13" table:style-name="ce105">
            <text:p>0.13</text:p>
          </table:table-cell>
          <table:table-cell office:value-type="float" office:value="286" table:style-name="ce101">
            <text:p><text:s text:c="3"/>286</text:p>
          </table:table-cell>
          <table:table-cell office:value-type="float" office:value="7.59" table:style-name="ce103">
            <text:p><text:s text:c="3"/>7.59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1.91" table:style-name="ce103">
            <text:p><text:s text:c="3"/>1.91</text:p>
          </table:table-cell>
          <table:table-cell office:value-type="float" office:value="1577" table:style-name="ce102">
            <text:p>1,577</text:p>
          </table:table-cell>
          <table:table-cell office:value-type="float" office:value="1626" table:style-name="ce102">
            <text:p>1,626</text:p>
          </table:table-cell>
          <table:table-cell office:value-type="float" office:value="16096" table:style-name="ce106">
            <text:p><text:s text:c="3"/>16,096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桃 園 縣</text:p>
          </table:table-cell>
          <table:table-cell office:value-type="float" office:value="715623" table:style-name="ce101">
            <text:p><text:s text:c="3"/>715,623</text:p>
          </table:table-cell>
          <table:table-cell office:value-type="float" office:value="2042668" table:style-name="ce101">
            <text:p><text:s text:c="3"/>2,042,668</text:p>
          </table:table-cell>
          <table:table-cell office:value-type="float" office:value="1026076" table:style-name="ce101">
            <text:p><text:s text:c="3"/>1,026,076</text:p>
          </table:table-cell>
          <table:table-cell office:value-type="float" office:value="1016592" table:style-name="ce101">
            <text:p><text:s text:c="3"/>1,016,592</text:p>
          </table:table-cell>
          <table:table-cell office:value-type="float" office:value="1369" table:style-name="ce101">
            <text:p><text:s text:c="3"/>1,369</text:p>
          </table:table-cell>
          <table:table-cell office:value-type="float" office:value="730" table:style-name="ce102">
            <text:p>730</text:p>
          </table:table-cell>
          <table:table-cell office:value-type="float" office:value="639" table:style-name="ce102">
            <text:p>639</text:p>
          </table:table-cell>
          <table:table-cell office:value-type="float" office:value="8.16" table:style-name="ce103">
            <text:p><text:s text:c="3"/>8.16</text:p>
          </table:table-cell>
          <table:table-cell office:value-type="float" office:value="867" table:style-name="ce101">
            <text:p><text:s text:c="3"/>867</text:p>
          </table:table-cell>
          <table:table-cell office:value-type="float" office:value="561" table:style-name="ce102">
            <text:p>561</text:p>
          </table:table-cell>
          <table:table-cell office:value-type="float" office:value="306" table:style-name="ce102">
            <text:p>306</text:p>
          </table:table-cell>
          <table:table-cell office:value-type="float" office:value="5.17" table:style-name="ce103">
            <text:p><text:s text:c="3"/>5.17</text:p>
          </table:table-cell>
          <table:table-cell office:value-type="float" office:value="502" table:style-name="ce107">
            <text:p><text:s text:c="3"/>502</text:p>
          </table:table-cell>
          <table:table-cell office:value-type="float" office:value="2.99" table:style-name="ce108">
            <text:p><text:s text:c="4"/>2.99</text:p>
          </table:table-cell>
          <table:table-cell office:value-type="float" office:value="1435" table:style-name="ce101">
            <text:p><text:s text:c="3"/>1,435</text:p>
          </table:table-cell>
          <table:table-cell office:value-type="float" office:value="8.5500000000000007" table:style-name="ce103">
            <text:p><text:s text:c="3"/>8.55</text:p>
          </table:table-cell>
          <table:table-cell office:value-type="float" office:value="443" table:style-name="ce101">
            <text:p><text:s text:c="3"/>443</text:p>
          </table:table-cell>
          <table:table-cell office:value-type="float" office:value="2.64" table:style-name="ce103">
            <text:p><text:s text:c="3"/>2.64</text:p>
          </table:table-cell>
          <table:table-cell office:value-type="float" office:value="7723" table:style-name="ce102">
            <text:p>7,723</text:p>
          </table:table-cell>
          <table:table-cell office:value-type="float" office:value="7101" table:style-name="ce102">
            <text:p>7,101</text:p>
          </table:table-cell>
          <table:table-cell office:value-type="float" office:value="64139" table:style-name="ce106">
            <text:p><text:s text:c="3"/>64,139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新 竹 縣</text:p>
          </table:table-cell>
          <table:table-cell office:value-type="float" office:value="174530" table:style-name="ce101">
            <text:p><text:s text:c="3"/>174,530</text:p>
          </table:table-cell>
          <table:table-cell office:value-type="float" office:value="530004" table:style-name="ce101">
            <text:p><text:s text:c="3"/>530,004</text:p>
          </table:table-cell>
          <table:table-cell office:value-type="float" office:value="271698" table:style-name="ce101">
            <text:p><text:s text:c="3"/>271,698</text:p>
          </table:table-cell>
          <table:table-cell office:value-type="float" office:value="258306" table:style-name="ce101">
            <text:p><text:s text:c="3"/>258,306</text:p>
          </table:table-cell>
          <table:table-cell office:value-type="float" office:value="476" table:style-name="ce101">
            <text:p><text:s text:c="3"/>476</text:p>
          </table:table-cell>
          <table:table-cell office:value-type="float" office:value="242" table:style-name="ce102">
            <text:p>242</text:p>
          </table:table-cell>
          <table:table-cell office:value-type="float" office:value="234" table:style-name="ce102">
            <text:p>234</text:p>
          </table:table-cell>
          <table:table-cell office:value-type="float" office:value="10.93" table:style-name="ce103">
            <text:p><text:s text:c="3"/>10.93</text:p>
          </table:table-cell>
          <table:table-cell office:value-type="float" office:value="275" table:style-name="ce101">
            <text:p><text:s text:c="3"/>275</text:p>
          </table:table-cell>
          <table:table-cell office:value-type="float" office:value="174" table:style-name="ce102">
            <text:p>174</text:p>
          </table:table-cell>
          <table:table-cell office:value-type="float" office:value="101" table:style-name="ce102">
            <text:p>101</text:p>
          </table:table-cell>
          <table:table-cell office:value-type="float" office:value="6.32" table:style-name="ce103">
            <text:p><text:s text:c="3"/>6.32</text:p>
          </table:table-cell>
          <table:table-cell office:value-type="float" office:value="201" table:style-name="ce107">
            <text:p><text:s text:c="3"/>201</text:p>
          </table:table-cell>
          <table:table-cell office:value-type="float" office:value="4.62" table:style-name="ce108">
            <text:p><text:s text:c="4"/>4.62</text:p>
          </table:table-cell>
          <table:table-cell office:value-type="float" office:value="348" table:style-name="ce101">
            <text:p><text:s text:c="3"/>348</text:p>
          </table:table-cell>
          <table:table-cell office:value-type="float" office:value="7.99" table:style-name="ce103">
            <text:p><text:s text:c="3"/>7.99</text:p>
          </table:table-cell>
          <table:table-cell office:value-type="float" office:value="95" table:style-name="ce101">
            <text:p><text:s text:c="3"/>95</text:p>
          </table:table-cell>
          <table:table-cell office:value-type="float" office:value="2.1800000000000002" table:style-name="ce103">
            <text:p><text:s text:c="3"/>2.18</text:p>
          </table:table-cell>
          <table:table-cell office:value-type="float" office:value="1759" table:style-name="ce102">
            <text:p>1,759</text:p>
          </table:table-cell>
          <table:table-cell office:value-type="float" office:value="1510" table:style-name="ce102">
            <text:p>1,510</text:p>
          </table:table-cell>
          <table:table-cell office:value-type="float" office:value="20610" table:style-name="ce106">
            <text:p><text:s text:c="3"/>20,610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苗 栗 縣</text:p>
          </table:table-cell>
          <table:table-cell office:value-type="float" office:value="180763" table:style-name="ce101">
            <text:p><text:s text:c="3"/>180,763</text:p>
          </table:table-cell>
          <table:table-cell office:value-type="float" office:value="565369" table:style-name="ce101">
            <text:p><text:s text:c="3"/>565,369</text:p>
          </table:table-cell>
          <table:table-cell office:value-type="float" office:value="291958" table:style-name="ce101">
            <text:p><text:s text:c="3"/>291,958</text:p>
          </table:table-cell>
          <table:table-cell office:value-type="float" office:value="273411" table:style-name="ce101">
            <text:p><text:s text:c="3"/>273,411</text:p>
          </table:table-cell>
          <table:table-cell office:value-type="float" office:value="447" table:style-name="ce101">
            <text:p><text:s text:c="3"/>447</text:p>
          </table:table-cell>
          <table:table-cell office:value-type="float" office:value="236" table:style-name="ce102">
            <text:p>236</text:p>
          </table:table-cell>
          <table:table-cell office:value-type="float" office:value="211" table:style-name="ce102">
            <text:p>211</text:p>
          </table:table-cell>
          <table:table-cell office:value-type="float" office:value="9.6199999999999992" table:style-name="ce103">
            <text:p><text:s text:c="3"/>9.62</text:p>
          </table:table-cell>
          <table:table-cell office:value-type="float" office:value="382" table:style-name="ce101">
            <text:p><text:s text:c="3"/>382</text:p>
          </table:table-cell>
          <table:table-cell office:value-type="float" office:value="229" table:style-name="ce102">
            <text:p>229</text:p>
          </table:table-cell>
          <table:table-cell office:value-type="float" office:value="153" table:style-name="ce102">
            <text:p>153</text:p>
          </table:table-cell>
          <table:table-cell office:value-type="float" office:value="8.2200000000000006" table:style-name="ce103">
            <text:p><text:s text:c="3"/>8.22</text:p>
          </table:table-cell>
          <table:table-cell office:value-type="float" office:value="65" table:style-name="ce107">
            <text:p><text:s text:c="3"/>65</text:p>
          </table:table-cell>
          <table:table-cell office:value-type="float" office:value="1.4" table:style-name="ce108">
            <text:p><text:s text:c="4"/>1.40</text:p>
          </table:table-cell>
          <table:table-cell office:value-type="float" office:value="374" table:style-name="ce101">
            <text:p><text:s text:c="3"/>374</text:p>
          </table:table-cell>
          <table:table-cell office:value-type="float" office:value="8.0500000000000007" table:style-name="ce103">
            <text:p><text:s text:c="3"/>8.05</text:p>
          </table:table-cell>
          <table:table-cell office:value-type="float" office:value="99" table:style-name="ce101">
            <text:p><text:s text:c="3"/>99</text:p>
          </table:table-cell>
          <table:table-cell office:value-type="float" office:value="2.13" table:style-name="ce103">
            <text:p><text:s text:c="3"/>2.13</text:p>
          </table:table-cell>
          <table:table-cell office:value-type="float" office:value="1327" table:style-name="ce102">
            <text:p>1,327</text:p>
          </table:table-cell>
          <table:table-cell office:value-type="float" office:value="1275" table:style-name="ce102">
            <text:p>1,275</text:p>
          </table:table-cell>
          <table:table-cell office:value-type="float" office:value="10955" table:style-name="ce106">
            <text:p><text:s text:c="3"/>10,955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0">
            <text:p>彰 化 縣</text:p>
          </table:table-cell>
          <table:table-cell office:value-type="float" office:value="375631" table:style-name="ce101">
            <text:p><text:s text:c="3"/>375,631</text:p>
          </table:table-cell>
          <table:table-cell office:value-type="float" office:value="1296160" table:style-name="ce101">
            <text:p><text:s text:c="3"/>1,296,160</text:p>
          </table:table-cell>
          <table:table-cell office:value-type="float" office:value="663645" table:style-name="ce101">
            <text:p><text:s text:c="3"/>663,645</text:p>
          </table:table-cell>
          <table:table-cell office:value-type="float" office:value="632515" table:style-name="ce101">
            <text:p><text:s text:c="3"/>632,515</text:p>
          </table:table-cell>
          <table:table-cell office:value-type="float" office:value="942" table:style-name="ce101">
            <text:p><text:s text:c="3"/>942</text:p>
          </table:table-cell>
          <table:table-cell office:value-type="float" office:value="495" table:style-name="ce102">
            <text:p>495</text:p>
          </table:table-cell>
          <table:table-cell office:value-type="float" office:value="447" table:style-name="ce102">
            <text:p>447</text:p>
          </table:table-cell>
          <table:table-cell office:value-type="float" office:value="8.84" table:style-name="ce103">
            <text:p><text:s text:c="3"/>8.84</text:p>
          </table:table-cell>
          <table:table-cell office:value-type="float" office:value="745" table:style-name="ce101">
            <text:p><text:s text:c="3"/>745</text:p>
          </table:table-cell>
          <table:table-cell office:value-type="float" office:value="426" table:style-name="ce102">
            <text:p>426</text:p>
          </table:table-cell>
          <table:table-cell office:value-type="float" office:value="319" table:style-name="ce102">
            <text:p>319</text:p>
          </table:table-cell>
          <table:table-cell office:value-type="float" office:value="6.99" table:style-name="ce103">
            <text:p><text:s text:c="3"/>6.99</text:p>
          </table:table-cell>
          <table:table-cell office:value-type="float" office:value="197" table:style-name="ce109">
            <text:p><text:s text:c="3"/>197</text:p>
          </table:table-cell>
          <table:table-cell office:value-type="float" office:value="1.85" table:style-name="ce108">
            <text:p><text:s text:c="4"/>1.85</text:p>
          </table:table-cell>
          <table:table-cell office:value-type="float" office:value="836" table:style-name="ce101">
            <text:p><text:s text:c="3"/>836</text:p>
          </table:table-cell>
          <table:table-cell office:value-type="float" office:value="7.85" table:style-name="ce103">
            <text:p><text:s text:c="3"/>7.85</text:p>
          </table:table-cell>
          <table:table-cell office:value-type="float" office:value="184" table:style-name="ce101">
            <text:p><text:s text:c="3"/>184</text:p>
          </table:table-cell>
          <table:table-cell office:value-type="float" office:value="1.73" table:style-name="ce103">
            <text:p><text:s text:c="3"/>1.73</text:p>
          </table:table-cell>
          <table:table-cell office:value-type="float" office:value="2498" table:style-name="ce102">
            <text:p>2,498</text:p>
          </table:table-cell>
          <table:table-cell office:value-type="float" office:value="2955" table:style-name="ce102">
            <text:p>2,955</text:p>
          </table:table-cell>
          <table:table-cell office:value-type="float" office:value="5206" table:style-name="ce106">
            <text:p><text:s text:c="3"/>5,206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南 投 縣</text:p>
          </table:table-cell>
          <table:table-cell office:value-type="float" office:value="175451" table:style-name="ce101">
            <text:p><text:s text:c="3"/>175,451</text:p>
          </table:table-cell>
          <table:table-cell office:value-type="float" office:value="517460" table:style-name="ce101">
            <text:p><text:s text:c="3"/>517,460</text:p>
          </table:table-cell>
          <table:table-cell office:value-type="float" office:value="265633" table:style-name="ce101">
            <text:p><text:s text:c="3"/>265,633</text:p>
          </table:table-cell>
          <table:table-cell office:value-type="float" office:value="251827" table:style-name="ce101">
            <text:p><text:s text:c="3"/>251,827</text:p>
          </table:table-cell>
          <table:table-cell office:value-type="float" office:value="259" table:style-name="ce101">
            <text:p><text:s text:c="3"/>259</text:p>
          </table:table-cell>
          <table:table-cell office:value-type="float" office:value="126" table:style-name="ce102">
            <text:p>126</text:p>
          </table:table-cell>
          <table:table-cell office:value-type="float" office:value="133" table:style-name="ce102">
            <text:p>133</text:p>
          </table:table-cell>
          <table:table-cell office:value-type="float" office:value="6.09" table:style-name="ce103">
            <text:p><text:s text:c="3"/>6.09</text:p>
          </table:table-cell>
          <table:table-cell office:value-type="float" office:value="353" table:style-name="ce101">
            <text:p><text:s text:c="3"/>353</text:p>
          </table:table-cell>
          <table:table-cell office:value-type="float" office:value="212" table:style-name="ce102">
            <text:p>212</text:p>
          </table:table-cell>
          <table:table-cell office:value-type="float" office:value="141" table:style-name="ce102">
            <text:p>141</text:p>
          </table:table-cell>
          <table:table-cell office:value-type="float" office:value="8.3000000000000007" table:style-name="ce103">
            <text:p><text:s text:c="3"/>8.30</text:p>
          </table:table-cell>
          <table:table-cell office:value-type="float" office:value="-94" table:style-name="ce104">
            <text:p>－ <text:s text:c="2"/>94</text:p>
          </table:table-cell>
          <table:table-cell office:value-type="float" office:value="-2.21" table:style-name="ce105">
            <text:p>－ <text:s/>2.21</text:p>
          </table:table-cell>
          <table:table-cell office:value-type="float" office:value="299" table:style-name="ce101">
            <text:p><text:s text:c="3"/>299</text:p>
          </table:table-cell>
          <table:table-cell office:value-type="float" office:value="7.03" table:style-name="ce103">
            <text:p><text:s text:c="3"/>7.03</text:p>
          </table:table-cell>
          <table:table-cell office:value-type="float" office:value="92" table:style-name="ce101">
            <text:p><text:s text:c="3"/>92</text:p>
          </table:table-cell>
          <table:table-cell office:value-type="float" office:value="2.16" table:style-name="ce103">
            <text:p><text:s text:c="3"/>2.16</text:p>
          </table:table-cell>
          <table:table-cell office:value-type="float" office:value="1129" table:style-name="ce102">
            <text:p>1,129</text:p>
          </table:table-cell>
          <table:table-cell office:value-type="float" office:value="1276" table:style-name="ce102">
            <text:p>1,276</text:p>
          </table:table-cell>
          <table:table-cell office:value-type="float" office:value="28616" table:style-name="ce106">
            <text:p><text:s text:c="3"/>28,616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雲 林 縣</text:p>
          </table:table-cell>
          <table:table-cell office:value-type="float" office:value="236592" table:style-name="ce101">
            <text:p><text:s text:c="3"/>236,592</text:p>
          </table:table-cell>
          <table:table-cell office:value-type="float" office:value="708044" table:style-name="ce101">
            <text:p><text:s text:c="3"/>708,044</text:p>
          </table:table-cell>
          <table:table-cell office:value-type="float" office:value="368644" table:style-name="ce101">
            <text:p><text:s text:c="3"/>368,644</text:p>
          </table:table-cell>
          <table:table-cell office:value-type="float" office:value="339400" table:style-name="ce101">
            <text:p><text:s text:c="3"/>339,400</text:p>
          </table:table-cell>
          <table:table-cell office:value-type="float" office:value="416" table:style-name="ce101">
            <text:p><text:s text:c="3"/>416</text:p>
          </table:table-cell>
          <table:table-cell office:value-type="float" office:value="208" table:style-name="ce102">
            <text:p>208</text:p>
          </table:table-cell>
          <table:table-cell office:value-type="float" office:value="208" table:style-name="ce102">
            <text:p>208</text:p>
          </table:table-cell>
          <table:table-cell office:value-type="float" office:value="7.15" table:style-name="ce103">
            <text:p><text:s text:c="3"/>7.15</text:p>
          </table:table-cell>
          <table:table-cell office:value-type="float" office:value="490" table:style-name="ce101">
            <text:p><text:s text:c="3"/>490</text:p>
          </table:table-cell>
          <table:table-cell office:value-type="float" office:value="281" table:style-name="ce102">
            <text:p>281</text:p>
          </table:table-cell>
          <table:table-cell office:value-type="float" office:value="209" table:style-name="ce102">
            <text:p>209</text:p>
          </table:table-cell>
          <table:table-cell office:value-type="float" office:value="8.42" table:style-name="ce103">
            <text:p><text:s text:c="3"/>8.42</text:p>
          </table:table-cell>
          <table:table-cell office:value-type="float" office:value="-74" table:style-name="ce104">
            <text:p>－ <text:s text:c="2"/>74</text:p>
          </table:table-cell>
          <table:table-cell office:value-type="float" office:value="-1.27" table:style-name="ce105">
            <text:p>－ <text:s/>1.27</text:p>
          </table:table-cell>
          <table:table-cell office:value-type="float" office:value="400" table:style-name="ce101">
            <text:p><text:s text:c="3"/>400</text:p>
          </table:table-cell>
          <table:table-cell office:value-type="float" office:value="6.87" table:style-name="ce103">
            <text:p><text:s text:c="3"/>6.87</text:p>
          </table:table-cell>
          <table:table-cell office:value-type="float" office:value="106" table:style-name="ce101">
            <text:p><text:s text:c="3"/>106</text:p>
          </table:table-cell>
          <table:table-cell office:value-type="float" office:value="1.82" table:style-name="ce103">
            <text:p><text:s text:c="3"/>1.82</text:p>
          </table:table-cell>
          <table:table-cell office:value-type="float" office:value="1453" table:style-name="ce102">
            <text:p>1,453</text:p>
          </table:table-cell>
          <table:table-cell office:value-type="float" office:value="1708" table:style-name="ce102">
            <text:p>1,708</text:p>
          </table:table-cell>
          <table:table-cell office:value-type="float" office:value="2091" table:style-name="ce106">
            <text:p><text:s text:c="3"/>2,091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嘉 義 縣</text:p>
          </table:table-cell>
          <table:table-cell office:value-type="float" office:value="180629" table:style-name="ce101">
            <text:p><text:s text:c="3"/>180,629</text:p>
          </table:table-cell>
          <table:table-cell office:value-type="float" office:value="529568" table:style-name="ce101">
            <text:p><text:s text:c="3"/>529,568</text:p>
          </table:table-cell>
          <table:table-cell office:value-type="float" office:value="275895" table:style-name="ce101">
            <text:p><text:s text:c="3"/>275,895</text:p>
          </table:table-cell>
          <table:table-cell office:value-type="float" office:value="253673" table:style-name="ce101">
            <text:p><text:s text:c="3"/>253,673</text:p>
          </table:table-cell>
          <table:table-cell office:value-type="float" office:value="257" table:style-name="ce101">
            <text:p><text:s text:c="3"/>257</text:p>
          </table:table-cell>
          <table:table-cell office:value-type="float" office:value="141" table:style-name="ce102">
            <text:p>141</text:p>
          </table:table-cell>
          <table:table-cell office:value-type="float" office:value="116" table:style-name="ce102">
            <text:p>116</text:p>
          </table:table-cell>
          <table:table-cell office:value-type="float" office:value="5.9" table:style-name="ce103">
            <text:p><text:s text:c="3"/>5.90</text:p>
          </table:table-cell>
          <table:table-cell office:value-type="float" office:value="397" table:style-name="ce101">
            <text:p><text:s text:c="3"/>397</text:p>
          </table:table-cell>
          <table:table-cell office:value-type="float" office:value="235" table:style-name="ce102">
            <text:p>235</text:p>
          </table:table-cell>
          <table:table-cell office:value-type="float" office:value="162" table:style-name="ce102">
            <text:p>162</text:p>
          </table:table-cell>
          <table:table-cell office:value-type="float" office:value="9.1199999999999992" table:style-name="ce103">
            <text:p><text:s text:c="3"/>9.12</text:p>
          </table:table-cell>
          <table:table-cell office:value-type="float" office:value="-140" table:style-name="ce110">
            <text:p>－ 140</text:p>
          </table:table-cell>
          <table:table-cell office:value-type="float" office:value="-3.22" table:style-name="ce105">
            <text:p>－ <text:s/>3.22</text:p>
          </table:table-cell>
          <table:table-cell office:value-type="float" office:value="277" table:style-name="ce101">
            <text:p><text:s text:c="3"/>277</text:p>
          </table:table-cell>
          <table:table-cell office:value-type="float" office:value="6.36" table:style-name="ce103">
            <text:p><text:s text:c="3"/>6.36</text:p>
          </table:table-cell>
          <table:table-cell office:value-type="float" office:value="104" table:style-name="ce101">
            <text:p><text:s text:c="3"/>104</text:p>
          </table:table-cell>
          <table:table-cell office:value-type="float" office:value="2.39" table:style-name="ce103">
            <text:p><text:s text:c="3"/>2.39</text:p>
          </table:table-cell>
          <table:table-cell office:value-type="float" office:value="1314" table:style-name="ce102">
            <text:p>1,314</text:p>
          </table:table-cell>
          <table:table-cell office:value-type="float" office:value="1356" table:style-name="ce102">
            <text:p>1,356</text:p>
          </table:table-cell>
          <table:table-cell office:value-type="float" office:value="5751" table:style-name="ce106">
            <text:p><text:s text:c="3"/>5,751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100">
            <text:p>屏 東 縣</text:p>
          </table:table-cell>
          <table:table-cell office:value-type="float" office:value="282159" table:style-name="ce101">
            <text:p><text:s text:c="3"/>282,159</text:p>
          </table:table-cell>
          <table:table-cell office:value-type="float" office:value="852837" table:style-name="ce101">
            <text:p><text:s text:c="3"/>852,837</text:p>
          </table:table-cell>
          <table:table-cell office:value-type="float" office:value="437392" table:style-name="ce101">
            <text:p><text:s text:c="3"/>437,392</text:p>
          </table:table-cell>
          <table:table-cell office:value-type="float" office:value="415445" table:style-name="ce101">
            <text:p><text:s text:c="3"/>415,445</text:p>
          </table:table-cell>
          <table:table-cell office:value-type="float" office:value="439" table:style-name="ce101">
            <text:p><text:s text:c="3"/>439</text:p>
          </table:table-cell>
          <table:table-cell office:value-type="float" office:value="221" table:style-name="ce102">
            <text:p>221</text:p>
          </table:table-cell>
          <table:table-cell office:value-type="float" office:value="218" table:style-name="ce102">
            <text:p>218</text:p>
          </table:table-cell>
          <table:table-cell office:value-type="float" office:value="6.26" table:style-name="ce103">
            <text:p><text:s text:c="3"/>6.26</text:p>
          </table:table-cell>
          <table:table-cell office:value-type="float" office:value="610" table:style-name="ce101">
            <text:p><text:s text:c="3"/>610</text:p>
          </table:table-cell>
          <table:table-cell office:value-type="float" office:value="378" table:style-name="ce102">
            <text:p>378</text:p>
          </table:table-cell>
          <table:table-cell office:value-type="float" office:value="232" table:style-name="ce102">
            <text:p>232</text:p>
          </table:table-cell>
          <table:table-cell office:value-type="float" office:value="8.6999999999999993" table:style-name="ce103">
            <text:p><text:s text:c="3"/>8.70</text:p>
          </table:table-cell>
          <table:table-cell office:value-type="float" office:value="-171" table:style-name="ce110">
            <text:p>－ 171</text:p>
          </table:table-cell>
          <table:table-cell office:value-type="float" office:value="-2.44" table:style-name="ce105">
            <text:p>－ <text:s/>2.44</text:p>
          </table:table-cell>
          <table:table-cell office:value-type="float" office:value="397" table:style-name="ce101">
            <text:p><text:s text:c="3"/>397</text:p>
          </table:table-cell>
          <table:table-cell office:value-type="float" office:value="5.66" table:style-name="ce103">
            <text:p><text:s text:c="3"/>5.66</text:p>
          </table:table-cell>
          <table:table-cell office:value-type="float" office:value="139" table:style-name="ce101">
            <text:p><text:s text:c="3"/>139</text:p>
          </table:table-cell>
          <table:table-cell office:value-type="float" office:value="1.98" table:style-name="ce103">
            <text:p><text:s text:c="3"/>1.98</text:p>
          </table:table-cell>
          <table:table-cell office:value-type="float" office:value="2082" table:style-name="ce102">
            <text:p>2,082</text:p>
          </table:table-cell>
          <table:table-cell office:value-type="float" office:value="2204" table:style-name="ce102">
            <text:p>2,204</text:p>
          </table:table-cell>
          <table:table-cell office:value-type="float" office:value="57600" table:style-name="ce106">
            <text:p><text:s text:c="3"/>57,600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5">
          <table:table-cell office:value-type="string" table:style-name="ce100">
            <text:p>臺 東 縣</text:p>
          </table:table-cell>
          <table:table-cell office:value-type="float" office:value="81756" table:style-name="ce101">
            <text:p><text:s text:c="3"/>81,756</text:p>
          </table:table-cell>
          <table:table-cell office:value-type="float" office:value="224875" table:style-name="ce101">
            <text:p><text:s text:c="3"/>224,875</text:p>
          </table:table-cell>
          <table:table-cell office:value-type="float" office:value="116915" table:style-name="ce101">
            <text:p><text:s text:c="3"/>116,915</text:p>
          </table:table-cell>
          <table:table-cell office:value-type="float" office:value="107960" table:style-name="ce101">
            <text:p><text:s text:c="3"/>107,960</text:p>
          </table:table-cell>
          <table:table-cell office:value-type="float" office:value="115" table:style-name="ce101">
            <text:p><text:s text:c="3"/>115</text:p>
          </table:table-cell>
          <table:table-cell office:value-type="float" office:value="59" table:style-name="ce102">
            <text:p>59</text:p>
          </table:table-cell>
          <table:table-cell office:value-type="float" office:value="56" table:style-name="ce102">
            <text:p>56</text:p>
          </table:table-cell>
          <table:table-cell office:value-type="float" office:value="6.22" table:style-name="ce103">
            <text:p><text:s text:c="3"/>6.22</text:p>
          </table:table-cell>
          <table:table-cell office:value-type="float" office:value="191" table:style-name="ce101">
            <text:p><text:s text:c="3"/>191</text:p>
          </table:table-cell>
          <table:table-cell office:value-type="float" office:value="125" table:style-name="ce102">
            <text:p>125</text:p>
          </table:table-cell>
          <table:table-cell office:value-type="float" office:value="66" table:style-name="ce102">
            <text:p>66</text:p>
          </table:table-cell>
          <table:table-cell office:value-type="float" office:value="10.33" table:style-name="ce103">
            <text:p><text:s text:c="3"/>10.33</text:p>
          </table:table-cell>
          <table:table-cell office:value-type="float" office:value="-76" table:style-name="ce104">
            <text:p>－ <text:s text:c="2"/>76</text:p>
          </table:table-cell>
          <table:table-cell office:value-type="float" office:value="-4.1100000000000003" table:style-name="ce105">
            <text:p>－ <text:s/>4.11</text:p>
          </table:table-cell>
          <table:table-cell office:value-type="float" office:value="115" table:style-name="ce101">
            <text:p><text:s text:c="3"/>115</text:p>
          </table:table-cell>
          <table:table-cell office:value-type="float" office:value="6.22" table:style-name="ce103">
            <text:p><text:s text:c="3"/>6.22</text:p>
          </table:table-cell>
          <table:table-cell office:value-type="float" office:value="54" table:style-name="ce101">
            <text:p><text:s text:c="3"/>54</text:p>
          </table:table-cell>
          <table:table-cell office:value-type="float" office:value="2.92" table:style-name="ce103">
            <text:p><text:s text:c="3"/>2.92</text:p>
          </table:table-cell>
          <table:table-cell office:value-type="float" office:value="582" table:style-name="ce102">
            <text:p>582</text:p>
          </table:table-cell>
          <table:table-cell office:value-type="float" office:value="567" table:style-name="ce102">
            <text:p>567</text:p>
          </table:table-cell>
          <table:table-cell office:value-type="float" office:value="79309" table:style-name="ce106">
            <text:p><text:s text:c="3"/>79,309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花 蓮 縣</text:p>
          </table:table-cell>
          <table:table-cell office:value-type="float" office:value="123411" table:style-name="ce101">
            <text:p><text:s text:c="3"/>123,411</text:p>
          </table:table-cell>
          <table:table-cell office:value-type="float" office:value="333961" table:style-name="ce101">
            <text:p><text:s text:c="3"/>333,961</text:p>
          </table:table-cell>
          <table:table-cell office:value-type="float" office:value="171080" table:style-name="ce101">
            <text:p><text:s text:c="3"/>171,080</text:p>
          </table:table-cell>
          <table:table-cell office:value-type="float" office:value="162881" table:style-name="ce101">
            <text:p><text:s text:c="3"/>162,881</text:p>
          </table:table-cell>
          <table:table-cell office:value-type="float" office:value="237" table:style-name="ce101">
            <text:p><text:s text:c="3"/>237</text:p>
          </table:table-cell>
          <table:table-cell office:value-type="float" office:value="125" table:style-name="ce102">
            <text:p>125</text:p>
          </table:table-cell>
          <table:table-cell office:value-type="float" office:value="112" table:style-name="ce102">
            <text:p>112</text:p>
          </table:table-cell>
          <table:table-cell office:value-type="float" office:value="8.6300000000000008" table:style-name="ce103">
            <text:p><text:s text:c="3"/>8.63</text:p>
          </table:table-cell>
          <table:table-cell office:value-type="float" office:value="266" table:style-name="ce101">
            <text:p><text:s text:c="3"/>266</text:p>
          </table:table-cell>
          <table:table-cell office:value-type="float" office:value="176" table:style-name="ce102">
            <text:p>176</text:p>
          </table:table-cell>
          <table:table-cell office:value-type="float" office:value="90" table:style-name="ce102">
            <text:p>90</text:p>
          </table:table-cell>
          <table:table-cell office:value-type="float" office:value="9.69" table:style-name="ce103">
            <text:p><text:s text:c="3"/>9.69</text:p>
          </table:table-cell>
          <table:table-cell office:value-type="float" office:value="-29" table:style-name="ce104">
            <text:p>－ <text:s text:c="2"/>29</text:p>
          </table:table-cell>
          <table:table-cell office:value-type="float" office:value="-1.06" table:style-name="ce105">
            <text:p>－ <text:s/>1.06</text:p>
          </table:table-cell>
          <table:table-cell office:value-type="float" office:value="190" table:style-name="ce101">
            <text:p><text:s text:c="3"/>190</text:p>
          </table:table-cell>
          <table:table-cell office:value-type="float" office:value="6.92" table:style-name="ce103">
            <text:p><text:s text:c="3"/>6.92</text:p>
          </table:table-cell>
          <table:table-cell office:value-type="float" office:value="62" table:style-name="ce101">
            <text:p><text:s text:c="3"/>62</text:p>
          </table:table-cell>
          <table:table-cell office:value-type="float" office:value="2.2599999999999998" table:style-name="ce103">
            <text:p><text:s text:c="3"/>2.26</text:p>
          </table:table-cell>
          <table:table-cell office:value-type="float" office:value="1242" table:style-name="ce102">
            <text:p>1,242</text:p>
          </table:table-cell>
          <table:table-cell office:value-type="float" office:value="1266" table:style-name="ce102">
            <text:p>1,266</text:p>
          </table:table-cell>
          <table:table-cell office:value-type="float" office:value="91112" table:style-name="ce106">
            <text:p><text:s text:c="3"/>91,112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澎 湖 縣</text:p>
          </table:table-cell>
          <table:table-cell office:value-type="float" office:value="37060" table:style-name="ce101">
            <text:p><text:s text:c="3"/>37,060</text:p>
          </table:table-cell>
          <table:table-cell office:value-type="float" office:value="100233" table:style-name="ce101">
            <text:p><text:s text:c="3"/>100,233</text:p>
          </table:table-cell>
          <table:table-cell office:value-type="float" office:value="51611" table:style-name="ce101">
            <text:p><text:s text:c="3"/>51,611</text:p>
          </table:table-cell>
          <table:table-cell office:value-type="float" office:value="48622" table:style-name="ce101">
            <text:p><text:s text:c="3"/>48,622</text:p>
          </table:table-cell>
          <table:table-cell office:value-type="float" office:value="71" table:style-name="ce101">
            <text:p><text:s text:c="3"/>71</text:p>
          </table:table-cell>
          <table:table-cell office:value-type="float" office:value="32" table:style-name="ce102">
            <text:p>32</text:p>
          </table:table-cell>
          <table:table-cell office:value-type="float" office:value="39" table:style-name="ce102">
            <text:p>39</text:p>
          </table:table-cell>
          <table:table-cell office:value-type="float" office:value="8.6199999999999992" table:style-name="ce103">
            <text:p><text:s text:c="3"/>8.62</text:p>
          </table:table-cell>
          <table:table-cell office:value-type="float" office:value="62" table:style-name="ce101">
            <text:p><text:s text:c="3"/>62</text:p>
          </table:table-cell>
          <table:table-cell office:value-type="float" office:value="37" table:style-name="ce102">
            <text:p>37</text:p>
          </table:table-cell>
          <table:table-cell office:value-type="float" office:value="25" table:style-name="ce102">
            <text:p>25</text:p>
          </table:table-cell>
          <table:table-cell office:value-type="float" office:value="7.53" table:style-name="ce103">
            <text:p><text:s text:c="3"/>7.53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1.0900000000000001" table:style-name="ce105">
            <text:p>1.09</text:p>
          </table:table-cell>
          <table:table-cell office:value-type="float" office:value="66" table:style-name="ce101">
            <text:p><text:s text:c="3"/>66</text:p>
          </table:table-cell>
          <table:table-cell office:value-type="float" office:value="8.02" table:style-name="ce103">
            <text:p><text:s text:c="3"/>8.02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2.5499999999999998" table:style-name="ce103">
            <text:p><text:s text:c="3"/>2.55</text:p>
          </table:table-cell>
          <table:table-cell office:value-type="float" office:value="404" table:style-name="ce102">
            <text:p>404</text:p>
          </table:table-cell>
          <table:table-cell office:value-type="float" office:value="270" table:style-name="ce102">
            <text:p>270</text:p>
          </table:table-cell>
          <table:table-cell office:value-type="float" office:value="386" table:style-name="ce106">
            <text:p><text:s text:c="3"/>386</text:p>
          </table:table-cell>
          <table:table-cell table:number-columns-repeated="16362" table:style-name="ce2"/>
        </table:table-row>
        <table:table-row table:style-name="ro15">
          <table:table-cell office:value-type="string" table:style-name="ce100">
            <text:p>基 隆 市</text:p>
          </table:table-cell>
          <table:table-cell office:value-type="float" office:value="149667" table:style-name="ce101">
            <text:p><text:s text:c="3"/>149,667</text:p>
          </table:table-cell>
          <table:table-cell office:value-type="float" office:value="375063" table:style-name="ce101">
            <text:p><text:s text:c="3"/>375,063</text:p>
          </table:table-cell>
          <table:table-cell office:value-type="float" office:value="188726" table:style-name="ce101">
            <text:p><text:s text:c="3"/>188,726</text:p>
          </table:table-cell>
          <table:table-cell office:value-type="float" office:value="186337" table:style-name="ce101">
            <text:p><text:s text:c="3"/>186,337</text:p>
          </table:table-cell>
          <table:table-cell office:value-type="float" office:value="184" table:style-name="ce101">
            <text:p><text:s text:c="3"/>184</text:p>
          </table:table-cell>
          <table:table-cell office:value-type="float" office:value="90" table:style-name="ce102">
            <text:p>90</text:p>
          </table:table-cell>
          <table:table-cell office:value-type="float" office:value="94" table:style-name="ce102">
            <text:p>94</text:p>
          </table:table-cell>
          <table:table-cell office:value-type="float" office:value="5.97" table:style-name="ce103">
            <text:p><text:s text:c="3"/>5.97</text:p>
          </table:table-cell>
          <table:table-cell office:value-type="float" office:value="205" table:style-name="ce101">
            <text:p><text:s text:c="3"/>205</text:p>
          </table:table-cell>
          <table:table-cell office:value-type="float" office:value="120" table:style-name="ce102">
            <text:p>120</text:p>
          </table:table-cell>
          <table:table-cell office:value-type="float" office:value="85" table:style-name="ce102">
            <text:p>85</text:p>
          </table:table-cell>
          <table:table-cell office:value-type="float" office:value="6.65" table:style-name="ce103">
            <text:p><text:s text:c="3"/>6.65</text:p>
          </table:table-cell>
          <table:table-cell office:value-type="float" office:value="-21" table:style-name="ce104">
            <text:p>－ <text:s text:c="2"/>21</text:p>
          </table:table-cell>
          <table:table-cell office:value-type="float" office:value="-0.68" table:style-name="ce105">
            <text:p>－ <text:s/>0.68</text:p>
          </table:table-cell>
          <table:table-cell office:value-type="float" office:value="188" table:style-name="ce101">
            <text:p><text:s text:c="3"/>188</text:p>
          </table:table-cell>
          <table:table-cell office:value-type="float" office:value="6.1" table:style-name="ce103">
            <text:p><text:s text:c="3"/>6.10</text:p>
          </table:table-cell>
          <table:table-cell office:value-type="float" office:value="99" table:style-name="ce101">
            <text:p><text:s text:c="3"/>99</text:p>
          </table:table-cell>
          <table:table-cell office:value-type="float" office:value="3.21" table:style-name="ce103">
            <text:p><text:s text:c="3"/>3.21</text:p>
          </table:table-cell>
          <table:table-cell office:value-type="float" office:value="1281" table:style-name="ce102">
            <text:p>1,281</text:p>
          </table:table-cell>
          <table:table-cell office:value-type="float" office:value="1401" table:style-name="ce102">
            <text:p>1,401</text:p>
          </table:table-cell>
          <table:table-cell office:value-type="float" office:value="8909" table:style-name="ce106">
            <text:p><text:s text:c="3"/>8,909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新 竹 市</text:p>
          </table:table-cell>
          <table:table-cell office:value-type="float" office:value="152002" table:style-name="ce101">
            <text:p><text:s text:c="3"/>152,002</text:p>
          </table:table-cell>
          <table:table-cell office:value-type="float" office:value="428080" table:style-name="ce101">
            <text:p><text:s text:c="3"/>428,080</text:p>
          </table:table-cell>
          <table:table-cell office:value-type="float" office:value="212015" table:style-name="ce101">
            <text:p><text:s text:c="3"/>212,015</text:p>
          </table:table-cell>
          <table:table-cell office:value-type="float" office:value="216065" table:style-name="ce101">
            <text:p><text:s text:c="3"/>216,065</text:p>
          </table:table-cell>
          <table:table-cell office:value-type="float" office:value="411" table:style-name="ce101">
            <text:p><text:s text:c="3"/>411</text:p>
          </table:table-cell>
          <table:table-cell office:value-type="float" office:value="228" table:style-name="ce102">
            <text:p>228</text:p>
          </table:table-cell>
          <table:table-cell office:value-type="float" office:value="183" table:style-name="ce102">
            <text:p>183</text:p>
          </table:table-cell>
          <table:table-cell office:value-type="float" office:value="11.68" table:style-name="ce103">
            <text:p><text:s text:c="3"/>11.68</text:p>
          </table:table-cell>
          <table:table-cell office:value-type="float" office:value="199" table:style-name="ce101">
            <text:p><text:s text:c="3"/>199</text:p>
          </table:table-cell>
          <table:table-cell office:value-type="float" office:value="118" table:style-name="ce102">
            <text:p>118</text:p>
          </table:table-cell>
          <table:table-cell office:value-type="float" office:value="81" table:style-name="ce102">
            <text:p>81</text:p>
          </table:table-cell>
          <table:table-cell office:value-type="float" office:value="5.66" table:style-name="ce103">
            <text:p><text:s text:c="3"/>5.66</text:p>
          </table:table-cell>
          <table:table-cell office:value-type="float" office:value="212" table:style-name="ce107">
            <text:p><text:s text:c="3"/>212</text:p>
          </table:table-cell>
          <table:table-cell office:value-type="float" office:value="6.03" table:style-name="ce108">
            <text:p><text:s text:c="4"/>6.03</text:p>
          </table:table-cell>
          <table:table-cell office:value-type="float" office:value="291" table:style-name="ce101">
            <text:p><text:s text:c="3"/>291</text:p>
          </table:table-cell>
          <table:table-cell office:value-type="float" office:value="8.27" table:style-name="ce103">
            <text:p><text:s text:c="3"/>8.27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1.71" table:style-name="ce103">
            <text:p><text:s text:c="3"/>1.71</text:p>
          </table:table-cell>
          <table:table-cell office:value-type="float" office:value="1511" table:style-name="ce102">
            <text:p>1,511</text:p>
          </table:table-cell>
          <table:table-cell office:value-type="float" office:value="1493" table:style-name="ce102">
            <text:p>1,493</text:p>
          </table:table-cell>
          <table:table-cell office:value-type="float" office:value="3493" table:style-name="ce106">
            <text:p><text:s text:c="3"/>3,493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嘉 義 市</text:p>
          </table:table-cell>
          <table:table-cell office:value-type="float" office:value="97603" table:style-name="ce101">
            <text:p><text:s text:c="3"/>97,603</text:p>
          </table:table-cell>
          <table:table-cell office:value-type="float" office:value="270934" table:style-name="ce101">
            <text:p><text:s text:c="3"/>270,934</text:p>
          </table:table-cell>
          <table:table-cell office:value-type="float" office:value="132701" table:style-name="ce101">
            <text:p><text:s text:c="3"/>132,701</text:p>
          </table:table-cell>
          <table:table-cell office:value-type="float" office:value="138233" table:style-name="ce101">
            <text:p><text:s text:c="3"/>138,233</text:p>
          </table:table-cell>
          <table:table-cell office:value-type="float" office:value="182" table:style-name="ce101">
            <text:p><text:s text:c="3"/>182</text:p>
          </table:table-cell>
          <table:table-cell office:value-type="float" office:value="91" table:style-name="ce102">
            <text:p>91</text:p>
          </table:table-cell>
          <table:table-cell office:value-type="float" office:value="91" table:style-name="ce102">
            <text:p>91</text:p>
          </table:table-cell>
          <table:table-cell office:value-type="float" office:value="8.17" table:style-name="ce103">
            <text:p><text:s text:c="3"/>8.17</text:p>
          </table:table-cell>
          <table:table-cell office:value-type="float" office:value="144" table:style-name="ce101">
            <text:p><text:s text:c="3"/>144</text:p>
          </table:table-cell>
          <table:table-cell office:value-type="float" office:value="84" table:style-name="ce102">
            <text:p>84</text:p>
          </table:table-cell>
          <table:table-cell office:value-type="float" office:value="60" table:style-name="ce102">
            <text:p>60</text:p>
          </table:table-cell>
          <table:table-cell office:value-type="float" office:value="6.47" table:style-name="ce103">
            <text:p><text:s text:c="3"/>6.47</text:p>
          </table:table-cell>
          <table:table-cell office:value-type="float" office:value="38" table:style-name="ce104">
            <text:p><text:s text:c="3"/>38</text:p>
          </table:table-cell>
          <table:table-cell office:value-type="float" office:value="1.71" table:style-name="ce105">
            <text:p>1.71</text:p>
          </table:table-cell>
          <table:table-cell office:value-type="float" office:value="137" table:style-name="ce101">
            <text:p><text:s text:c="3"/>137</text:p>
          </table:table-cell>
          <table:table-cell office:value-type="float" office:value="6.15" table:style-name="ce103">
            <text:p><text:s text:c="3"/>6.15</text:p>
          </table:table-cell>
          <table:table-cell office:value-type="float" office:value="55" table:style-name="ce101">
            <text:p><text:s text:c="3"/>55</text:p>
          </table:table-cell>
          <table:table-cell office:value-type="float" office:value="2.4700000000000002" table:style-name="ce103">
            <text:p><text:s text:c="3"/>2.47</text:p>
          </table:table-cell>
          <table:table-cell office:value-type="float" office:value="940" table:style-name="ce102">
            <text:p>940</text:p>
          </table:table-cell>
          <table:table-cell office:value-type="float" office:value="1013" table:style-name="ce102">
            <text:p>1,013</text:p>
          </table:table-cell>
          <table:table-cell office:value-type="float" office:value="907" table:style-name="ce106">
            <text:p><text:s text:c="3"/>907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87">
            <text:p>福 <text:s/>建 <text:s/>省</text:p>
          </table:table-cell>
          <table:table-cell office:value-type="float" office:value="38888" table:style-name="ce112">
            <text:p><text:s text:c="3"/>38,888</text:p>
          </table:table-cell>
          <table:table-cell office:value-type="float" office:value="132148" table:style-name="ce112">
            <text:p><text:s text:c="3"/>132,148</text:p>
          </table:table-cell>
          <table:table-cell office:value-type="float" office:value="67250" table:style-name="ce112">
            <text:p><text:s text:c="3"/>67,250</text:p>
          </table:table-cell>
          <table:table-cell office:value-type="float" office:value="64898" table:style-name="ce112">
            <text:p><text:s text:c="3"/>64,898</text:p>
          </table:table-cell>
          <table:table-cell office:value-type="float" office:value="151" table:style-name="ce112">
            <text:p><text:s text:c="3"/>151</text:p>
          </table:table-cell>
          <table:table-cell office:value-type="float" office:value="88" table:style-name="ce20">
            <text:p>88</text:p>
          </table:table-cell>
          <table:table-cell office:value-type="float" office:value="63" table:style-name="ce20">
            <text:p>63</text:p>
          </table:table-cell>
          <table:table-cell office:value-type="float" office:value="13.93" table:style-name="ce88">
            <text:p><text:s text:c="3"/>13.93</text:p>
          </table:table-cell>
          <table:table-cell office:value-type="float" office:value="55" table:style-name="ce112">
            <text:p><text:s text:c="3"/>55</text:p>
          </table:table-cell>
          <table:table-cell office:value-type="float" office:value="34" table:style-name="ce20">
            <text:p>34</text:p>
          </table:table-cell>
          <table:table-cell office:value-type="float" office:value="21" table:style-name="ce20">
            <text:p>21</text:p>
          </table:table-cell>
          <table:table-cell office:value-type="float" office:value="5.07" table:style-name="ce88">
            <text:p><text:s text:c="3"/>5.07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8.86" table:style-name="ce89">
            <text:p><text:s text:c="4"/>8.86</text:p>
          </table:table-cell>
          <table:table-cell office:value-type="float" office:value="65" table:style-name="ce112">
            <text:p><text:s text:c="3"/>65</text:p>
          </table:table-cell>
          <table:table-cell office:value-type="float" office:value="6" table:style-name="ce88">
            <text:p><text:s text:c="3"/>6.00</text:p>
          </table:table-cell>
          <table:table-cell office:value-type="float" office:value="17" table:style-name="ce112">
            <text:p><text:s text:c="3"/>17</text:p>
          </table:table-cell>
          <table:table-cell office:value-type="float" office:value="1.57" table:style-name="ce88">
            <text:p><text:s text:c="3"/>1.57</text:p>
          </table:table-cell>
          <table:table-cell office:value-type="float" office:value="857" table:style-name="ce20">
            <text:p>857</text:p>
          </table:table-cell>
          <table:table-cell office:value-type="float" office:value="418" table:style-name="ce20">
            <text:p>418</text:p>
          </table:table-cell>
          <table:table-cell office:value-type="float" office:value="957" table:style-name="ce114">
            <text:p><text:s text:c="3"/>957</text:p>
          </table:table-cell>
          <table:table-cell table:number-columns-repeated="16362" table:style-name="ce115"/>
        </table:table-row>
        <table:table-row table:style-name="ro21">
          <table:table-cell office:value-type="string" table:style-name="ce100">
            <text:p>金 門 縣</text:p>
          </table:table-cell>
          <table:table-cell office:value-type="float" office:value="36474" table:style-name="ce116">
            <text:p><text:s text:c="3"/>36,474</text:p>
          </table:table-cell>
          <table:table-cell office:value-type="float" office:value="120037" table:style-name="ce101">
            <text:p><text:s text:c="3"/>120,037</text:p>
          </table:table-cell>
          <table:table-cell office:value-type="float" office:value="60370" table:style-name="ce101">
            <text:p><text:s text:c="3"/>60,370</text:p>
          </table:table-cell>
          <table:table-cell office:value-type="float" office:value="59667" table:style-name="ce101">
            <text:p><text:s text:c="3"/>59,667</text:p>
          </table:table-cell>
          <table:table-cell office:value-type="float" office:value="139" table:style-name="ce101">
            <text:p><text:s text:c="3"/>139</text:p>
          </table:table-cell>
          <table:table-cell office:value-type="float" office:value="80" table:style-name="ce102">
            <text:p>80</text:p>
          </table:table-cell>
          <table:table-cell office:value-type="float" office:value="59" table:style-name="ce102">
            <text:p>59</text:p>
          </table:table-cell>
          <table:table-cell office:value-type="float" office:value="14.12" table:style-name="ce103">
            <text:p><text:s text:c="3"/>14.12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33" table:style-name="ce102">
            <text:p>33</text:p>
          </table:table-cell>
          <table:table-cell office:value-type="float" office:value="17" table:style-name="ce102">
            <text:p>17</text:p>
          </table:table-cell>
          <table:table-cell office:value-type="float" office:value="5.08" table:style-name="ce103">
            <text:p><text:s text:c="3"/>5.08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9.0399999999999991" table:style-name="ce108">
            <text:p><text:s text:c="4"/>9.04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6.09" table:style-name="ce103">
            <text:p><text:s text:c="3"/>6.0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1.63" table:style-name="ce103">
            <text:p><text:s text:c="3"/>1.63</text:p>
          </table:table-cell>
          <table:table-cell office:value-type="float" office:value="776" table:style-name="ce102">
            <text:p>776</text:p>
          </table:table-cell>
          <table:table-cell office:value-type="float" office:value="362" table:style-name="ce102">
            <text:p>362</text:p>
          </table:table-cell>
          <table:table-cell office:value-type="float" office:value="793" table:style-name="ce106">
            <text:p><text:s text:c="3"/>793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100">
            <text:p>連 江 縣</text:p>
          </table:table-cell>
          <table:table-cell office:value-type="float" office:value="2414" table:style-name="ce101">
            <text:p><text:s text:c="3"/>2,414</text:p>
          </table:table-cell>
          <table:table-cell office:value-type="float" office:value="12111" table:style-name="ce101">
            <text:p><text:s text:c="3"/>12,111</text:p>
          </table:table-cell>
          <table:table-cell office:value-type="float" office:value="6880" table:style-name="ce101">
            <text:p><text:s text:c="3"/>6,880</text:p>
          </table:table-cell>
          <table:table-cell office:value-type="float" office:value="5231" table:style-name="ce101">
            <text:p><text:s text:c="3"/>5,23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8" table:style-name="ce102">
            <text:p>8</text:p>
          </table:table-cell>
          <table:table-cell office:value-type="float" office:value="4" table:style-name="ce102">
            <text:p>4</text:p>
          </table:table-cell>
          <table:table-cell office:value-type="float" office:value="12.07" table:style-name="ce103">
            <text:p><text:s text:c="3"/>12.07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" table:style-name="ce102">
            <text:p>1</text:p>
          </table:table-cell>
          <table:table-cell office:value-type="float" office:value="4" table:style-name="ce102">
            <text:p>4</text:p>
          </table:table-cell>
          <table:table-cell office:value-type="float" office:value="5.03" table:style-name="ce103">
            <text:p><text:s text:c="3"/>5.03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.04" table:style-name="ce105">
            <text:p>7.04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.03" table:style-name="ce103">
            <text:p><text:s text:c="3"/>5.03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.01" table:style-name="ce103">
            <text:p><text:s text:c="3"/>1.01</text:p>
          </table:table-cell>
          <table:table-cell office:value-type="float" office:value="81" table:style-name="ce102">
            <text:p>81</text:p>
          </table:table-cell>
          <table:table-cell office:value-type="float" office:value="56" table:style-name="ce102">
            <text:p>56</text:p>
          </table:table-cell>
          <table:table-cell office:value-type="float" office:value="164" table:style-name="ce106">
            <text:p><text:s text:c="3"/>164</text:p>
          </table:table-cell>
          <table:table-cell table:number-columns-repeated="16362" table:style-name="ce2"/>
        </table:table-row>
        <table:table-row table:style-name="ro13">
          <table:table-cell table:style-name="ce117"/>
          <table:table-cell table:number-columns-repeated="7"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19"/>
          <table:table-cell table:style-name="ce118"/>
          <table:table-cell table:style-name="ce119"/>
          <table:table-cell table:style-name="ce120"/>
          <table:table-cell table:number-columns-repeated="3" table:style-name="ce121"/>
          <table:table-cell table:style-name="ce122"/>
          <table:table-cell table:number-columns-repeated="16362" table:style-name="ce2"/>
        </table:table-row>
        <table:table-row table:style-name="ro3">
          <table:table-cell office:value-type="string" table:style-name="ce123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3"/>
          <table:table-cell table:number-columns-repeated="3" table:style-name="ce2"/>
          <table:table-cell table:style-name="ce64"/>
          <table:table-cell table:style-name="ce65"/>
          <table:table-cell table:style-name="ce2"/>
          <table:table-cell table:style-name="ce65"/>
          <table:table-cell table:number-columns-repeated="2" table:style-name="ce64"/>
          <table:table-cell table:number-columns-repeated="3" table:style-name="ce2"/>
          <table:table-cell office:value-type="string" table:style-name="ce124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2<text:s/><text:span text:style-name="T4">年</text:span><text:s/>12<text:s/><text:span text:style-name="T4">月</text:span><text:s/>4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29">
          <table:table-cell table:style-name="ce125"/>
          <table:table-cell table:number-columns-repeated="17" table:style-name="ce2"/>
          <table:table-cell table:number-columns-repeated="3" table:style-name="ce126"/>
          <table:table-cell table:number-columns-repeated="16363" table:style-name="ce2"/>
        </table:table-row>
        <table:table-row table:style-name="ro29">
          <table:table-cell table:style-name="ce127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6"/>
        <table:table-column table:style-name="co26" table:default-cell-style-name="ce136"/>
        <table:table-column table:style-name="co1" table:default-cell-style-name="ce136"/>
        <table:table-column table:style-name="co27" table:default-cell-style-name="ce136"/>
        <table:table-column table:style-name="co28" table:default-cell-style-name="ce136"/>
        <table:table-column table:style-name="co6" table:default-cell-style-name="ce136"/>
        <table:table-column table:style-name="co8" table:number-columns-repeated="2" table:default-cell-style-name="ce136"/>
        <table:table-column table:style-name="co29" table:default-cell-style-name="ce136"/>
        <table:table-column table:style-name="co26" table:default-cell-style-name="ce136"/>
        <table:table-column table:style-name="co23" table:default-cell-style-name="ce136"/>
        <table:table-column table:style-name="co6" table:default-cell-style-name="ce136"/>
        <table:table-column table:style-name="co30" table:default-cell-style-name="ce136"/>
        <table:table-column table:style-name="co23" table:default-cell-style-name="ce136"/>
        <table:table-column table:style-name="co3" table:default-cell-style-name="ce136"/>
        <table:table-column table:style-name="co8" table:default-cell-style-name="ce136"/>
        <table:table-column table:style-name="co31" table:default-cell-style-name="ce136"/>
        <table:table-column table:style-name="co26" table:default-cell-style-name="ce136"/>
        <table:table-column table:style-name="co6" table:default-cell-style-name="ce136"/>
        <table:table-column table:style-name="co8" table:default-cell-style-name="ce136"/>
        <table:table-column table:style-name="co32" table:default-cell-style-name="ce136"/>
        <table:table-column table:style-name="co27" table:default-cell-style-name="ce136"/>
        <table:table-column table:style-name="co11" table:default-cell-style-name="ce136"/>
        <table:table-column table:style-name="co3" table:default-cell-style-name="ce136"/>
        <table:table-column table:style-name="co32" table:default-cell-style-name="ce136"/>
        <table:table-column table:style-name="co33" table:default-cell-style-name="ce136"/>
        <table:table-column table:style-name="co34" table:number-columns-repeated="16358" table:default-cell-style-name="ce136"/>
        <table:table-row table:style-name="ro30">
          <table:table-cell office:value-type="string" table:number-columns-spanned="25" table:number-rows-spanned="1" table:style-name="ce226">
            <text:p>各 縣 市 人 口 年 齡 結 構 統 計 表</text:p>
          </table:table-cell>
          <table:covered-table-cell table:number-columns-repeated="24"/>
          <table:table-cell table:number-columns-repeated="16359" table:style-name="ce136"/>
        </table:table-row>
        <table:table-row table:style-name="ro31">
          <table:table-cell table:style-name="ce137"/>
          <table:table-cell table:number-columns-repeated="8" table:style-name="ce138"/>
          <table:table-cell table:style-name="ce136"/>
          <table:table-cell office:value-type="string" table:style-name="ce139">
            <text:p>中 華 民 國 102年 11月 底</text:p>
          </table:table-cell>
          <table:table-cell table:style-name="ce140"/>
          <table:table-cell table:number-columns-repeated="9" table:style-name="ce138"/>
          <table:table-cell table:number-columns-repeated="3" table:style-name="ce136"/>
          <table:table-cell office:value-type="string" table:style-name="ce141">
            <text:p>單位：人；％</text:p>
          </table:table-cell>
          <table:table-cell table:number-columns-repeated="16359" table:style-name="ce136"/>
        </table:table-row>
        <table:table-row table:style-name="ro32">
          <table:table-cell office:value-type="string" table:number-columns-spanned="1" table:number-rows-spanned="3" table:style-name="ce254">
            <text:p>區域別</text:p>
          </table:table-cell>
          <table:table-cell office:value-type="string" table:number-columns-spanned="4" table:number-rows-spanned="2" table:style-name="ce25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2">
            <text:p>20歲以上</text:p>
          </table:table-cell>
          <table:covered-table-cell table:number-columns-repeated="3"/>
          <table:table-cell table:number-columns-repeated="16359" table:style-name="ce142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2"/>
        </table:table-row>
        <table:table-row table:style-name="ro34">
          <table:covered-table-cell/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3">
            <text:p>％</text:p>
          </table:table-cell>
          <table:table-cell office:value-type="string" table:style-name="ce144">
            <text:p>計</text:p>
          </table:table-cell>
          <table:table-cell office:value-type="string" table:style-name="ce144">
            <text:p>男</text:p>
          </table:table-cell>
          <table:table-cell office:value-type="string" table:style-name="ce144">
            <text:p>女</text:p>
          </table:table-cell>
          <table:table-cell office:value-type="string" table:style-name="ce144">
            <text:p>％</text:p>
          </table:table-cell>
          <table:table-cell office:value-type="string" table:style-name="ce144">
            <text:p>計</text:p>
          </table:table-cell>
          <table:table-cell office:value-type="string" table:style-name="ce144">
            <text:p>男</text:p>
          </table:table-cell>
          <table:table-cell office:value-type="string" table:style-name="ce144">
            <text:p>女</text:p>
          </table:table-cell>
          <table:table-cell office:value-type="string" table:style-name="ce144">
            <text:p>％</text:p>
          </table:table-cell>
          <table:table-cell office:value-type="string" table:style-name="ce144">
            <text:p>計</text:p>
          </table:table-cell>
          <table:table-cell office:value-type="string" table:style-name="ce144">
            <text:p>男</text:p>
          </table:table-cell>
          <table:table-cell office:value-type="string" table:style-name="ce144">
            <text:p>女</text:p>
          </table:table-cell>
          <table:table-cell office:value-type="string" table:style-name="ce144">
            <text:p>％</text:p>
          </table:table-cell>
          <table:table-cell office:value-type="string" table:style-name="ce144">
            <text:p>計</text:p>
          </table:table-cell>
          <table:table-cell office:value-type="string" table:style-name="ce144">
            <text:p>男</text:p>
          </table:table-cell>
          <table:table-cell office:value-type="string" table:style-name="ce144">
            <text:p>女</text:p>
          </table:table-cell>
          <table:table-cell office:value-type="string" table:style-name="ce144">
            <text:p>％</text:p>
          </table:table-cell>
          <table:table-cell office:value-type="string" table:style-name="ce144">
            <text:p>計</text:p>
          </table:table-cell>
          <table:table-cell office:value-type="string" table:style-name="ce144">
            <text:p>男</text:p>
          </table:table-cell>
          <table:table-cell office:value-type="string" table:style-name="ce144">
            <text:p>女</text:p>
          </table:table-cell>
          <table:table-cell office:value-type="string" table:style-name="ce145">
            <text:p>％</text:p>
          </table:table-cell>
          <table:table-cell table:number-columns-repeated="16359" table:style-name="ce142"/>
        </table:table-row>
        <table:table-row table:style-name="ro20">
          <table:table-cell office:value-type="string" table:style-name="ce146">
            <text:p>總 <text:s text:c="5"/>計</text:p>
          </table:table-cell>
          <table:table-cell office:value-type="float" office:value="23367320" table:style-name="ce147">
            <text:p>23,367,320</text:p>
          </table:table-cell>
          <table:table-cell office:value-type="float" office:value="11683187" table:style-name="ce148">
            <text:p>11,683,187</text:p>
          </table:table-cell>
          <table:table-cell office:value-type="float" office:value="11684133" table:style-name="ce148">
            <text:p>11,684,133</text:p>
          </table:table-cell>
          <table:table-cell office:value-type="float" office:value="100" table:style-name="ce149">
            <text:p>100.00</text:p>
          </table:table-cell>
          <table:table-cell office:value-type="float" office:value="3351221" table:style-name="ce148">
            <text:p>3,351,221</text:p>
          </table:table-cell>
          <table:table-cell office:value-type="float" office:value="1747584" table:style-name="ce148">
            <text:p>1,747,584</text:p>
          </table:table-cell>
          <table:table-cell office:value-type="float" office:value="1603637" table:style-name="ce148">
            <text:p>1,603,637</text:p>
          </table:table-cell>
          <table:table-cell office:value-type="float" office:value="14.34" table:style-name="ce149">
            <text:p>14.34</text:p>
          </table:table-cell>
          <table:table-cell office:value-type="float" office:value="17331920" table:style-name="ce148">
            <text:p>17,331,920</text:p>
          </table:table-cell>
          <table:table-cell office:value-type="float" office:value="8678474" table:style-name="ce148">
            <text:p>8,678,474</text:p>
          </table:table-cell>
          <table:table-cell office:value-type="float" office:value="8653446" table:style-name="ce148">
            <text:p>8,653,446</text:p>
          </table:table-cell>
          <table:table-cell office:value-type="float" office:value="74.17" table:style-name="ce149">
            <text:p>74.17</text:p>
          </table:table-cell>
          <table:table-cell office:value-type="float" office:value="2684179" table:style-name="ce148">
            <text:p>2,684,179</text:p>
          </table:table-cell>
          <table:table-cell office:value-type="float" office:value="1257129" table:style-name="ce148">
            <text:p>1,257,129</text:p>
          </table:table-cell>
          <table:table-cell office:value-type="float" office:value="1427050" table:style-name="ce148">
            <text:p>1,427,050</text:p>
          </table:table-cell>
          <table:table-cell office:value-type="float" office:value="11.49" table:style-name="ce149">
            <text:p>11.49</text:p>
          </table:table-cell>
          <table:table-cell office:value-type="float" office:value="10867232" table:style-name="ce148">
            <text:p>10,867,232</text:p>
          </table:table-cell>
          <table:table-cell office:value-type="float" office:value="5458325" table:style-name="ce148">
            <text:p>5,458,325</text:p>
          </table:table-cell>
          <table:table-cell office:value-type="float" office:value="5408907" table:style-name="ce148">
            <text:p>5,408,907</text:p>
          </table:table-cell>
          <table:table-cell office:value-type="float" office:value="46.51" table:style-name="ce149">
            <text:p>46.51</text:p>
          </table:table-cell>
          <table:table-cell office:value-type="float" office:value="18453864" table:style-name="ce148">
            <text:p>18,453,864</text:p>
          </table:table-cell>
          <table:table-cell office:value-type="float" office:value="9123663" table:style-name="ce148">
            <text:p>9,123,663</text:p>
          </table:table-cell>
          <table:table-cell office:value-type="float" office:value="9330201" table:style-name="ce148">
            <text:p>9,330,201</text:p>
          </table:table-cell>
          <table:table-cell office:value-type="float" office:value="78.97" table:style-name="ce150">
            <text:p>78.97</text:p>
          </table:table-cell>
          <table:table-cell table:style-name="ce151"/>
          <table:table-cell table:number-columns-repeated="16358" table:style-name="ce152"/>
        </table:table-row>
        <table:table-row table:style-name="ro15">
          <table:table-cell office:value-type="string" table:style-name="ce153">
            <text:p>新 北 市</text:p>
          </table:table-cell>
          <table:table-cell office:value-type="float" office:value="3953858" table:style-name="ce154">
            <text:p>3,953,858</text:p>
          </table:table-cell>
          <table:table-cell office:value-type="float" office:value="1949850" table:style-name="ce155">
            <text:p>1,949,850</text:p>
          </table:table-cell>
          <table:table-cell office:value-type="float" office:value="2004008" table:style-name="ce155">
            <text:p>2,004,008</text:p>
          </table:table-cell>
          <table:table-cell office:value-type="float" office:value="100" table:style-name="ce156">
            <text:p>100.00</text:p>
          </table:table-cell>
          <table:table-cell office:value-type="float" office:value="545355" table:style-name="ce155">
            <text:p>545,355</text:p>
          </table:table-cell>
          <table:table-cell office:value-type="float" office:value="284371" table:style-name="ce155">
            <text:p>284,371</text:p>
          </table:table-cell>
          <table:table-cell office:value-type="float" office:value="260984" table:style-name="ce155">
            <text:p>260,984</text:p>
          </table:table-cell>
          <table:table-cell office:value-type="float" office:value="13.79" table:style-name="ce156">
            <text:p>13.79</text:p>
          </table:table-cell>
          <table:table-cell office:value-type="float" office:value="3035862" table:style-name="ce155">
            <text:p>3,035,862</text:p>
          </table:table-cell>
          <table:table-cell office:value-type="float" office:value="1489924" table:style-name="ce155">
            <text:p>1,489,924</text:p>
          </table:table-cell>
          <table:table-cell office:value-type="float" office:value="1545938" table:style-name="ce155">
            <text:p>1,545,938</text:p>
          </table:table-cell>
          <table:table-cell office:value-type="float" office:value="76.78" table:style-name="ce156">
            <text:p>76.78</text:p>
          </table:table-cell>
          <table:table-cell office:value-type="float" office:value="372641" table:style-name="ce155">
            <text:p>372,641</text:p>
          </table:table-cell>
          <table:table-cell office:value-type="float" office:value="175555" table:style-name="ce155">
            <text:p>175,555</text:p>
          </table:table-cell>
          <table:table-cell office:value-type="float" office:value="197086" table:style-name="ce155">
            <text:p>197,086</text:p>
          </table:table-cell>
          <table:table-cell office:value-type="float" office:value="9.42" table:style-name="ce156">
            <text:p>9.42</text:p>
          </table:table-cell>
          <table:table-cell office:value-type="float" office:value="1910470" table:style-name="ce155">
            <text:p>1,910,470</text:p>
          </table:table-cell>
          <table:table-cell office:value-type="float" office:value="947655" table:style-name="ce155">
            <text:p>947,655</text:p>
          </table:table-cell>
          <table:table-cell office:value-type="float" office:value="962815" table:style-name="ce155">
            <text:p>962,815</text:p>
          </table:table-cell>
          <table:table-cell office:value-type="float" office:value="48.32" table:style-name="ce156">
            <text:p>48.32</text:p>
          </table:table-cell>
          <table:table-cell office:value-type="float" office:value="3151114" table:style-name="ce155">
            <text:p>3,151,114</text:p>
          </table:table-cell>
          <table:table-cell office:value-type="float" office:value="1532212" table:style-name="ce155">
            <text:p>1,532,212</text:p>
          </table:table-cell>
          <table:table-cell office:value-type="float" office:value="1618902" table:style-name="ce155">
            <text:p>1,618,902</text:p>
          </table:table-cell>
          <table:table-cell office:value-type="float" office:value="79.7" table:style-name="ce157">
            <text:p>79.70</text:p>
          </table:table-cell>
          <table:table-cell table:number-columns-repeated="16359" table:style-name="ce142"/>
        </table:table-row>
        <table:table-row table:style-name="ro15">
          <table:table-cell office:value-type="string" table:style-name="ce153">
            <text:p>臺 北 市</text:p>
          </table:table-cell>
          <table:table-cell office:value-type="float" office:value="2684567" table:style-name="ce154">
            <text:p>2,684,567</text:p>
          </table:table-cell>
          <table:table-cell office:value-type="float" office:value="1289204" table:style-name="ce155">
            <text:p>1,289,204</text:p>
          </table:table-cell>
          <table:table-cell office:value-type="float" office:value="1395363" table:style-name="ce155">
            <text:p>1,395,363</text:p>
          </table:table-cell>
          <table:table-cell office:value-type="float" office:value="100" table:style-name="ce156">
            <text:p>100.00</text:p>
          </table:table-cell>
          <table:table-cell office:value-type="float" office:value="383392" table:style-name="ce155">
            <text:p>383,392</text:p>
          </table:table-cell>
          <table:table-cell office:value-type="float" office:value="199309" table:style-name="ce155">
            <text:p>199,309</text:p>
          </table:table-cell>
          <table:table-cell office:value-type="float" office:value="184083" table:style-name="ce155">
            <text:p>184,083</text:p>
          </table:table-cell>
          <table:table-cell office:value-type="float" office:value="14.28" table:style-name="ce156">
            <text:p>14.28</text:p>
          </table:table-cell>
          <table:table-cell office:value-type="float" office:value="1939999" table:style-name="ce155">
            <text:p>1,939,999</text:p>
          </table:table-cell>
          <table:table-cell office:value-type="float" office:value="923381" table:style-name="ce155">
            <text:p>923,381</text:p>
          </table:table-cell>
          <table:table-cell office:value-type="float" office:value="1016618" table:style-name="ce155">
            <text:p>1,016,618</text:p>
          </table:table-cell>
          <table:table-cell office:value-type="float" office:value="72.260000000000005" table:style-name="ce156">
            <text:p>72.26</text:p>
          </table:table-cell>
          <table:table-cell office:value-type="float" office:value="361176" table:style-name="ce155">
            <text:p>361,176</text:p>
          </table:table-cell>
          <table:table-cell office:value-type="float" office:value="166514" table:style-name="ce155">
            <text:p>166,514</text:p>
          </table:table-cell>
          <table:table-cell office:value-type="float" office:value="194662" table:style-name="ce155">
            <text:p>194,662</text:p>
          </table:table-cell>
          <table:table-cell office:value-type="float" office:value="13.45" table:style-name="ce156">
            <text:p>13.45</text:p>
          </table:table-cell>
          <table:table-cell office:value-type="float" office:value="1185853" table:style-name="ce155">
            <text:p>1,185,853</text:p>
          </table:table-cell>
          <table:table-cell office:value-type="float" office:value="563244" table:style-name="ce155">
            <text:p>563,244</text:p>
          </table:table-cell>
          <table:table-cell office:value-type="float" office:value="622609" table:style-name="ce155">
            <text:p>622,609</text:p>
          </table:table-cell>
          <table:table-cell office:value-type="float" office:value="44.17" table:style-name="ce156">
            <text:p>44.17</text:p>
          </table:table-cell>
          <table:table-cell office:value-type="float" office:value="2146866" table:style-name="ce155">
            <text:p>2,146,866</text:p>
          </table:table-cell>
          <table:table-cell office:value-type="float" office:value="1009726" table:style-name="ce155">
            <text:p>1,009,726</text:p>
          </table:table-cell>
          <table:table-cell office:value-type="float" office:value="1137140" table:style-name="ce155">
            <text:p>1,137,140</text:p>
          </table:table-cell>
          <table:table-cell office:value-type="float" office:value="79.97" table:style-name="ce157">
            <text:p>79.97</text:p>
          </table:table-cell>
          <table:table-cell table:number-columns-repeated="16359" table:style-name="ce142"/>
        </table:table-row>
        <table:table-row table:style-name="ro15">
          <table:table-cell office:value-type="string" table:style-name="ce153">
            <text:p>臺 中 市</text:p>
          </table:table-cell>
          <table:table-cell office:value-type="float" office:value="2700300" table:style-name="ce154">
            <text:p>2,700,300</text:p>
          </table:table-cell>
          <table:table-cell office:value-type="float" office:value="1339213" table:style-name="ce155">
            <text:p>1,339,213</text:p>
          </table:table-cell>
          <table:table-cell office:value-type="float" office:value="1361087" table:style-name="ce155">
            <text:p>1,361,087</text:p>
          </table:table-cell>
          <table:table-cell office:value-type="float" office:value="100" table:style-name="ce156">
            <text:p>100.00</text:p>
          </table:table-cell>
          <table:table-cell office:value-type="float" office:value="425410" table:style-name="ce155">
            <text:p>425,410</text:p>
          </table:table-cell>
          <table:table-cell office:value-type="float" office:value="221220" table:style-name="ce155">
            <text:p>221,220</text:p>
          </table:table-cell>
          <table:table-cell office:value-type="float" office:value="204190" table:style-name="ce155">
            <text:p>204,190</text:p>
          </table:table-cell>
          <table:table-cell office:value-type="float" office:value="15.75" table:style-name="ce156">
            <text:p>15.75</text:p>
          </table:table-cell>
          <table:table-cell office:value-type="float" office:value="2022569" table:style-name="ce155">
            <text:p>2,022,569</text:p>
          </table:table-cell>
          <table:table-cell office:value-type="float" office:value="999218" table:style-name="ce155">
            <text:p>999,218</text:p>
          </table:table-cell>
          <table:table-cell office:value-type="float" office:value="1023351" table:style-name="ce155">
            <text:p>1,023,351</text:p>
          </table:table-cell>
          <table:table-cell office:value-type="float" office:value="74.900000000000006" table:style-name="ce156">
            <text:p>74.90</text:p>
          </table:table-cell>
          <table:table-cell office:value-type="float" office:value="252321" table:style-name="ce155">
            <text:p>252,321</text:p>
          </table:table-cell>
          <table:table-cell office:value-type="float" office:value="118775" table:style-name="ce155">
            <text:p>118,775</text:p>
          </table:table-cell>
          <table:table-cell office:value-type="float" office:value="133546" table:style-name="ce155">
            <text:p>133,546</text:p>
          </table:table-cell>
          <table:table-cell office:value-type="float" office:value="9.34" table:style-name="ce156">
            <text:p>9.34</text:p>
          </table:table-cell>
          <table:table-cell office:value-type="float" office:value="1294225" table:style-name="ce155">
            <text:p>1,294,225</text:p>
          </table:table-cell>
          <table:table-cell office:value-type="float" office:value="639717" table:style-name="ce155">
            <text:p>639,717</text:p>
          </table:table-cell>
          <table:table-cell office:value-type="float" office:value="654508" table:style-name="ce155">
            <text:p>654,508</text:p>
          </table:table-cell>
          <table:table-cell office:value-type="float" office:value="47.93" table:style-name="ce156">
            <text:p>47.93</text:p>
          </table:table-cell>
          <table:table-cell office:value-type="float" office:value="2077043" table:style-name="ce155">
            <text:p>2,077,043</text:p>
          </table:table-cell>
          <table:table-cell office:value-type="float" office:value="1015157" table:style-name="ce155">
            <text:p>1,015,157</text:p>
          </table:table-cell>
          <table:table-cell office:value-type="float" office:value="1061886" table:style-name="ce155">
            <text:p>1,061,886</text:p>
          </table:table-cell>
          <table:table-cell office:value-type="float" office:value="76.92" table:style-name="ce157">
            <text:p>76.92</text:p>
          </table:table-cell>
          <table:table-cell table:number-columns-repeated="16359" table:style-name="ce142"/>
        </table:table-row>
        <table:table-row table:style-name="ro15">
          <table:table-cell office:value-type="string" table:style-name="ce153">
            <text:p>臺 南 市</text:p>
          </table:table-cell>
          <table:table-cell office:value-type="float" office:value="1883114" table:style-name="ce154">
            <text:p>1,883,114</text:p>
          </table:table-cell>
          <table:table-cell office:value-type="float" office:value="944658" table:style-name="ce155">
            <text:p>944,658</text:p>
          </table:table-cell>
          <table:table-cell office:value-type="float" office:value="938456" table:style-name="ce155">
            <text:p>938,456</text:p>
          </table:table-cell>
          <table:table-cell office:value-type="float" office:value="100" table:style-name="ce156">
            <text:p>100.00</text:p>
          </table:table-cell>
          <table:table-cell office:value-type="float" office:value="253467" table:style-name="ce155">
            <text:p>253,467</text:p>
          </table:table-cell>
          <table:table-cell office:value-type="float" office:value="132009" table:style-name="ce155">
            <text:p>132,009</text:p>
          </table:table-cell>
          <table:table-cell office:value-type="float" office:value="121458" table:style-name="ce155">
            <text:p>121,458</text:p>
          </table:table-cell>
          <table:table-cell office:value-type="float" office:value="13.46" table:style-name="ce156">
            <text:p>13.46</text:p>
          </table:table-cell>
          <table:table-cell office:value-type="float" office:value="1400508" table:style-name="ce155">
            <text:p>1,400,508</text:p>
          </table:table-cell>
          <table:table-cell office:value-type="float" office:value="707437" table:style-name="ce155">
            <text:p>707,437</text:p>
          </table:table-cell>
          <table:table-cell office:value-type="float" office:value="693071" table:style-name="ce155">
            <text:p>693,071</text:p>
          </table:table-cell>
          <table:table-cell office:value-type="float" office:value="74.37" table:style-name="ce156">
            <text:p>74.37</text:p>
          </table:table-cell>
          <table:table-cell office:value-type="float" office:value="229139" table:style-name="ce155">
            <text:p>229,139</text:p>
          </table:table-cell>
          <table:table-cell office:value-type="float" office:value="105212" table:style-name="ce155">
            <text:p>105,212</text:p>
          </table:table-cell>
          <table:table-cell office:value-type="float" office:value="123927" table:style-name="ce155">
            <text:p>123,927</text:p>
          </table:table-cell>
          <table:table-cell office:value-type="float" office:value="12.17" table:style-name="ce156">
            <text:p>12.17</text:p>
          </table:table-cell>
          <table:table-cell office:value-type="float" office:value="873031" table:style-name="ce155">
            <text:p>873,031</text:p>
          </table:table-cell>
          <table:table-cell office:value-type="float" office:value="439840" table:style-name="ce155">
            <text:p>439,840</text:p>
          </table:table-cell>
          <table:table-cell office:value-type="float" office:value="433191" table:style-name="ce155">
            <text:p>433,191</text:p>
          </table:table-cell>
          <table:table-cell office:value-type="float" office:value="46.36" table:style-name="ce156">
            <text:p>46.36</text:p>
          </table:table-cell>
          <table:table-cell office:value-type="float" office:value="1508543" table:style-name="ce155">
            <text:p>1,508,543</text:p>
          </table:table-cell>
          <table:table-cell office:value-type="float" office:value="749560" table:style-name="ce155">
            <text:p>749,560</text:p>
          </table:table-cell>
          <table:table-cell office:value-type="float" office:value="758983" table:style-name="ce155">
            <text:p>758,983</text:p>
          </table:table-cell>
          <table:table-cell office:value-type="float" office:value="80.11" table:style-name="ce157">
            <text:p>80.11</text:p>
          </table:table-cell>
          <table:table-cell table:number-columns-repeated="16359" table:style-name="ce142"/>
        </table:table-row>
        <table:table-row table:style-name="ro15">
          <table:table-cell office:value-type="string" table:style-name="ce153">
            <text:p>高 雄 市</text:p>
          </table:table-cell>
          <table:table-cell office:value-type="float" office:value="2779563" table:style-name="ce154">
            <text:p>2,779,563</text:p>
          </table:table-cell>
          <table:table-cell office:value-type="float" office:value="1385984" table:style-name="ce155">
            <text:p>1,385,984</text:p>
          </table:table-cell>
          <table:table-cell office:value-type="float" office:value="1393579" table:style-name="ce155">
            <text:p>1,393,579</text:p>
          </table:table-cell>
          <table:table-cell office:value-type="float" office:value="100" table:style-name="ce156">
            <text:p>100.00</text:p>
          </table:table-cell>
          <table:table-cell office:value-type="float" office:value="373261" table:style-name="ce155">
            <text:p>373,261</text:p>
          </table:table-cell>
          <table:table-cell office:value-type="float" office:value="193800" table:style-name="ce155">
            <text:p>193,800</text:p>
          </table:table-cell>
          <table:table-cell office:value-type="float" office:value="179461" table:style-name="ce155">
            <text:p>179,461</text:p>
          </table:table-cell>
          <table:table-cell office:value-type="float" office:value="13.43" table:style-name="ce156">
            <text:p>13.43</text:p>
          </table:table-cell>
          <table:table-cell office:value-type="float" office:value="2091410" table:style-name="ce155">
            <text:p>2,091,410</text:p>
          </table:table-cell>
          <table:table-cell office:value-type="float" office:value="1043050" table:style-name="ce155">
            <text:p>1,043,050</text:p>
          </table:table-cell>
          <table:table-cell office:value-type="float" office:value="1048360" table:style-name="ce155">
            <text:p>1,048,360</text:p>
          </table:table-cell>
          <table:table-cell office:value-type="float" office:value="75.239999999999995" table:style-name="ce156">
            <text:p>75.24</text:p>
          </table:table-cell>
          <table:table-cell office:value-type="float" office:value="314892" table:style-name="ce155">
            <text:p>314,892</text:p>
          </table:table-cell>
          <table:table-cell office:value-type="float" office:value="149134" table:style-name="ce155">
            <text:p>149,134</text:p>
          </table:table-cell>
          <table:table-cell office:value-type="float" office:value="165758" table:style-name="ce155">
            <text:p>165,758</text:p>
          </table:table-cell>
          <table:table-cell office:value-type="float" office:value="11.33" table:style-name="ce156">
            <text:p>11.33</text:p>
          </table:table-cell>
          <table:table-cell office:value-type="float" office:value="1304226" table:style-name="ce155">
            <text:p>1,304,226</text:p>
          </table:table-cell>
          <table:table-cell office:value-type="float" office:value="656098" table:style-name="ce155">
            <text:p>656,098</text:p>
          </table:table-cell>
          <table:table-cell office:value-type="float" office:value="648128" table:style-name="ce155">
            <text:p>648,128</text:p>
          </table:table-cell>
          <table:table-cell office:value-type="float" office:value="46.92" table:style-name="ce156">
            <text:p>46.92</text:p>
          </table:table-cell>
          <table:table-cell office:value-type="float" office:value="2225873" table:style-name="ce155">
            <text:p>2,225,873</text:p>
          </table:table-cell>
          <table:table-cell office:value-type="float" office:value="1098643" table:style-name="ce155">
            <text:p>1,098,643</text:p>
          </table:table-cell>
          <table:table-cell office:value-type="float" office:value="1127230" table:style-name="ce155">
            <text:p>1,127,230</text:p>
          </table:table-cell>
          <table:table-cell office:value-type="float" office:value="80.08" table:style-name="ce157">
            <text:p>80.08</text:p>
          </table:table-cell>
          <table:table-cell table:number-columns-repeated="16359" table:style-name="ce142"/>
        </table:table-row>
        <table:table-row table:style-name="ro35">
          <table:table-cell office:value-type="string" table:style-name="ce153">
            <text:p><text:s/>臺 灣 省<text:s/></text:p>
          </table:table-cell>
          <table:table-cell office:value-type="float" office:value="9233770" table:style-name="ce154">
            <text:p>9,233,770</text:p>
          </table:table-cell>
          <table:table-cell office:value-type="float" office:value="4707028" table:style-name="ce155">
            <text:p>4,707,028</text:p>
          </table:table-cell>
          <table:table-cell office:value-type="float" office:value="4526742" table:style-name="ce155">
            <text:p>4,526,742</text:p>
          </table:table-cell>
          <table:table-cell office:value-type="float" office:value="100" table:style-name="ce156">
            <text:p>100.00</text:p>
          </table:table-cell>
          <table:table-cell office:value-type="float" office:value="1355192" table:style-name="ce155">
            <text:p>1,355,192</text:p>
          </table:table-cell>
          <table:table-cell office:value-type="float" office:value="708978" table:style-name="ce155">
            <text:p>708,978</text:p>
          </table:table-cell>
          <table:table-cell office:value-type="float" office:value="646214" table:style-name="ce155">
            <text:p>646,214</text:p>
          </table:table-cell>
          <table:table-cell office:value-type="float" office:value="14.68" table:style-name="ce156">
            <text:p>14.68</text:p>
          </table:table-cell>
          <table:table-cell office:value-type="float" office:value="6739187" table:style-name="ce155">
            <text:p>6,739,187</text:p>
          </table:table-cell>
          <table:table-cell office:value-type="float" office:value="3463149" table:style-name="ce155">
            <text:p>3,463,149</text:p>
          </table:table-cell>
          <table:table-cell office:value-type="float" office:value="3276038" table:style-name="ce155">
            <text:p>3,276,038</text:p>
          </table:table-cell>
          <table:table-cell office:value-type="float" office:value="72.98" table:style-name="ce156">
            <text:p>72.98</text:p>
          </table:table-cell>
          <table:table-cell office:value-type="float" office:value="1139391" table:style-name="ce155">
            <text:p>1,139,391</text:p>
          </table:table-cell>
          <table:table-cell office:value-type="float" office:value="534901" table:style-name="ce155">
            <text:p>534,901</text:p>
          </table:table-cell>
          <table:table-cell office:value-type="float" office:value="604490" table:style-name="ce155">
            <text:p>604,490</text:p>
          </table:table-cell>
          <table:table-cell office:value-type="float" office:value="12.34" table:style-name="ce156">
            <text:p>12.34</text:p>
          </table:table-cell>
          <table:table-cell office:value-type="float" office:value="4235102" table:style-name="ce155">
            <text:p>4,235,102</text:p>
          </table:table-cell>
          <table:table-cell office:value-type="float" office:value="2179182" table:style-name="ce155">
            <text:p>2,179,182</text:p>
          </table:table-cell>
          <table:table-cell office:value-type="float" office:value="2055920" table:style-name="ce155">
            <text:p>2,055,920</text:p>
          </table:table-cell>
          <table:table-cell office:value-type="float" office:value="45.87" table:style-name="ce156">
            <text:p>45.87</text:p>
          </table:table-cell>
          <table:table-cell office:value-type="float" office:value="7235880" table:style-name="ce155">
            <text:p>7,235,880</text:p>
          </table:table-cell>
          <table:table-cell office:value-type="float" office:value="3663256" table:style-name="ce155">
            <text:p>3,663,256</text:p>
          </table:table-cell>
          <table:table-cell office:value-type="float" office:value="3572624" table:style-name="ce155">
            <text:p>3,572,624</text:p>
          </table:table-cell>
          <table:table-cell office:value-type="float" office:value="78.36" table:style-name="ce157">
            <text:p>78.36</text:p>
          </table:table-cell>
          <table:table-cell table:number-columns-repeated="16359" table:style-name="ce142"/>
        </table:table-row>
        <table:table-row table:style-name="ro36">
          <table:table-cell office:value-type="string" table:style-name="ce158">
            <text:p>宜 蘭 縣</text:p>
          </table:table-cell>
          <table:table-cell office:value-type="float" office:value="458514" table:style-name="ce159">
            <text:p>458,514</text:p>
          </table:table-cell>
          <table:table-cell office:value-type="float" office:value="233039" table:style-name="ce160">
            <text:p>233,039</text:p>
          </table:table-cell>
          <table:table-cell office:value-type="float" office:value="225475" table:style-name="ce160">
            <text:p>225,475</text:p>
          </table:table-cell>
          <table:table-cell office:value-type="float" office:value="100" table:style-name="ce161">
            <text:p>100.00</text:p>
          </table:table-cell>
          <table:table-cell office:value-type="float" office:value="62241" table:style-name="ce162">
            <text:p>62,241</text:p>
          </table:table-cell>
          <table:table-cell office:value-type="float" office:value="32509" table:style-name="ce162">
            <text:p>32,509</text:p>
          </table:table-cell>
          <table:table-cell office:value-type="float" office:value="29732" table:style-name="ce162">
            <text:p>29,732</text:p>
          </table:table-cell>
          <table:table-cell office:value-type="float" office:value="13.57" table:style-name="ce163">
            <text:p>13.57</text:p>
          </table:table-cell>
          <table:table-cell office:value-type="float" office:value="334309" table:style-name="ce162">
            <text:p>334,309</text:p>
          </table:table-cell>
          <table:table-cell office:value-type="float" office:value="171380" table:style-name="ce162">
            <text:p>171,380</text:p>
          </table:table-cell>
          <table:table-cell office:value-type="float" office:value="162929" table:style-name="ce162">
            <text:p>162,929</text:p>
          </table:table-cell>
          <table:table-cell office:value-type="float" office:value="72.91" table:style-name="ce163">
            <text:p>72.91</text:p>
          </table:table-cell>
          <table:table-cell office:value-type="float" office:value="61964" table:style-name="ce162">
            <text:p>61,964</text:p>
          </table:table-cell>
          <table:table-cell office:value-type="float" office:value="29150" table:style-name="ce162">
            <text:p>29,150</text:p>
          </table:table-cell>
          <table:table-cell office:value-type="float" office:value="32814" table:style-name="ce162">
            <text:p>32,814</text:p>
          </table:table-cell>
          <table:table-cell office:value-type="float" office:value="13.51" table:style-name="ce163">
            <text:p>13.51</text:p>
          </table:table-cell>
          <table:table-cell office:value-type="float" office:value="207117" table:style-name="ce162">
            <text:p>207,117</text:p>
          </table:table-cell>
          <table:table-cell office:value-type="float" office:value="106598" table:style-name="ce162">
            <text:p>106,598</text:p>
          </table:table-cell>
          <table:table-cell office:value-type="float" office:value="100519" table:style-name="ce162">
            <text:p>100,519</text:p>
          </table:table-cell>
          <table:table-cell office:value-type="float" office:value="45.17" table:style-name="ce163">
            <text:p>45.17</text:p>
          </table:table-cell>
          <table:table-cell office:value-type="float" office:value="363790" table:style-name="ce162">
            <text:p>363,790</text:p>
          </table:table-cell>
          <table:table-cell office:value-type="float" office:value="183655" table:style-name="ce162">
            <text:p>183,655</text:p>
          </table:table-cell>
          <table:table-cell office:value-type="float" office:value="180135" table:style-name="ce162">
            <text:p>180,135</text:p>
          </table:table-cell>
          <table:table-cell office:value-type="float" office:value="79.34" table:style-name="ce164">
            <text:p>79.34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桃 園 縣</text:p>
          </table:table-cell>
          <table:table-cell office:value-type="float" office:value="2042668" table:style-name="ce159">
            <text:p>2,042,668</text:p>
          </table:table-cell>
          <table:table-cell office:value-type="float" office:value="1026076" table:style-name="ce160">
            <text:p>1,026,076</text:p>
          </table:table-cell>
          <table:table-cell office:value-type="float" office:value="1016592" table:style-name="ce160">
            <text:p>1,016,592</text:p>
          </table:table-cell>
          <table:table-cell office:value-type="float" office:value="100" table:style-name="ce161">
            <text:p>100.00</text:p>
          </table:table-cell>
          <table:table-cell office:value-type="float" office:value="334196" table:style-name="ce162">
            <text:p>334,196</text:p>
          </table:table-cell>
          <table:table-cell office:value-type="float" office:value="174664" table:style-name="ce162">
            <text:p>174,664</text:p>
          </table:table-cell>
          <table:table-cell office:value-type="float" office:value="159532" table:style-name="ce162">
            <text:p>159,532</text:p>
          </table:table-cell>
          <table:table-cell office:value-type="float" office:value="16.36" table:style-name="ce163">
            <text:p>16.36</text:p>
          </table:table-cell>
          <table:table-cell office:value-type="float" office:value="1527419" table:style-name="ce162">
            <text:p>1,527,419</text:p>
          </table:table-cell>
          <table:table-cell office:value-type="float" office:value="762782" table:style-name="ce162">
            <text:p>762,782</text:p>
          </table:table-cell>
          <table:table-cell office:value-type="float" office:value="764637" table:style-name="ce162">
            <text:p>764,637</text:p>
          </table:table-cell>
          <table:table-cell office:value-type="float" office:value="74.78" table:style-name="ce163">
            <text:p>74.78</text:p>
          </table:table-cell>
          <table:table-cell office:value-type="float" office:value="181053" table:style-name="ce162">
            <text:p>181,053</text:p>
          </table:table-cell>
          <table:table-cell office:value-type="float" office:value="88630" table:style-name="ce162">
            <text:p>88,630</text:p>
          </table:table-cell>
          <table:table-cell office:value-type="float" office:value="92423" table:style-name="ce162">
            <text:p>92,423</text:p>
          </table:table-cell>
          <table:table-cell office:value-type="float" office:value="8.86" table:style-name="ce163">
            <text:p>8.86</text:p>
          </table:table-cell>
          <table:table-cell office:value-type="float" office:value="984594" table:style-name="ce162">
            <text:p>984,594</text:p>
          </table:table-cell>
          <table:table-cell office:value-type="float" office:value="493817" table:style-name="ce162">
            <text:p>493,817</text:p>
          </table:table-cell>
          <table:table-cell office:value-type="float" office:value="490777" table:style-name="ce162">
            <text:p>490,777</text:p>
          </table:table-cell>
          <table:table-cell office:value-type="float" office:value="48.2" table:style-name="ce163">
            <text:p>48.20</text:p>
          </table:table-cell>
          <table:table-cell office:value-type="float" office:value="1556316" table:style-name="ce162">
            <text:p>1,556,316</text:p>
          </table:table-cell>
          <table:table-cell office:value-type="float" office:value="771991" table:style-name="ce162">
            <text:p>771,991</text:p>
          </table:table-cell>
          <table:table-cell office:value-type="float" office:value="784325" table:style-name="ce162">
            <text:p>784,325</text:p>
          </table:table-cell>
          <table:table-cell office:value-type="float" office:value="76.19" table:style-name="ce164">
            <text:p>76.19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新 竹 縣</text:p>
          </table:table-cell>
          <table:table-cell office:value-type="float" office:value="530004" table:style-name="ce159">
            <text:p>530,004</text:p>
          </table:table-cell>
          <table:table-cell office:value-type="float" office:value="271698" table:style-name="ce160">
            <text:p>271,698</text:p>
          </table:table-cell>
          <table:table-cell office:value-type="float" office:value="258306" table:style-name="ce160">
            <text:p>258,306</text:p>
          </table:table-cell>
          <table:table-cell office:value-type="float" office:value="100" table:style-name="ce161">
            <text:p>100.00</text:p>
          </table:table-cell>
          <table:table-cell office:value-type="float" office:value="93507" table:style-name="ce162">
            <text:p>93,507</text:p>
          </table:table-cell>
          <table:table-cell office:value-type="float" office:value="48775" table:style-name="ce162">
            <text:p>48,775</text:p>
          </table:table-cell>
          <table:table-cell office:value-type="float" office:value="44732" table:style-name="ce162">
            <text:p>44,732</text:p>
          </table:table-cell>
          <table:table-cell office:value-type="float" office:value="17.64" table:style-name="ce163">
            <text:p>17.64</text:p>
          </table:table-cell>
          <table:table-cell office:value-type="float" office:value="377765" table:style-name="ce162">
            <text:p>377,765</text:p>
          </table:table-cell>
          <table:table-cell office:value-type="float" office:value="194279" table:style-name="ce162">
            <text:p>194,279</text:p>
          </table:table-cell>
          <table:table-cell office:value-type="float" office:value="183486" table:style-name="ce162">
            <text:p>183,486</text:p>
          </table:table-cell>
          <table:table-cell office:value-type="float" office:value="71.28" table:style-name="ce163">
            <text:p>71.28</text:p>
          </table:table-cell>
          <table:table-cell office:value-type="float" office:value="58732" table:style-name="ce162">
            <text:p>58,732</text:p>
          </table:table-cell>
          <table:table-cell office:value-type="float" office:value="28644" table:style-name="ce162">
            <text:p>28,644</text:p>
          </table:table-cell>
          <table:table-cell office:value-type="float" office:value="30088" table:style-name="ce162">
            <text:p>30,088</text:p>
          </table:table-cell>
          <table:table-cell office:value-type="float" office:value="11.08" table:style-name="ce163">
            <text:p>11.08</text:p>
          </table:table-cell>
          <table:table-cell office:value-type="float" office:value="248082" table:style-name="ce162">
            <text:p>248,082</text:p>
          </table:table-cell>
          <table:table-cell office:value-type="float" office:value="126629" table:style-name="ce162">
            <text:p>126,629</text:p>
          </table:table-cell>
          <table:table-cell office:value-type="float" office:value="121453" table:style-name="ce162">
            <text:p>121,453</text:p>
          </table:table-cell>
          <table:table-cell office:value-type="float" office:value="46.81" table:style-name="ce163">
            <text:p>46.81</text:p>
          </table:table-cell>
          <table:table-cell office:value-type="float" office:value="398847" table:style-name="ce162">
            <text:p>398,847</text:p>
          </table:table-cell>
          <table:table-cell office:value-type="float" office:value="203276" table:style-name="ce162">
            <text:p>203,276</text:p>
          </table:table-cell>
          <table:table-cell office:value-type="float" office:value="195571" table:style-name="ce162">
            <text:p>195,571</text:p>
          </table:table-cell>
          <table:table-cell office:value-type="float" office:value="75.25" table:style-name="ce164">
            <text:p>75.25</text:p>
          </table:table-cell>
          <table:table-cell table:number-columns-repeated="16359" table:style-name="ce142"/>
        </table:table-row>
        <table:table-row table:style-name="ro37">
          <table:table-cell office:value-type="string" table:style-name="ce158">
            <text:p>苗 栗 縣</text:p>
          </table:table-cell>
          <table:table-cell office:value-type="float" office:value="565369" table:style-name="ce159">
            <text:p>565,369</text:p>
          </table:table-cell>
          <table:table-cell office:value-type="float" office:value="291958" table:style-name="ce160">
            <text:p>291,958</text:p>
          </table:table-cell>
          <table:table-cell office:value-type="float" office:value="273411" table:style-name="ce160">
            <text:p>273,411</text:p>
          </table:table-cell>
          <table:table-cell office:value-type="float" office:value="100" table:style-name="ce161">
            <text:p>100.00</text:p>
          </table:table-cell>
          <table:table-cell office:value-type="float" office:value="83041" table:style-name="ce162">
            <text:p>83,041</text:p>
          </table:table-cell>
          <table:table-cell office:value-type="float" office:value="43589" table:style-name="ce162">
            <text:p>43,589</text:p>
          </table:table-cell>
          <table:table-cell office:value-type="float" office:value="39452" table:style-name="ce162">
            <text:p>39,452</text:p>
          </table:table-cell>
          <table:table-cell office:value-type="float" office:value="14.69" table:style-name="ce163">
            <text:p>14.69</text:p>
          </table:table-cell>
          <table:table-cell office:value-type="float" office:value="405094" table:style-name="ce162">
            <text:p>405,094</text:p>
          </table:table-cell>
          <table:table-cell office:value-type="float" office:value="211406" table:style-name="ce162">
            <text:p>211,406</text:p>
          </table:table-cell>
          <table:table-cell office:value-type="float" office:value="193688" table:style-name="ce162">
            <text:p>193,688</text:p>
          </table:table-cell>
          <table:table-cell office:value-type="float" office:value="71.650000000000006" table:style-name="ce163">
            <text:p>71.65</text:p>
          </table:table-cell>
          <table:table-cell office:value-type="float" office:value="77234" table:style-name="ce162">
            <text:p>77,234</text:p>
          </table:table-cell>
          <table:table-cell office:value-type="float" office:value="36963" table:style-name="ce162">
            <text:p>36,963</text:p>
          </table:table-cell>
          <table:table-cell office:value-type="float" office:value="40271" table:style-name="ce162">
            <text:p>40,271</text:p>
          </table:table-cell>
          <table:table-cell office:value-type="float" office:value="13.66" table:style-name="ce163">
            <text:p>13.66</text:p>
          </table:table-cell>
          <table:table-cell office:value-type="float" office:value="254749" table:style-name="ce162">
            <text:p>254,749</text:p>
          </table:table-cell>
          <table:table-cell office:value-type="float" office:value="132670" table:style-name="ce162">
            <text:p>132,670</text:p>
          </table:table-cell>
          <table:table-cell office:value-type="float" office:value="122079" table:style-name="ce162">
            <text:p>122,079</text:p>
          </table:table-cell>
          <table:table-cell office:value-type="float" office:value="45.06" table:style-name="ce163">
            <text:p>45.06</text:p>
          </table:table-cell>
          <table:table-cell office:value-type="float" office:value="444519" table:style-name="ce162">
            <text:p>444,519</text:p>
          </table:table-cell>
          <table:table-cell office:value-type="float" office:value="228624" table:style-name="ce162">
            <text:p>228,624</text:p>
          </table:table-cell>
          <table:table-cell office:value-type="float" office:value="215895" table:style-name="ce162">
            <text:p>215,895</text:p>
          </table:table-cell>
          <table:table-cell office:value-type="float" office:value="78.62" table:style-name="ce164">
            <text:p>78.62</text:p>
          </table:table-cell>
          <table:table-cell table:number-columns-repeated="16359" table:style-name="ce142"/>
        </table:table-row>
        <table:table-row table:style-name="ro36">
          <table:table-cell office:value-type="string" table:style-name="ce158">
            <text:p>彰 化 縣</text:p>
          </table:table-cell>
          <table:table-cell office:value-type="float" office:value="1296160" table:style-name="ce159">
            <text:p>1,296,160</text:p>
          </table:table-cell>
          <table:table-cell office:value-type="float" office:value="663645" table:style-name="ce160">
            <text:p>663,645</text:p>
          </table:table-cell>
          <table:table-cell office:value-type="float" office:value="632515" table:style-name="ce160">
            <text:p>632,515</text:p>
          </table:table-cell>
          <table:table-cell office:value-type="float" office:value="100" table:style-name="ce161">
            <text:p>100.00</text:p>
          </table:table-cell>
          <table:table-cell office:value-type="float" office:value="191889" table:style-name="ce162">
            <text:p>191,889</text:p>
          </table:table-cell>
          <table:table-cell office:value-type="float" office:value="100678" table:style-name="ce162">
            <text:p>100,678</text:p>
          </table:table-cell>
          <table:table-cell office:value-type="float" office:value="91211" table:style-name="ce162">
            <text:p>91,211</text:p>
          </table:table-cell>
          <table:table-cell office:value-type="float" office:value="14.8" table:style-name="ce163">
            <text:p>14.80</text:p>
          </table:table-cell>
          <table:table-cell office:value-type="float" office:value="938815" table:style-name="ce162">
            <text:p>938,815</text:p>
          </table:table-cell>
          <table:table-cell office:value-type="float" office:value="486812" table:style-name="ce162">
            <text:p>486,812</text:p>
          </table:table-cell>
          <table:table-cell office:value-type="float" office:value="452003" table:style-name="ce162">
            <text:p>452,003</text:p>
          </table:table-cell>
          <table:table-cell office:value-type="float" office:value="72.430000000000007" table:style-name="ce163">
            <text:p>72.43</text:p>
          </table:table-cell>
          <table:table-cell office:value-type="float" office:value="165456" table:style-name="ce162">
            <text:p>165,456</text:p>
          </table:table-cell>
          <table:table-cell office:value-type="float" office:value="76155" table:style-name="ce162">
            <text:p>76,155</text:p>
          </table:table-cell>
          <table:table-cell office:value-type="float" office:value="89301" table:style-name="ce162">
            <text:p>89,301</text:p>
          </table:table-cell>
          <table:table-cell office:value-type="float" office:value="12.77" table:style-name="ce163">
            <text:p>12.77</text:p>
          </table:table-cell>
          <table:table-cell office:value-type="float" office:value="593701" table:style-name="ce162">
            <text:p>593,701</text:p>
          </table:table-cell>
          <table:table-cell office:value-type="float" office:value="308356" table:style-name="ce162">
            <text:p>308,356</text:p>
          </table:table-cell>
          <table:table-cell office:value-type="float" office:value="285345" table:style-name="ce162">
            <text:p>285,345</text:p>
          </table:table-cell>
          <table:table-cell office:value-type="float" office:value="45.8" table:style-name="ce163">
            <text:p>45.80</text:p>
          </table:table-cell>
          <table:table-cell office:value-type="float" office:value="1014918" table:style-name="ce162">
            <text:p>1,014,918</text:p>
          </table:table-cell>
          <table:table-cell office:value-type="float" office:value="516345" table:style-name="ce162">
            <text:p>516,345</text:p>
          </table:table-cell>
          <table:table-cell office:value-type="float" office:value="498573" table:style-name="ce162">
            <text:p>498,573</text:p>
          </table:table-cell>
          <table:table-cell office:value-type="float" office:value="78.3" table:style-name="ce164">
            <text:p>78.30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南 投 縣</text:p>
          </table:table-cell>
          <table:table-cell office:value-type="float" office:value="517460" table:style-name="ce159">
            <text:p>517,460</text:p>
          </table:table-cell>
          <table:table-cell office:value-type="float" office:value="265633" table:style-name="ce160">
            <text:p>265,633</text:p>
          </table:table-cell>
          <table:table-cell office:value-type="float" office:value="251827" table:style-name="ce160">
            <text:p>251,827</text:p>
          </table:table-cell>
          <table:table-cell office:value-type="float" office:value="100" table:style-name="ce161">
            <text:p>100.00</text:p>
          </table:table-cell>
          <table:table-cell office:value-type="float" office:value="67708" table:style-name="ce162">
            <text:p>67,708</text:p>
          </table:table-cell>
          <table:table-cell office:value-type="float" office:value="35138" table:style-name="ce162">
            <text:p>35,138</text:p>
          </table:table-cell>
          <table:table-cell office:value-type="float" office:value="32570" table:style-name="ce162">
            <text:p>32,570</text:p>
          </table:table-cell>
          <table:table-cell office:value-type="float" office:value="13.08" table:style-name="ce163">
            <text:p>13.08</text:p>
          </table:table-cell>
          <table:table-cell office:value-type="float" office:value="375995" table:style-name="ce162">
            <text:p>375,995</text:p>
          </table:table-cell>
          <table:table-cell office:value-type="float" office:value="195899" table:style-name="ce162">
            <text:p>195,899</text:p>
          </table:table-cell>
          <table:table-cell office:value-type="float" office:value="180096" table:style-name="ce162">
            <text:p>180,096</text:p>
          </table:table-cell>
          <table:table-cell office:value-type="float" office:value="72.66" table:style-name="ce163">
            <text:p>72.66</text:p>
          </table:table-cell>
          <table:table-cell office:value-type="float" office:value="73757" table:style-name="ce162">
            <text:p>73,757</text:p>
          </table:table-cell>
          <table:table-cell office:value-type="float" office:value="34596" table:style-name="ce162">
            <text:p>34,596</text:p>
          </table:table-cell>
          <table:table-cell office:value-type="float" office:value="39161" table:style-name="ce162">
            <text:p>39,161</text:p>
          </table:table-cell>
          <table:table-cell office:value-type="float" office:value="14.25" table:style-name="ce163">
            <text:p>14.25</text:p>
          </table:table-cell>
          <table:table-cell office:value-type="float" office:value="228502" table:style-name="ce162">
            <text:p>228,502</text:p>
          </table:table-cell>
          <table:table-cell office:value-type="float" office:value="119404" table:style-name="ce162">
            <text:p>119,404</text:p>
          </table:table-cell>
          <table:table-cell office:value-type="float" office:value="109098" table:style-name="ce162">
            <text:p>109,098</text:p>
          </table:table-cell>
          <table:table-cell office:value-type="float" office:value="44.16" table:style-name="ce163">
            <text:p>44.16</text:p>
          </table:table-cell>
          <table:table-cell office:value-type="float" office:value="414261" table:style-name="ce162">
            <text:p>414,261</text:p>
          </table:table-cell>
          <table:table-cell office:value-type="float" office:value="212220" table:style-name="ce162">
            <text:p>212,220</text:p>
          </table:table-cell>
          <table:table-cell office:value-type="float" office:value="202041" table:style-name="ce162">
            <text:p>202,041</text:p>
          </table:table-cell>
          <table:table-cell office:value-type="float" office:value="80.06" table:style-name="ce164">
            <text:p>80.06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雲 林 縣</text:p>
          </table:table-cell>
          <table:table-cell office:value-type="float" office:value="708044" table:style-name="ce159">
            <text:p>708,044</text:p>
          </table:table-cell>
          <table:table-cell office:value-type="float" office:value="368644" table:style-name="ce160">
            <text:p>368,644</text:p>
          </table:table-cell>
          <table:table-cell office:value-type="float" office:value="339400" table:style-name="ce160">
            <text:p>339,400</text:p>
          </table:table-cell>
          <table:table-cell office:value-type="float" office:value="100" table:style-name="ce161">
            <text:p>100.00</text:p>
          </table:table-cell>
          <table:table-cell office:value-type="float" office:value="96747" table:style-name="ce162">
            <text:p>96,747</text:p>
          </table:table-cell>
          <table:table-cell office:value-type="float" office:value="50889" table:style-name="ce162">
            <text:p>50,889</text:p>
          </table:table-cell>
          <table:table-cell office:value-type="float" office:value="45858" table:style-name="ce162">
            <text:p>45,858</text:p>
          </table:table-cell>
          <table:table-cell office:value-type="float" office:value="13.66" table:style-name="ce163">
            <text:p>13.66</text:p>
          </table:table-cell>
          <table:table-cell office:value-type="float" office:value="499844" table:style-name="ce162">
            <text:p>499,844</text:p>
          </table:table-cell>
          <table:table-cell office:value-type="float" office:value="267544" table:style-name="ce162">
            <text:p>267,544</text:p>
          </table:table-cell>
          <table:table-cell office:value-type="float" office:value="232300" table:style-name="ce162">
            <text:p>232,300</text:p>
          </table:table-cell>
          <table:table-cell office:value-type="float" office:value="70.599999999999994" table:style-name="ce163">
            <text:p>70.60</text:p>
          </table:table-cell>
          <table:table-cell office:value-type="float" office:value="111453" table:style-name="ce162">
            <text:p>111,453</text:p>
          </table:table-cell>
          <table:table-cell office:value-type="float" office:value="50211" table:style-name="ce162">
            <text:p>50,211</text:p>
          </table:table-cell>
          <table:table-cell office:value-type="float" office:value="61242" table:style-name="ce162">
            <text:p>61,242</text:p>
          </table:table-cell>
          <table:table-cell office:value-type="float" office:value="15.74" table:style-name="ce163">
            <text:p>15.74</text:p>
          </table:table-cell>
          <table:table-cell office:value-type="float" office:value="310624" table:style-name="ce162">
            <text:p>310,624</text:p>
          </table:table-cell>
          <table:table-cell office:value-type="float" office:value="165450" table:style-name="ce162">
            <text:p>165,450</text:p>
          </table:table-cell>
          <table:table-cell office:value-type="float" office:value="145174" table:style-name="ce162">
            <text:p>145,174</text:p>
          </table:table-cell>
          <table:table-cell office:value-type="float" office:value="43.87" table:style-name="ce163">
            <text:p>43.87</text:p>
          </table:table-cell>
          <table:table-cell office:value-type="float" office:value="565403" table:style-name="ce162">
            <text:p>565,403</text:p>
          </table:table-cell>
          <table:table-cell office:value-type="float" office:value="293595" table:style-name="ce162">
            <text:p>293,595</text:p>
          </table:table-cell>
          <table:table-cell office:value-type="float" office:value="271808" table:style-name="ce162">
            <text:p>271,808</text:p>
          </table:table-cell>
          <table:table-cell office:value-type="float" office:value="79.849999999999994" table:style-name="ce164">
            <text:p>79.85</text:p>
          </table:table-cell>
          <table:table-cell table:number-columns-repeated="16359" table:style-name="ce142"/>
        </table:table-row>
        <table:table-row table:style-name="ro37">
          <table:table-cell office:value-type="string" table:style-name="ce158">
            <text:p>嘉 義 縣</text:p>
          </table:table-cell>
          <table:table-cell office:value-type="float" office:value="529568" table:style-name="ce159">
            <text:p>529,568</text:p>
          </table:table-cell>
          <table:table-cell office:value-type="float" office:value="275895" table:style-name="ce160">
            <text:p>275,895</text:p>
          </table:table-cell>
          <table:table-cell office:value-type="float" office:value="253673" table:style-name="ce160">
            <text:p>253,673</text:p>
          </table:table-cell>
          <table:table-cell office:value-type="float" office:value="100" table:style-name="ce161">
            <text:p>100.00</text:p>
          </table:table-cell>
          <table:table-cell office:value-type="float" office:value="63676" table:style-name="ce162">
            <text:p>63,676</text:p>
          </table:table-cell>
          <table:table-cell office:value-type="float" office:value="33381" table:style-name="ce162">
            <text:p>33,381</text:p>
          </table:table-cell>
          <table:table-cell office:value-type="float" office:value="30295" table:style-name="ce162">
            <text:p>30,295</text:p>
          </table:table-cell>
          <table:table-cell office:value-type="float" office:value="12.02" table:style-name="ce163">
            <text:p>12.02</text:p>
          </table:table-cell>
          <table:table-cell office:value-type="float" office:value="379136" table:style-name="ce162">
            <text:p>379,136</text:p>
          </table:table-cell>
          <table:table-cell office:value-type="float" office:value="203224" table:style-name="ce162">
            <text:p>203,224</text:p>
          </table:table-cell>
          <table:table-cell office:value-type="float" office:value="175912" table:style-name="ce162">
            <text:p>175,912</text:p>
          </table:table-cell>
          <table:table-cell office:value-type="float" office:value="71.59" table:style-name="ce163">
            <text:p>71.59</text:p>
          </table:table-cell>
          <table:table-cell office:value-type="float" office:value="86756" table:style-name="ce162">
            <text:p>86,756</text:p>
          </table:table-cell>
          <table:table-cell office:value-type="float" office:value="39290" table:style-name="ce162">
            <text:p>39,290</text:p>
          </table:table-cell>
          <table:table-cell office:value-type="float" office:value="47466" table:style-name="ce162">
            <text:p>47,466</text:p>
          </table:table-cell>
          <table:table-cell office:value-type="float" office:value="16.38" table:style-name="ce163">
            <text:p>16.38</text:p>
          </table:table-cell>
          <table:table-cell office:value-type="float" office:value="230607" table:style-name="ce162">
            <text:p>230,607</text:p>
          </table:table-cell>
          <table:table-cell office:value-type="float" office:value="122883" table:style-name="ce162">
            <text:p>122,883</text:p>
          </table:table-cell>
          <table:table-cell office:value-type="float" office:value="107724" table:style-name="ce162">
            <text:p>107,724</text:p>
          </table:table-cell>
          <table:table-cell office:value-type="float" office:value="43.55" table:style-name="ce163">
            <text:p>43.55</text:p>
          </table:table-cell>
          <table:table-cell office:value-type="float" office:value="431906" table:style-name="ce162">
            <text:p>431,906</text:p>
          </table:table-cell>
          <table:table-cell office:value-type="float" office:value="224813" table:style-name="ce162">
            <text:p>224,813</text:p>
          </table:table-cell>
          <table:table-cell office:value-type="float" office:value="207093" table:style-name="ce162">
            <text:p>207,093</text:p>
          </table:table-cell>
          <table:table-cell office:value-type="float" office:value="81.56" table:style-name="ce164">
            <text:p>81.56</text:p>
          </table:table-cell>
          <table:table-cell table:number-columns-repeated="16359" table:style-name="ce142"/>
        </table:table-row>
        <table:table-row table:style-name="ro38">
          <table:table-cell office:value-type="string" table:style-name="ce158">
            <text:p>屏 東 縣</text:p>
          </table:table-cell>
          <table:table-cell office:value-type="float" office:value="852837" table:style-name="ce159">
            <text:p>852,837</text:p>
          </table:table-cell>
          <table:table-cell office:value-type="float" office:value="437392" table:style-name="ce160">
            <text:p>437,392</text:p>
          </table:table-cell>
          <table:table-cell office:value-type="float" office:value="415445" table:style-name="ce160">
            <text:p>415,445</text:p>
          </table:table-cell>
          <table:table-cell office:value-type="float" office:value="100" table:style-name="ce161">
            <text:p>100.00</text:p>
          </table:table-cell>
          <table:table-cell office:value-type="float" office:value="107454" table:style-name="ce162">
            <text:p>107,454</text:p>
          </table:table-cell>
          <table:table-cell office:value-type="float" office:value="56120" table:style-name="ce162">
            <text:p>56,120</text:p>
          </table:table-cell>
          <table:table-cell office:value-type="float" office:value="51334" table:style-name="ce162">
            <text:p>51,334</text:p>
          </table:table-cell>
          <table:table-cell office:value-type="float" office:value="12.6" table:style-name="ce163">
            <text:p>12.60</text:p>
          </table:table-cell>
          <table:table-cell office:value-type="float" office:value="630332" table:style-name="ce162">
            <text:p>630,332</text:p>
          </table:table-cell>
          <table:table-cell office:value-type="float" office:value="326612" table:style-name="ce162">
            <text:p>326,612</text:p>
          </table:table-cell>
          <table:table-cell office:value-type="float" office:value="303720" table:style-name="ce162">
            <text:p>303,720</text:p>
          </table:table-cell>
          <table:table-cell office:value-type="float" office:value="73.91" table:style-name="ce163">
            <text:p>73.91</text:p>
          </table:table-cell>
          <table:table-cell office:value-type="float" office:value="115051" table:style-name="ce162">
            <text:p>115,051</text:p>
          </table:table-cell>
          <table:table-cell office:value-type="float" office:value="54660" table:style-name="ce162">
            <text:p>54,660</text:p>
          </table:table-cell>
          <table:table-cell office:value-type="float" office:value="60391" table:style-name="ce162">
            <text:p>60,391</text:p>
          </table:table-cell>
          <table:table-cell office:value-type="float" office:value="13.49" table:style-name="ce163">
            <text:p>13.49</text:p>
          </table:table-cell>
          <table:table-cell office:value-type="float" office:value="384351" table:style-name="ce162">
            <text:p>384,351</text:p>
          </table:table-cell>
          <table:table-cell office:value-type="float" office:value="200376" table:style-name="ce162">
            <text:p>200,376</text:p>
          </table:table-cell>
          <table:table-cell office:value-type="float" office:value="183975" table:style-name="ce162">
            <text:p>183,975</text:p>
          </table:table-cell>
          <table:table-cell office:value-type="float" office:value="45.07" table:style-name="ce163">
            <text:p>45.07</text:p>
          </table:table-cell>
          <table:table-cell office:value-type="float" office:value="686596" table:style-name="ce162">
            <text:p>686,596</text:p>
          </table:table-cell>
          <table:table-cell office:value-type="float" office:value="350570" table:style-name="ce162">
            <text:p>350,570</text:p>
          </table:table-cell>
          <table:table-cell office:value-type="float" office:value="336026" table:style-name="ce162">
            <text:p>336,026</text:p>
          </table:table-cell>
          <table:table-cell office:value-type="float" office:value="80.510000000000005" table:style-name="ce164">
            <text:p>80.51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臺 東 縣</text:p>
          </table:table-cell>
          <table:table-cell office:value-type="float" office:value="224875" table:style-name="ce159">
            <text:p>224,875</text:p>
          </table:table-cell>
          <table:table-cell office:value-type="float" office:value="116915" table:style-name="ce160">
            <text:p>116,915</text:p>
          </table:table-cell>
          <table:table-cell office:value-type="float" office:value="107960" table:style-name="ce160">
            <text:p>107,960</text:p>
          </table:table-cell>
          <table:table-cell office:value-type="float" office:value="100" table:style-name="ce161">
            <text:p>100.00</text:p>
          </table:table-cell>
          <table:table-cell office:value-type="float" office:value="30885" table:style-name="ce162">
            <text:p>30,885</text:p>
          </table:table-cell>
          <table:table-cell office:value-type="float" office:value="16161" table:style-name="ce162">
            <text:p>16,161</text:p>
          </table:table-cell>
          <table:table-cell office:value-type="float" office:value="14724" table:style-name="ce162">
            <text:p>14,724</text:p>
          </table:table-cell>
          <table:table-cell office:value-type="float" office:value="13.73" table:style-name="ce163">
            <text:p>13.73</text:p>
          </table:table-cell>
          <table:table-cell office:value-type="float" office:value="163194" table:style-name="ce162">
            <text:p>163,194</text:p>
          </table:table-cell>
          <table:table-cell office:value-type="float" office:value="86225" table:style-name="ce162">
            <text:p>86,225</text:p>
          </table:table-cell>
          <table:table-cell office:value-type="float" office:value="76969" table:style-name="ce162">
            <text:p>76,969</text:p>
          </table:table-cell>
          <table:table-cell office:value-type="float" office:value="72.569999999999993" table:style-name="ce163">
            <text:p>72.57</text:p>
          </table:table-cell>
          <table:table-cell office:value-type="float" office:value="30796" table:style-name="ce162">
            <text:p>30,796</text:p>
          </table:table-cell>
          <table:table-cell office:value-type="float" office:value="14529" table:style-name="ce162">
            <text:p>14,529</text:p>
          </table:table-cell>
          <table:table-cell office:value-type="float" office:value="16267" table:style-name="ce162">
            <text:p>16,267</text:p>
          </table:table-cell>
          <table:table-cell office:value-type="float" office:value="13.69" table:style-name="ce163">
            <text:p>13.69</text:p>
          </table:table-cell>
          <table:table-cell office:value-type="float" office:value="100050" table:style-name="ce162">
            <text:p>100,050</text:p>
          </table:table-cell>
          <table:table-cell office:value-type="float" office:value="53714" table:style-name="ce162">
            <text:p>53,714</text:p>
          </table:table-cell>
          <table:table-cell office:value-type="float" office:value="46336" table:style-name="ce162">
            <text:p>46,336</text:p>
          </table:table-cell>
          <table:table-cell office:value-type="float" office:value="44.49" table:style-name="ce163">
            <text:p>44.49</text:p>
          </table:table-cell>
          <table:table-cell office:value-type="float" office:value="178812" table:style-name="ce162">
            <text:p>178,812</text:p>
          </table:table-cell>
          <table:table-cell office:value-type="float" office:value="92884" table:style-name="ce162">
            <text:p>92,884</text:p>
          </table:table-cell>
          <table:table-cell office:value-type="float" office:value="85928" table:style-name="ce162">
            <text:p>85,928</text:p>
          </table:table-cell>
          <table:table-cell office:value-type="float" office:value="79.52" table:style-name="ce164">
            <text:p>79.52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花 蓮 縣</text:p>
          </table:table-cell>
          <table:table-cell office:value-type="float" office:value="333961" table:style-name="ce159">
            <text:p>333,961</text:p>
          </table:table-cell>
          <table:table-cell office:value-type="float" office:value="171080" table:style-name="ce160">
            <text:p>171,080</text:p>
          </table:table-cell>
          <table:table-cell office:value-type="float" office:value="162881" table:style-name="ce160">
            <text:p>162,881</text:p>
          </table:table-cell>
          <table:table-cell office:value-type="float" office:value="100" table:style-name="ce161">
            <text:p>100.00</text:p>
          </table:table-cell>
          <table:table-cell office:value-type="float" office:value="45126" table:style-name="ce162">
            <text:p>45,126</text:p>
          </table:table-cell>
          <table:table-cell office:value-type="float" office:value="23641" table:style-name="ce162">
            <text:p>23,641</text:p>
          </table:table-cell>
          <table:table-cell office:value-type="float" office:value="21485" table:style-name="ce162">
            <text:p>21,485</text:p>
          </table:table-cell>
          <table:table-cell office:value-type="float" office:value="13.51" table:style-name="ce163">
            <text:p>13.51</text:p>
          </table:table-cell>
          <table:table-cell office:value-type="float" office:value="244776" table:style-name="ce162">
            <text:p>244,776</text:p>
          </table:table-cell>
          <table:table-cell office:value-type="float" office:value="126349" table:style-name="ce162">
            <text:p>126,349</text:p>
          </table:table-cell>
          <table:table-cell office:value-type="float" office:value="118427" table:style-name="ce162">
            <text:p>118,427</text:p>
          </table:table-cell>
          <table:table-cell office:value-type="float" office:value="73.290000000000006" table:style-name="ce163">
            <text:p>73.29</text:p>
          </table:table-cell>
          <table:table-cell office:value-type="float" office:value="44059" table:style-name="ce162">
            <text:p>44,059</text:p>
          </table:table-cell>
          <table:table-cell office:value-type="float" office:value="21090" table:style-name="ce162">
            <text:p>21,090</text:p>
          </table:table-cell>
          <table:table-cell office:value-type="float" office:value="22969" table:style-name="ce162">
            <text:p>22,969</text:p>
          </table:table-cell>
          <table:table-cell office:value-type="float" office:value="13.19" table:style-name="ce163">
            <text:p>13.19</text:p>
          </table:table-cell>
          <table:table-cell office:value-type="float" office:value="149220" table:style-name="ce162">
            <text:p>149,220</text:p>
          </table:table-cell>
          <table:table-cell office:value-type="float" office:value="77807" table:style-name="ce162">
            <text:p>77,807</text:p>
          </table:table-cell>
          <table:table-cell office:value-type="float" office:value="71413" table:style-name="ce162">
            <text:p>71,413</text:p>
          </table:table-cell>
          <table:table-cell office:value-type="float" office:value="44.68" table:style-name="ce163">
            <text:p>44.68</text:p>
          </table:table-cell>
          <table:table-cell office:value-type="float" office:value="265812" table:style-name="ce162">
            <text:p>265,812</text:p>
          </table:table-cell>
          <table:table-cell office:value-type="float" office:value="135535" table:style-name="ce162">
            <text:p>135,535</text:p>
          </table:table-cell>
          <table:table-cell office:value-type="float" office:value="130277" table:style-name="ce162">
            <text:p>130,277</text:p>
          </table:table-cell>
          <table:table-cell office:value-type="float" office:value="79.59" table:style-name="ce164">
            <text:p>79.59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澎 湖 縣</text:p>
          </table:table-cell>
          <table:table-cell office:value-type="float" office:value="100233" table:style-name="ce159">
            <text:p>100,233</text:p>
          </table:table-cell>
          <table:table-cell office:value-type="float" office:value="51611" table:style-name="ce160">
            <text:p>51,611</text:p>
          </table:table-cell>
          <table:table-cell office:value-type="float" office:value="48622" table:style-name="ce160">
            <text:p>48,622</text:p>
          </table:table-cell>
          <table:table-cell office:value-type="float" office:value="100" table:style-name="ce161">
            <text:p>100.00</text:p>
          </table:table-cell>
          <table:table-cell office:value-type="float" office:value="12275" table:style-name="ce162">
            <text:p>12,275</text:p>
          </table:table-cell>
          <table:table-cell office:value-type="float" office:value="6420" table:style-name="ce162">
            <text:p>6,420</text:p>
          </table:table-cell>
          <table:table-cell office:value-type="float" office:value="5855" table:style-name="ce162">
            <text:p>5,855</text:p>
          </table:table-cell>
          <table:table-cell office:value-type="float" office:value="12.25" table:style-name="ce163">
            <text:p>12.25</text:p>
          </table:table-cell>
          <table:table-cell office:value-type="float" office:value="73624" table:style-name="ce162">
            <text:p>73,624</text:p>
          </table:table-cell>
          <table:table-cell office:value-type="float" office:value="38510" table:style-name="ce162">
            <text:p>38,510</text:p>
          </table:table-cell>
          <table:table-cell office:value-type="float" office:value="35114" table:style-name="ce162">
            <text:p>35,114</text:p>
          </table:table-cell>
          <table:table-cell office:value-type="float" office:value="73.45" table:style-name="ce163">
            <text:p>73.45</text:p>
          </table:table-cell>
          <table:table-cell office:value-type="float" office:value="14334" table:style-name="ce162">
            <text:p>14,334</text:p>
          </table:table-cell>
          <table:table-cell office:value-type="float" office:value="6681" table:style-name="ce162">
            <text:p>6,681</text:p>
          </table:table-cell>
          <table:table-cell office:value-type="float" office:value="7653" table:style-name="ce162">
            <text:p>7,653</text:p>
          </table:table-cell>
          <table:table-cell office:value-type="float" office:value="14.3" table:style-name="ce163">
            <text:p>14.30</text:p>
          </table:table-cell>
          <table:table-cell office:value-type="float" office:value="46848" table:style-name="ce162">
            <text:p>46,848</text:p>
          </table:table-cell>
          <table:table-cell office:value-type="float" office:value="24456" table:style-name="ce162">
            <text:p>24,456</text:p>
          </table:table-cell>
          <table:table-cell office:value-type="float" office:value="22392" table:style-name="ce162">
            <text:p>22,392</text:p>
          </table:table-cell>
          <table:table-cell office:value-type="float" office:value="46.74" table:style-name="ce163">
            <text:p>46.74</text:p>
          </table:table-cell>
          <table:table-cell office:value-type="float" office:value="81365" table:style-name="ce162">
            <text:p>81,365</text:p>
          </table:table-cell>
          <table:table-cell office:value-type="float" office:value="41750" table:style-name="ce162">
            <text:p>41,750</text:p>
          </table:table-cell>
          <table:table-cell office:value-type="float" office:value="39615" table:style-name="ce162">
            <text:p>39,615</text:p>
          </table:table-cell>
          <table:table-cell office:value-type="float" office:value="81.180000000000007" table:style-name="ce164">
            <text:p>81.18</text:p>
          </table:table-cell>
          <table:table-cell table:number-columns-repeated="16359" table:style-name="ce142"/>
        </table:table-row>
        <table:table-row table:style-name="ro23">
          <table:table-cell office:value-type="string" table:style-name="ce158">
            <text:p>基 隆 市</text:p>
          </table:table-cell>
          <table:table-cell office:value-type="float" office:value="375063" table:style-name="ce159">
            <text:p>375,063</text:p>
          </table:table-cell>
          <table:table-cell office:value-type="float" office:value="188726" table:style-name="ce160">
            <text:p>188,726</text:p>
          </table:table-cell>
          <table:table-cell office:value-type="float" office:value="186337" table:style-name="ce160">
            <text:p>186,337</text:p>
          </table:table-cell>
          <table:table-cell office:value-type="float" office:value="100" table:style-name="ce161">
            <text:p>100.00</text:p>
          </table:table-cell>
          <table:table-cell office:value-type="float" office:value="45651" table:style-name="ce162">
            <text:p>45,651</text:p>
          </table:table-cell>
          <table:table-cell office:value-type="float" office:value="23774" table:style-name="ce162">
            <text:p>23,774</text:p>
          </table:table-cell>
          <table:table-cell office:value-type="float" office:value="21877" table:style-name="ce162">
            <text:p>21,877</text:p>
          </table:table-cell>
          <table:table-cell office:value-type="float" office:value="12.17" table:style-name="ce163">
            <text:p>12.17</text:p>
          </table:table-cell>
          <table:table-cell office:value-type="float" office:value="284597" table:style-name="ce162">
            <text:p>284,597</text:p>
          </table:table-cell>
          <table:table-cell office:value-type="float" office:value="144291" table:style-name="ce162">
            <text:p>144,291</text:p>
          </table:table-cell>
          <table:table-cell office:value-type="float" office:value="140306" table:style-name="ce162">
            <text:p>140,306</text:p>
          </table:table-cell>
          <table:table-cell office:value-type="float" office:value="75.88" table:style-name="ce163">
            <text:p>75.88</text:p>
          </table:table-cell>
          <table:table-cell office:value-type="float" office:value="44815" table:style-name="ce162">
            <text:p>44,815</text:p>
          </table:table-cell>
          <table:table-cell office:value-type="float" office:value="20661" table:style-name="ce162">
            <text:p>20,661</text:p>
          </table:table-cell>
          <table:table-cell office:value-type="float" office:value="24154" table:style-name="ce162">
            <text:p>24,154</text:p>
          </table:table-cell>
          <table:table-cell office:value-type="float" office:value="11.95" table:style-name="ce163">
            <text:p>11.95</text:p>
          </table:table-cell>
          <table:table-cell office:value-type="float" office:value="171667" table:style-name="ce162">
            <text:p>171,667</text:p>
          </table:table-cell>
          <table:table-cell office:value-type="float" office:value="87769" table:style-name="ce162">
            <text:p>87,769</text:p>
          </table:table-cell>
          <table:table-cell office:value-type="float" office:value="83898" table:style-name="ce162">
            <text:p>83,898</text:p>
          </table:table-cell>
          <table:table-cell office:value-type="float" office:value="45.77" table:style-name="ce163">
            <text:p>45.77</text:p>
          </table:table-cell>
          <table:table-cell office:value-type="float" office:value="303711" table:style-name="ce162">
            <text:p>303,711</text:p>
          </table:table-cell>
          <table:table-cell office:value-type="float" office:value="151587" table:style-name="ce162">
            <text:p>151,587</text:p>
          </table:table-cell>
          <table:table-cell office:value-type="float" office:value="152124" table:style-name="ce162">
            <text:p>152,124</text:p>
          </table:table-cell>
          <table:table-cell office:value-type="float" office:value="80.98" table:style-name="ce164">
            <text:p>80.98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新 竹 市</text:p>
          </table:table-cell>
          <table:table-cell office:value-type="float" office:value="428080" table:style-name="ce159">
            <text:p>428,080</text:p>
          </table:table-cell>
          <table:table-cell office:value-type="float" office:value="212015" table:style-name="ce160">
            <text:p>212,015</text:p>
          </table:table-cell>
          <table:table-cell office:value-type="float" office:value="216065" table:style-name="ce160">
            <text:p>216,065</text:p>
          </table:table-cell>
          <table:table-cell office:value-type="float" office:value="100" table:style-name="ce161">
            <text:p>100.00</text:p>
          </table:table-cell>
          <table:table-cell office:value-type="float" office:value="78234" table:style-name="ce162">
            <text:p>78,234</text:p>
          </table:table-cell>
          <table:table-cell office:value-type="float" office:value="40937" table:style-name="ce162">
            <text:p>40,937</text:p>
          </table:table-cell>
          <table:table-cell office:value-type="float" office:value="37297" table:style-name="ce162">
            <text:p>37,297</text:p>
          </table:table-cell>
          <table:table-cell office:value-type="float" office:value="18.28" table:style-name="ce163">
            <text:p>18.28</text:p>
          </table:table-cell>
          <table:table-cell office:value-type="float" office:value="307948" table:style-name="ce162">
            <text:p>307,948</text:p>
          </table:table-cell>
          <table:table-cell office:value-type="float" office:value="151900" table:style-name="ce162">
            <text:p>151,900</text:p>
          </table:table-cell>
          <table:table-cell office:value-type="float" office:value="156048" table:style-name="ce162">
            <text:p>156,048</text:p>
          </table:table-cell>
          <table:table-cell office:value-type="float" office:value="71.94" table:style-name="ce163">
            <text:p>71.94</text:p>
          </table:table-cell>
          <table:table-cell office:value-type="float" office:value="41898" table:style-name="ce162">
            <text:p>41,898</text:p>
          </table:table-cell>
          <table:table-cell office:value-type="float" office:value="19178" table:style-name="ce162">
            <text:p>19,178</text:p>
          </table:table-cell>
          <table:table-cell office:value-type="float" office:value="22720" table:style-name="ce162">
            <text:p>22,720</text:p>
          </table:table-cell>
          <table:table-cell office:value-type="float" office:value="9.7899999999999991" table:style-name="ce163">
            <text:p>9.79</text:p>
          </table:table-cell>
          <table:table-cell office:value-type="float" office:value="202911" table:style-name="ce162">
            <text:p>202,911</text:p>
          </table:table-cell>
          <table:table-cell office:value-type="float" office:value="99821" table:style-name="ce162">
            <text:p>99,821</text:p>
          </table:table-cell>
          <table:table-cell office:value-type="float" office:value="103090" table:style-name="ce162">
            <text:p>103,090</text:p>
          </table:table-cell>
          <table:table-cell office:value-type="float" office:value="47.4" table:style-name="ce163">
            <text:p>47.40</text:p>
          </table:table-cell>
          <table:table-cell office:value-type="float" office:value="321350" table:style-name="ce162">
            <text:p>321,350</text:p>
          </table:table-cell>
          <table:table-cell office:value-type="float" office:value="156350" table:style-name="ce162">
            <text:p>156,350</text:p>
          </table:table-cell>
          <table:table-cell office:value-type="float" office:value="165000" table:style-name="ce162">
            <text:p>165,000</text:p>
          </table:table-cell>
          <table:table-cell office:value-type="float" office:value="75.069999999999993" table:style-name="ce164">
            <text:p>75.07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嘉 義 市</text:p>
          </table:table-cell>
          <table:table-cell office:value-type="float" office:value="270934" table:style-name="ce159">
            <text:p>270,934</text:p>
          </table:table-cell>
          <table:table-cell office:value-type="float" office:value="132701" table:style-name="ce160">
            <text:p>132,701</text:p>
          </table:table-cell>
          <table:table-cell office:value-type="float" office:value="138233" table:style-name="ce160">
            <text:p>138,233</text:p>
          </table:table-cell>
          <table:table-cell office:value-type="float" office:value="100" table:style-name="ce161">
            <text:p>100.00</text:p>
          </table:table-cell>
          <table:table-cell office:value-type="float" office:value="42562" table:style-name="ce162">
            <text:p>42,562</text:p>
          </table:table-cell>
          <table:table-cell office:value-type="float" office:value="22302" table:style-name="ce162">
            <text:p>22,302</text:p>
          </table:table-cell>
          <table:table-cell office:value-type="float" office:value="20260" table:style-name="ce162">
            <text:p>20,260</text:p>
          </table:table-cell>
          <table:table-cell office:value-type="float" office:value="15.71" table:style-name="ce163">
            <text:p>15.71</text:p>
          </table:table-cell>
          <table:table-cell office:value-type="float" office:value="196339" table:style-name="ce162">
            <text:p>196,339</text:p>
          </table:table-cell>
          <table:table-cell office:value-type="float" office:value="95936" table:style-name="ce162">
            <text:p>95,936</text:p>
          </table:table-cell>
          <table:table-cell office:value-type="float" office:value="100403" table:style-name="ce162">
            <text:p>100,403</text:p>
          </table:table-cell>
          <table:table-cell office:value-type="float" office:value="72.47" table:style-name="ce163">
            <text:p>72.47</text:p>
          </table:table-cell>
          <table:table-cell office:value-type="float" office:value="32033" table:style-name="ce162">
            <text:p>32,033</text:p>
          </table:table-cell>
          <table:table-cell office:value-type="float" office:value="14463" table:style-name="ce162">
            <text:p>14,463</text:p>
          </table:table-cell>
          <table:table-cell office:value-type="float" office:value="17570" table:style-name="ce162">
            <text:p>17,570</text:p>
          </table:table-cell>
          <table:table-cell office:value-type="float" office:value="11.82" table:style-name="ce163">
            <text:p>11.82</text:p>
          </table:table-cell>
          <table:table-cell office:value-type="float" office:value="122079" table:style-name="ce162">
            <text:p>122,079</text:p>
          </table:table-cell>
          <table:table-cell office:value-type="float" office:value="59432" table:style-name="ce162">
            <text:p>59,432</text:p>
          </table:table-cell>
          <table:table-cell office:value-type="float" office:value="62647" table:style-name="ce162">
            <text:p>62,647</text:p>
          </table:table-cell>
          <table:table-cell office:value-type="float" office:value="45.06" table:style-name="ce163">
            <text:p>45.06</text:p>
          </table:table-cell>
          <table:table-cell office:value-type="float" office:value="208274" table:style-name="ce162">
            <text:p>208,274</text:p>
          </table:table-cell>
          <table:table-cell office:value-type="float" office:value="100061" table:style-name="ce162">
            <text:p>100,061</text:p>
          </table:table-cell>
          <table:table-cell office:value-type="float" office:value="108213" table:style-name="ce162">
            <text:p>108,213</text:p>
          </table:table-cell>
          <table:table-cell office:value-type="float" office:value="76.87" table:style-name="ce164">
            <text:p>76.87</text:p>
          </table:table-cell>
          <table:table-cell table:number-columns-repeated="16359" table:style-name="ce142"/>
        </table:table-row>
        <table:table-row table:style-name="ro38">
          <table:table-cell office:value-type="string" table:style-name="ce153">
            <text:p>福 建 省</text:p>
          </table:table-cell>
          <table:table-cell office:value-type="float" office:value="132148" table:style-name="ce165">
            <text:p>132,148</text:p>
          </table:table-cell>
          <table:table-cell office:value-type="float" office:value="67250" table:style-name="ce166">
            <text:p>67,250</text:p>
          </table:table-cell>
          <table:table-cell office:value-type="float" office:value="64898" table:style-name="ce166">
            <text:p>64,898</text:p>
          </table:table-cell>
          <table:table-cell office:value-type="float" office:value="100" table:style-name="ce167">
            <text:p>100.00</text:p>
          </table:table-cell>
          <table:table-cell office:value-type="float" office:value="15144" table:style-name="ce155">
            <text:p>15,144</text:p>
          </table:table-cell>
          <table:table-cell office:value-type="float" office:value="7897" table:style-name="ce155">
            <text:p>7,897</text:p>
          </table:table-cell>
          <table:table-cell office:value-type="float" office:value="7247" table:style-name="ce155">
            <text:p>7,247</text:p>
          </table:table-cell>
          <table:table-cell office:value-type="float" office:value="11.46" table:style-name="ce156">
            <text:p>11.46</text:p>
          </table:table-cell>
          <table:table-cell office:value-type="float" office:value="102385" table:style-name="ce155">
            <text:p>102,385</text:p>
          </table:table-cell>
          <table:table-cell office:value-type="float" office:value="52315" table:style-name="ce155">
            <text:p>52,315</text:p>
          </table:table-cell>
          <table:table-cell office:value-type="float" office:value="50070" table:style-name="ce155">
            <text:p>50,070</text:p>
          </table:table-cell>
          <table:table-cell office:value-type="float" office:value="77.48" table:style-name="ce156">
            <text:p>77.48</text:p>
          </table:table-cell>
          <table:table-cell office:value-type="float" office:value="14619" table:style-name="ce155">
            <text:p>14,619</text:p>
          </table:table-cell>
          <table:table-cell office:value-type="float" office:value="7038" table:style-name="ce155">
            <text:p>7,038</text:p>
          </table:table-cell>
          <table:table-cell office:value-type="float" office:value="7581" table:style-name="ce155">
            <text:p>7,581</text:p>
          </table:table-cell>
          <table:table-cell office:value-type="float" office:value="11.06" table:style-name="ce156">
            <text:p>11.06</text:p>
          </table:table-cell>
          <table:table-cell office:value-type="float" office:value="64325" table:style-name="ce155">
            <text:p>64,325</text:p>
          </table:table-cell>
          <table:table-cell office:value-type="float" office:value="32589" table:style-name="ce155">
            <text:p>32,589</text:p>
          </table:table-cell>
          <table:table-cell office:value-type="float" office:value="31736" table:style-name="ce155">
            <text:p>31,736</text:p>
          </table:table-cell>
          <table:table-cell office:value-type="float" office:value="48.68" table:style-name="ce156">
            <text:p>48.68</text:p>
          </table:table-cell>
          <table:table-cell office:value-type="float" office:value="108545" table:style-name="ce155">
            <text:p>108,545</text:p>
          </table:table-cell>
          <table:table-cell office:value-type="float" office:value="55109" table:style-name="ce155">
            <text:p>55,109</text:p>
          </table:table-cell>
          <table:table-cell office:value-type="float" office:value="53436" table:style-name="ce155">
            <text:p>53,436</text:p>
          </table:table-cell>
          <table:table-cell office:value-type="float" office:value="82.14" table:style-name="ce157">
            <text:p>82.14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金 門 縣</text:p>
          </table:table-cell>
          <table:table-cell office:value-type="float" office:value="120037" table:style-name="ce159">
            <text:p>120,037</text:p>
          </table:table-cell>
          <table:table-cell office:value-type="float" office:value="60370" table:style-name="ce160">
            <text:p>60,370</text:p>
          </table:table-cell>
          <table:table-cell office:value-type="float" office:value="59667" table:style-name="ce160">
            <text:p>59,667</text:p>
          </table:table-cell>
          <table:table-cell office:value-type="float" office:value="100" table:style-name="ce161">
            <text:p>100.00</text:p>
          </table:table-cell>
          <table:table-cell office:value-type="float" office:value="13546" table:style-name="ce162">
            <text:p>13,546</text:p>
          </table:table-cell>
          <table:table-cell office:value-type="float" office:value="7040" table:style-name="ce162">
            <text:p>7,040</text:p>
          </table:table-cell>
          <table:table-cell office:value-type="float" office:value="6506" table:style-name="ce162">
            <text:p>6,506</text:p>
          </table:table-cell>
          <table:table-cell office:value-type="float" office:value="11.28" table:style-name="ce163">
            <text:p>11.28</text:p>
          </table:table-cell>
          <table:table-cell office:value-type="float" office:value="92997" table:style-name="ce162">
            <text:p>92,997</text:p>
          </table:table-cell>
          <table:table-cell office:value-type="float" office:value="46872" table:style-name="ce162">
            <text:p>46,872</text:p>
          </table:table-cell>
          <table:table-cell office:value-type="float" office:value="46125" table:style-name="ce162">
            <text:p>46,125</text:p>
          </table:table-cell>
          <table:table-cell office:value-type="float" office:value="77.47" table:style-name="ce163">
            <text:p>77.47</text:p>
          </table:table-cell>
          <table:table-cell office:value-type="float" office:value="13494" table:style-name="ce162">
            <text:p>13,494</text:p>
          </table:table-cell>
          <table:table-cell office:value-type="float" office:value="6458" table:style-name="ce162">
            <text:p>6,458</text:p>
          </table:table-cell>
          <table:table-cell office:value-type="float" office:value="7036" table:style-name="ce162">
            <text:p>7,036</text:p>
          </table:table-cell>
          <table:table-cell office:value-type="float" office:value="11.24" table:style-name="ce163">
            <text:p>11.24</text:p>
          </table:table-cell>
          <table:table-cell office:value-type="float" office:value="58428" table:style-name="ce162">
            <text:p>58,428</text:p>
          </table:table-cell>
          <table:table-cell office:value-type="float" office:value="29190" table:style-name="ce155">
            <text:p>29,190</text:p>
          </table:table-cell>
          <table:table-cell office:value-type="float" office:value="29238" table:style-name="ce155">
            <text:p>29,238</text:p>
          </table:table-cell>
          <table:table-cell office:value-type="float" office:value="48.67" table:style-name="ce163">
            <text:p>48.67</text:p>
          </table:table-cell>
          <table:table-cell office:value-type="float" office:value="98765" table:style-name="ce162">
            <text:p>98,765</text:p>
          </table:table-cell>
          <table:table-cell office:value-type="float" office:value="49488" table:style-name="ce162">
            <text:p>49,488</text:p>
          </table:table-cell>
          <table:table-cell office:value-type="float" office:value="49277" table:style-name="ce162">
            <text:p>49,277</text:p>
          </table:table-cell>
          <table:table-cell office:value-type="float" office:value="82.28" table:style-name="ce164">
            <text:p>82.28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58">
            <text:p>連 江 縣</text:p>
          </table:table-cell>
          <table:table-cell office:value-type="float" office:value="12111" table:style-name="ce159">
            <text:p>12,111</text:p>
          </table:table-cell>
          <table:table-cell office:value-type="float" office:value="6880" table:style-name="ce160">
            <text:p>6,880</text:p>
          </table:table-cell>
          <table:table-cell office:value-type="float" office:value="5231" table:style-name="ce160">
            <text:p>5,231</text:p>
          </table:table-cell>
          <table:table-cell office:value-type="float" office:value="100" table:style-name="ce161">
            <text:p>100.00</text:p>
          </table:table-cell>
          <table:table-cell office:value-type="float" office:value="1598" table:style-name="ce162">
            <text:p>1,598</text:p>
          </table:table-cell>
          <table:table-cell office:value-type="float" office:value="857" table:style-name="ce162">
            <text:p>857</text:p>
          </table:table-cell>
          <table:table-cell office:value-type="float" office:value="741" table:style-name="ce162">
            <text:p>741</text:p>
          </table:table-cell>
          <table:table-cell office:value-type="float" office:value="13.19" table:style-name="ce163">
            <text:p>13.19</text:p>
          </table:table-cell>
          <table:table-cell office:value-type="float" office:value="9388" table:style-name="ce162">
            <text:p>9,388</text:p>
          </table:table-cell>
          <table:table-cell office:value-type="float" office:value="5443" table:style-name="ce162">
            <text:p>5,443</text:p>
          </table:table-cell>
          <table:table-cell office:value-type="float" office:value="3945" table:style-name="ce162">
            <text:p>3,945</text:p>
          </table:table-cell>
          <table:table-cell office:value-type="float" office:value="77.52" table:style-name="ce163">
            <text:p>77.52</text:p>
          </table:table-cell>
          <table:table-cell office:value-type="float" office:value="1125" table:style-name="ce162">
            <text:p>1,125</text:p>
          </table:table-cell>
          <table:table-cell office:value-type="float" office:value="580" table:style-name="ce162">
            <text:p>580</text:p>
          </table:table-cell>
          <table:table-cell office:value-type="float" office:value="545" table:style-name="ce162">
            <text:p>545</text:p>
          </table:table-cell>
          <table:table-cell office:value-type="float" office:value="9.2899999999999991" table:style-name="ce163">
            <text:p>9.29</text:p>
          </table:table-cell>
          <table:table-cell office:value-type="float" office:value="5897" table:style-name="ce162">
            <text:p>5,897</text:p>
          </table:table-cell>
          <table:table-cell office:value-type="float" office:value="3399" table:style-name="ce155">
            <text:p>3,399</text:p>
          </table:table-cell>
          <table:table-cell office:value-type="float" office:value="2498" table:style-name="ce155">
            <text:p>2,498</text:p>
          </table:table-cell>
          <table:table-cell office:value-type="float" office:value="48.69" table:style-name="ce163">
            <text:p>48.69</text:p>
          </table:table-cell>
          <table:table-cell office:value-type="float" office:value="9780" table:style-name="ce162">
            <text:p>9,780</text:p>
          </table:table-cell>
          <table:table-cell office:value-type="float" office:value="5621" table:style-name="ce162">
            <text:p>5,621</text:p>
          </table:table-cell>
          <table:table-cell office:value-type="float" office:value="4159" table:style-name="ce162">
            <text:p>4,159</text:p>
          </table:table-cell>
          <table:table-cell office:value-type="float" office:value="80.75" table:style-name="ce164">
            <text:p>80.75</text:p>
          </table:table-cell>
          <table:table-cell table:number-columns-repeated="16359" table:style-name="ce142"/>
        </table:table-row>
        <table:table-row table:style-name="ro39">
          <table:table-cell table:style-name="ce168"/>
          <table:table-cell table:style-name="ce169"/>
          <table:table-cell table:number-columns-repeated="6" table:style-name="ce170"/>
          <table:table-cell table:style-name="ce171"/>
          <table:table-cell table:number-columns-repeated="3" table:style-name="ce170"/>
          <table:table-cell table:style-name="ce171"/>
          <table:table-cell table:number-columns-repeated="3" table:style-name="ce170"/>
          <table:table-cell table:number-columns-repeated="3" table:style-name="ce171"/>
          <table:table-cell table:style-name="ce172"/>
          <table:table-cell table:style-name="ce171"/>
          <table:table-cell table:number-columns-repeated="3" table:style-name="ce173"/>
          <table:table-cell table:style-name="ce174"/>
          <table:table-cell table:number-columns-repeated="16359" table:style-name="ce175"/>
        </table:table-row>
        <table:table-row table:style-name="ro5">
          <table:table-cell table:style-name="ce176"/>
          <table:table-cell table:number-columns-repeated="23" table:style-name="ce175"/>
          <table:table-cell office:value-type="string" table:style-name="ce177">
            <text:p>內政部戶政司<text:span text:style-name="T7"><text:s/></text:span>民國<text:span text:style-name="T7">102</text:span>年<text:span text:style-name="T7">12</text:span>月<text:span text:style-name="T7">4</text:span>日編製</text:p>
          </table:table-cell>
          <table:table-cell table:number-columns-repeated="16359" table:style-name="ce175"/>
        </table:table-row>
        <table:table-row table:style-name="ro40">
          <table:table-cell table:style-name="ce178"/>
          <table:table-cell table:number-columns-repeated="16383" table:style-name="ce179"/>
        </table:table-row>
        <table:table-row table:number-rows-repeated="1048543" table:style-name="ro40">
          <table:table-cell table:number-columns-repeated="16384"/>
        </table:table-row>
      </table:table>
      <table:table table:name="資料分析_" table:style-name="ta4">
        <table:table-column table:style-name="co35" table:default-cell-style-name="ce1"/>
        <table:table-column table:style-name="co27" table:number-columns-repeated="5" table:default-cell-style-name="ce1"/>
        <table:table-column table:style-name="co26" table:default-cell-style-name="ce1"/>
        <table:table-column table:style-name="co36" table:default-cell-style-name="ce1"/>
        <table:table-column table:style-name="co27" table:number-columns-repeated="16376" table:default-cell-style-name="ce1"/>
        <table:table-row table:style-name="ro1">
          <table:table-cell table:style-name="ce1">
            <draw:frame draw:z-index="4" draw:id="id3" draw:style-name="a3" draw:name="Object 8" svg:x="0in" svg:y="0in" svg:width="6.91667in" svg:height="10.03333in" style:rel-width="scale" style:rel-height="scale">
              <draw:object-ole draw:class-id="00020906-0000-0000-C000-000000000046" xlink:href="Object 7" xlink:type="simple" xlink:show="embed" xlink:actuate="onLoad"/>
              <draw:image xlink:href="ObjectReplacements/Object 7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7">
          <table:table-cell table:style-name="ce1">
            <draw:frame draw:z-index="1" draw:id="id0" draw:style-name="a0" draw:name="Object 5" svg:x="0in" svg:y="0in" svg:width="6.675in" svg:height="6.93333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2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6" svg:x="0in" svg:y="-0.00139in" svg:width="6.675in" svg:height="1.35833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Object 7" svg:x="0in" svg:y="-0.00139in" svg:width="6.65833in" svg:height="1.875in" style:rel-width="scale" style:rel-height="scale">
              <draw:object-ole draw:class-id="00020906-0000-0000-C000-000000000046" xlink:href="Object 5" xlink:type="simple" xlink:show="embed" xlink:actuate="onLoad"/>
              <draw:image xlink:href="ObjectReplacements/Object 5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86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4P0">
      <number:number number:decimal-places="2" number:min-integer-digits="1" number:grouping="true"/>
    </number:number-style>
    <number:number-style style:name="N84P1">
      <number:text>－  </number:text>
      <number:number number:decimal-places="2" number:min-integer-digits="1" number:grouping="true"/>
    </number:number-style>
    <number:text-style style:name="N84P2">
      <number:text>—</number:text>
    </number:text-style>
    <number:text-style style:name="N84">
      <style:map style:condition="value()&gt;0" style:apply-style-name="N84P0"/>
      <style:map style:condition="value()&lt;0" style:apply-style-name="N84P1"/>
      <style:map style:condition="value()=0" style:apply-style-name="N84P2"/>
    </number:text-style>
    <number:number-style style:name="N85P0">
      <number:number number:decimal-places="0" number:min-integer-digits="1" number:grouping="true"/>
    </number:number-style>
    <number:number-style style:name="N85P1">
      <number:text>－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7P0">
      <number:text>   </number:text>
      <number:number number:decimal-places="0" number:min-integer-digits="1" number:grouping="true"/>
    </number:number-style>
    <number:number-style style:name="N87P1">
      <number:text>－     </number:text>
      <number:number number:decimal-places="0" number:min-integer-digits="1" number:grouping="true"/>
    </number:number-style>
    <number:text-style style:name="N87">
      <number:text>—</number:text>
      <style:map style:condition="value()&gt;0" style:apply-style-name="N87P0"/>
      <style:map style:condition="value()&lt;0" style:apply-style-name="N87P1"/>
    </number:text-style>
    <number:number-style style:name="N96P0">
      <number:text>   </number:text>
      <number:number number:decimal-places="0" number:min-integer-digits="1" number:grouping="true"/>
    </number:number-style>
    <number:number-style style:name="N96P1">
      <number:text>－ </number:text>
      <number:number number:decimal-places="0" number:min-integer-digits="1" number:grouping="true"/>
    </number:number-style>
    <number:text-style style:name="N96">
      <number:text>—</number:text>
      <style:map style:condition="value()&gt;0" style:apply-style-name="N96P0"/>
      <style:map style:condition="value()&lt;0" style:apply-style-name="N96P1"/>
    </number:text-style>
    <number:number-style style:name="N97P0">
      <number:text>    </number:text>
      <number:number number:decimal-places="2" number:min-integer-digits="1" number:grouping="true"/>
    </number:number-style>
    <number:number-style style:name="N97P1">
      <number:text>－  </number:text>
      <number:number number:decimal-places="2" number:min-integer-digits="1" number:grouping="true"/>
    </number:number-style>
    <number:text-style style:name="N97P2">
      <number:text>—</number:text>
    </number:text-style>
    <number:text-style style:name="N97">
      <style:map style:condition="value()&gt;0" style:apply-style-name="N97P0"/>
      <style:map style:condition="value()&lt;0" style:apply-style-name="N97P1"/>
      <style:map style:condition="value()=0" style:apply-style-name="N97P2"/>
    </number:text-style>
    <number:number-style style:name="N102P0">
      <number:number number:decimal-places="2" number:min-integer-digits="1" number:grouping="true"/>
    </number:number-style>
    <number:number-style style:name="N102P1">
      <number:text>–</number:text>
      <number:number number:decimal-places="2" number:min-integer-digits="1" number:grouping="true"/>
    </number:number-style>
    <number:text-style style:name="N102">
      <number:text>—</number:text>
      <style:map style:condition="value()&gt;0" style:apply-style-name="N102P0"/>
      <style:map style:condition="value()&lt;0" style:apply-style-name="N102P1"/>
    </number:text-style>
    <number:number-style style:name="N103P0">
      <number:number number:decimal-places="0" number:min-integer-digits="1" number:grouping="true"/>
    </number:number-style>
    <number:number-style style:name="N103P1">
      <number:text>-</number:text>
      <number:number number:decimal-places="0" number:min-integer-digits="1" number:grouping="true"/>
    </number:number-style>
    <number:text-style style:name="N103">
      <number:text>－</number:text>
      <style:map style:condition="value()&gt;0" style:apply-style-name="N103P0"/>
      <style:map style:condition="value()&lt;0" style:apply-style-name="N103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2.11-_26032__43__30007__22899_" style:display-name="一般_新表號04,05,速報3階段年齡-連結(公式)檔102.11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3-12-05T00:41:14Z</meta:creation-date>
    <dc:date>2016-08-24T10:57:31Z</dc:date>
    <meta:print-date>2013-12-05T01:18:44Z</meta:print-date>
  </office:meta>
</office:document-meta>
</file>